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0800000008FB8AA518A83885C8.png" manifest:media-type="image/png"/>
  <manifest:file-entry manifest:full-path="Pictures/1000000000000008000000089F899E7E55A8628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848cm" fo:min-width="3.108cm" fo:padding-top="0.13cm" fo:padding-bottom="0.13cm" fo:padding-left="0.25cm" fo:padding-right="0.25cm" fo:wrap-option="no-wrap" draw:shadow-color="#808080"/>
    </style:style>
    <style:style style:name="gr3"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8.207cm" fo:min-width="2.04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221cm" fo:min-width="21.09cm" fo:padding-top="0.13cm" fo:padding-bottom="0.13cm" fo:padding-left="0.25cm" fo:padding-right="0.25cm" fo:wrap-option="no-wrap" draw:shadow-color="#808080"/>
    </style:style>
    <style:style style:name="gr7"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svg:stroke-linecap="square" draw:fill="bitmap" draw:fill-color="#000000" draw:fill-image-name="Bitmap_20_1" draw:textarea-horizontal-align="left" draw:textarea-vertical-align="middle" draw:auto-grow-height="false" fo:min-height="1.222cm" fo:min-width="0.77cm"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stroke-linejoin="miter" svg:stroke-linecap="square" draw:fill="bitmap" draw:fill-color="#000000" draw:fill-image-name="Bitmap_20_2" draw:textarea-horizontal-align="left" draw:textarea-vertical-align="middle" draw:auto-grow-height="false" fo:min-height="1.222cm" fo:min-width="0.77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stroke-linejoin="miter" svg:stroke-linecap="square" draw:fill="bitmap" draw:fill-color="#000000" draw:fill-image-name="Bitmap_20_1" draw:textarea-horizontal-align="left" draw:textarea-vertical-align="middle" draw:auto-grow-height="false" fo:min-height="0.586cm" fo:min-width="0.135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stroke-linejoin="miter" svg:stroke-linecap="square" draw:fill="bitmap" draw:fill-color="#000000" draw:fill-image-name="Bitmap_20_2" draw:textarea-horizontal-align="left" draw:textarea-vertical-align="middle" draw:auto-grow-height="false" fo:min-height="0.587cm" fo:min-width="0.135cm" fo:padding-top="0.13cm" fo:padding-bottom="0.13cm" fo:padding-left="0.25cm" fo:padding-right="0.25cm" fo:wrap-option="no-wrap" draw:shadow-color="#808080"/>
    </style:style>
    <style:style style:name="gr12" style:family="graphic" style:parent-style-name="standard">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8cm" fo:min-width="0.77cm" fo:padding-top="0.13cm" fo:padding-bottom="0.13cm" fo:padding-left="0.25cm" fo:padding-right="0.25cm" fo:wrap-option="no-wrap" draw:shadow-color="#808080"/>
    </style:style>
    <style:style style:name="gr14"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6">
      <style:graphic-properties draw:stroke="none" draw:fill="none" draw:fill-color="#bbe0e3" draw:textarea-horizontal-align="justify" draw:textarea-vertical-align="top" draw:auto-grow-height="false" draw:fit-to-size="shrink-to-fit" fo:min-height="7.36cm" fo:min-width="22.36cm" fo:padding-top="0.13cm" fo:padding-bottom="0.13cm" fo:padding-left="0.25cm" fo:padding-right="0.25cm" fo:wrap-option="wrap" draw:shadow-color="#808080"/>
    </style:style>
    <style:style style:name="gr16"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222cm" fo:min-width="9.66cm" fo:padding-top="0.13cm" fo:padding-bottom="0.13cm" fo:padding-left="0.25cm" fo:padding-right="0.25cm" fo:wrap-option="no-wrap" draw:shadow-color="#808080"/>
    </style:style>
    <style:style style:name="gr17" style:family="graphic" style:parent-style-name="standard">
      <style:graphic-properties draw:stroke="solid" svg:stroke-width="0.026cm" svg:stroke-color="#000000" draw:stroke-linejoin="miter" svg:stroke-linecap="square" draw:fill="none" draw:fill-color="#000000" draw:textarea-horizontal-align="left" draw:textarea-vertical-align="middle" draw:auto-grow-height="false" fo:min-height="0.587cm" fo:min-width="0.135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9cm" fo:min-width="0.77cm" fo:padding-top="0.13cm" fo:padding-bottom="0.13cm" fo:padding-left="0.25cm" fo:padding-right="0.25cm" fo:wrap-option="no-wrap" draw:shadow-color="#808080"/>
    </style:style>
    <style:style style:name="gr19"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221cm" fo:min-width="9.66cm" fo:padding-top="0.13cm" fo:padding-bottom="0.13cm" fo:padding-left="0.25cm" fo:padding-right="0.25cm" fo:wrap-option="no-wrap" draw:shadow-color="#808080"/>
    </style:style>
    <style:style style:name="gr20" style:family="graphic" style:parent-style-name="standard">
      <style:graphic-properties draw:stroke="solid" svg:stroke-width="0.026cm" svg:stroke-color="#000000" draw:stroke-linejoin="miter" svg:stroke-linecap="square" draw:fill="bitmap" draw:fill-color="#000000" draw:fill-image-name="Bitmap_20_1" draw:textarea-horizontal-align="left" draw:textarea-vertical-align="middle" draw:auto-grow-height="false" fo:min-height="1.221cm" fo:min-width="0.77cm" fo:padding-top="0.13cm" fo:padding-bottom="0.13cm" fo:padding-left="0.25cm" fo:padding-right="0.25cm" fo:wrap-option="no-wrap" draw:shadow-color="#808080"/>
    </style:style>
    <style:style style:name="gr21" style:family="graphic" style:parent-style-name="standard">
      <style:graphic-properties draw:stroke="solid" svg:stroke-width="0.026cm" svg:stroke-color="#000000" draw:stroke-linejoin="miter" svg:stroke-linecap="square" draw:fill="solid" draw:fill-color="#000000" draw:textarea-horizontal-align="left" draw:textarea-vertical-align="middle" draw:auto-grow-height="false" fo:min-height="0.852cm" fo:min-width="0cm" fo:padding-top="0.13cm" fo:padding-bottom="0.13cm" fo:padding-left="0.25cm" fo:padding-right="0.25cm" fo:wrap-option="no-wrap" draw:shadow-color="#808080"/>
    </style:style>
    <style:style style:name="gr22"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000000" svg:stroke-opacity="100%" draw:stroke-linejoin="round" draw:fill="none" draw:fill-color="#bbe0e3" draw:textarea-horizontal-align="left" draw:textarea-vertical-align="top" draw:auto-grow-height="false" fo:min-height="5.547cm" fo:min-width="7.724cm" fo:padding-top="0.13cm" fo:padding-bottom="0.13cm" fo:padding-left="0.25cm" fo:padding-right="0.25cm" fo:wrap-option="wrap" draw:shadow-color="#808080"/>
    </style:style>
    <style:style style:name="gr24"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8cm" fo:min-width="1.616cm" fo:padding-top="0.13cm" fo:padding-bottom="0.13cm" fo:padding-left="0.25cm" fo:padding-right="0.25cm" fo:wrap-option="no-wrap" draw:shadow-color="#808080"/>
    </style:style>
    <style:style style:name="gr25"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9cm" fo:min-width="1.616cm" fo:padding-top="0.13cm" fo:padding-bottom="0.13cm" fo:padding-left="0.25cm" fo:padding-right="0.25cm" fo:wrap-option="no-wrap" draw:shadow-color="#808080"/>
    </style:style>
    <style:style style:name="gr26"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88cm" fo:min-width="0.547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87cm" fo:min-width="0.547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8cm" fo:min-width="1.617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9cm" fo:min-width="5.639cm" fo:padding-top="0.13cm" fo:padding-bottom="0.13cm" fo:padding-left="0.25cm" fo:padding-right="0.25cm" fo:wrap-option="no-wrap" draw:shadow-color="#808080"/>
    </style:style>
    <style:style style:name="gr30" style:family="graphic" style:parent-style-name="standard">
      <style:graphic-properties draw:stroke="solid" svg:stroke-width="0.026cm" svg:stroke-color="#000000" svg:stroke-opacity="100%" draw:stroke-linejoin="round" draw:fill="none" draw:fill-color="#bbe0e3" draw:textarea-horizontal-align="left" draw:textarea-vertical-align="top" draw:auto-grow-height="false" fo:min-height="5.548cm" fo:min-width="7.724cm" fo:padding-top="0.13cm" fo:padding-bottom="0.13cm" fo:padding-left="0.25cm" fo:padding-right="0.25cm" fo:wrap-option="wrap" draw:shadow-color="#808080"/>
    </style:style>
    <style:style style:name="gr31"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9cm" fo:min-width="1.617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01cm" fo:min-width="3.31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01cm" fo:min-width="2.631cm" fo:padding-top="0.13cm" fo:padding-bottom="0.13cm" fo:padding-left="0.25cm" fo:padding-right="0.25cm" fo:wrap-option="no-wrap" draw:shadow-color="#808080"/>
    </style:style>
    <style:style style:name="gr34"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5.455cm" fo:min-width="2.463cm" fo:padding-top="0.13cm" fo:padding-bottom="0.13cm" fo:padding-left="0.25cm" fo:padding-right="0.25cm" fo:wrap-option="no-wrap" draw:shadow-color="#808080"/>
    </style:style>
    <style:style style:name="gr35"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01cm" fo:min-width="1.405cm" fo:padding-top="0.13cm" fo:padding-bottom="0.13cm" fo:padding-left="0.25cm" fo:padding-right="0.25cm" fo:wrap-option="no-wrap" draw:shadow-color="#808080"/>
    </style:style>
    <style:style style:name="gr36"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5.455cm" fo:min-width="2.464cm" fo:padding-top="0.13cm" fo:padding-bottom="0.13cm" fo:padding-left="0.25cm" fo:padding-right="0.25cm" fo:wrap-option="no-wrap" draw:shadow-color="#808080"/>
    </style:style>
    <style:style style:name="gr37"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5.031cm" fo:min-width="1.616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433cm" fo:min-width="1.193cm" fo:padding-top="0.13cm" fo:padding-bottom="0.13cm" fo:padding-left="0.25cm" fo:padding-right="0.25cm" fo:wrap-option="no-wrap" draw:shadow-color="#808080"/>
    </style:style>
    <style:style style:name="gr39"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434cm" fo:min-width="1.194cm" fo:padding-top="0.13cm" fo:padding-bottom="0.13cm" fo:padding-left="0.25cm" fo:padding-right="0.25cm" fo:wrap-option="no-wrap" draw:shadow-color="#808080"/>
    </style:style>
    <style:style style:name="gr40"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1.433cm" fo:min-width="1.194cm" fo:padding-top="0.13cm" fo:padding-bottom="0.13cm" fo:padding-left="0.25cm" fo:padding-right="0.25cm" fo:wrap-option="no-wrap" draw:shadow-color="#808080"/>
    </style:style>
    <style:style style:name="gr41" style:family="graphic" style:parent-style-name="standard">
      <style:graphic-properties draw:stroke="solid" svg:stroke-width="0.026cm" svg:stroke-color="#000000" svg:stroke-opacity="100%" draw:stroke-linejoin="round" draw:fill="none" draw:fill-color="#bbe0e3" draw:textarea-horizontal-align="left" draw:textarea-vertical-align="top" draw:auto-grow-height="false" fo:min-height="7.4cm" fo:min-width="11.005cm" fo:padding-top="0.13cm" fo:padding-bottom="0.13cm" fo:padding-left="0.25cm" fo:padding-right="0.25cm" fo:wrap-option="wrap" draw:shadow-color="#808080"/>
    </style:style>
    <style:style style:name="gr42"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3.973cm" fo:min-width="1.405cm" fo:padding-top="0.13cm" fo:padding-bottom="0.13cm" fo:padding-left="0.25cm" fo:padding-right="0.25cm" fo:wrap-option="no-wrap" draw:shadow-color="#808080"/>
    </style:style>
    <style:style style:name="gr43"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586cm" fo:min-width="2.252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587cm" fo:min-width="2.252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586cm" fo:min-width="3.522cm" fo:padding-top="0.13cm" fo:padding-bottom="0.13cm" fo:padding-left="0.25cm" fo:padding-right="0.25cm" fo:wrap-option="no-wrap" draw:shadow-color="#808080"/>
    </style:style>
    <style:style style:name="gr46"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587cm" fo:min-width="3.522cm" fo:padding-top="0.13cm" fo:padding-bottom="0.13cm" fo:padding-left="0.25cm" fo:padding-right="0.25cm" fo:wrap-option="no-wrap" draw:shadow-color="#808080"/>
    </style:style>
    <style:style style:name="gr47"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min-height="0.798cm" fo:min-width="2.464cm" fo:padding-top="0.13cm" fo:padding-bottom="0.13cm" fo:padding-left="0.25cm" fo:padding-right="0.25cm" fo:wrap-option="no-wrap" draw:shadow-color="#808080"/>
    </style:style>
    <style:style style:name="gr48" style:family="graphic" style:parent-style-name="standard">
      <style:graphic-properties draw:stroke="solid" svg:stroke-width="0.026cm" svg:stroke-color="#000000" svg:stroke-opacity="100%" draw:stroke-linejoin="round" draw:fill="none" draw:fill-color="#bbe0e3" draw:textarea-horizontal-align="left" draw:textarea-vertical-align="top" draw:auto-grow-height="false" fo:min-height="0.163cm" fo:min-width="3.522cm" fo:padding-top="0.13cm" fo:padding-bottom="0.13cm" fo:padding-left="0.25cm" fo:padding-right="0.25cm" fo:wrap-option="wrap" draw:shadow-color="#808080"/>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3.824cm" fo:min-width="0cm" fo:padding-top="0.13cm" fo:padding-bottom="0.13cm" fo:padding-left="0.25cm" fo:padding-right="0.25cm" fo:wrap-option="wrap" draw:shadow-color="#808080"/>
    </style:style>
    <style:style style:name="pr2" style:family="presentation" style:parent-style-name="Default-notes">
      <style:graphic-properties draw:fill-color="#ffffff" fo:min-height="11.586cm"/>
    </style:style>
    <style:style style:name="pr3" style:family="presentation" style:parent-style-name="Default-title">
      <style:graphic-properties draw:stroke="none" draw:fill="none" draw:fill-color="#bbe0e3" draw:textarea-horizontal-align="justify" draw:textarea-vertical-align="middle" draw:auto-grow-height="false" draw:auto-grow-width="false" fo:min-height="1.73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371cm" fo:min-width="0cm" fo:padding-top="0.13cm" fo:padding-bottom="0.13cm" fo:padding-left="0.25cm" fo:padding-right="0.25cm" fo:wrap-option="wrap" draw:shadow-color="#808080"/>
    </style:style>
    <style:style style:name="pr5" style:family="presentation" style:parent-style-name="Default-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title">
      <style:graphic-properties draw:stroke="none" draw:fill="none" draw:fill-color="#bbe0e3" draw:textarea-horizontal-align="justify" draw:textarea-vertical-align="middle" draw:auto-grow-height="false" draw:auto-grow-width="false" fo:min-height="1.941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bbe0e3" draw:textarea-horizontal-align="justify" draw:textarea-vertical-align="top" draw:auto-grow-height="false" draw:auto-grow-width="false" draw:fit-to-size="shrink-to-fit" fo:min-height="8.631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5.193cm" fo:min-width="0cm" fo:padding-top="0.13cm" fo:padding-bottom="0.13cm" fo:padding-left="0.25cm" fo:padding-right="0.25cm" fo:wrap-option="wrap" draw:shadow-color="#808080"/>
    </style:style>
    <style:style style:name="pr10" style:family="presentation" style:parent-style-name="Default-title">
      <style:graphic-properties draw:stroke="none" draw:fill="none" draw:fill-color="#bbe0e3" draw:textarea-horizontal-align="justify" draw:textarea-vertical-align="middle" draw:auto-grow-height="false" draw:auto-grow-width="false" fo:min-height="1.518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583cm" fo:min-width="0cm" fo:padding-top="0.13cm" fo:padding-bottom="0.13cm" fo:padding-left="0.25cm" fo:padding-right="0.25cm" fo:wrap-option="wrap" draw:shadow-color="#808080"/>
    </style:style>
    <style:style style:name="pr12" style:family="presentation" style:parent-style-name="Default-title">
      <style:graphic-properties draw:stroke="none" draw:fill="none" draw:fill-color="#bbe0e3" draw:textarea-horizontal-align="justify" draw:textarea-vertical-align="middle" draw:auto-grow-height="false" draw:auto-grow-width="false" fo:min-height="1.729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288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7.098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5.616cm" fo:min-width="0cm" fo:padding-top="0.13cm" fo:padding-bottom="0.13cm" fo:padding-left="0.25cm" fo:padding-right="0.25cm" fo:wrap-option="wrap" draw:shadow-color="#808080"/>
    </style:style>
    <style:style style:name="pr17" style:family="presentation" style:parent-style-name="Default-title">
      <style:graphic-properties draw:stroke="none" draw:fill="none" draw:fill-color="#bbe0e3" draw:textarea-horizontal-align="justify" draw:textarea-vertical-align="middle" draw:auto-grow-height="false" draw:auto-grow-width="false" fo:min-height="2.788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6.674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bbe0e3" draw:textarea-horizontal-align="justify" draw:textarea-vertical-align="top" draw:auto-grow-height="false" draw:auto-grow-width="false" draw:fit-to-size="shrink-to-fit" fo:min-height="2.069cm" fo:min-width="0cm" fo:padding-top="0.13cm" fo:padding-bottom="0.13cm" fo:padding-left="0.25cm" fo:padding-right="0.25cm" fo:wrap-option="wrap" draw:shadow-color="#808080"/>
    </style:style>
    <style:style style:name="pr20" style:family="presentation" style:parent-style-name="Default-title">
      <style:graphic-properties draw:stroke="none" draw:fill="none" draw:fill-color="#bbe0e3" draw:textarea-horizontal-align="justify" draw:textarea-vertical-align="middle" draw:auto-grow-height="false" draw:auto-grow-width="false" fo:min-height="1.942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5.405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loext:graphic-properties draw:fill="none" draw:fill-color="#bbe0e3"/>
      <style:paragraph-properties style:writing-mode="lr-tb" style:font-independent-line-spacing="true"/>
    </style:style>
    <style:style style:name="P3" style:family="paragraph">
      <loext:graphic-properties draw:fill-color="#ffffff"/>
    </style:style>
    <style:style style:name="P4" style:family="paragraph">
      <style:paragraph-properties fo:margin-left="0cm" fo:margin-right="0cm" fo:margin-top="0.282cm" fo:margin-bottom="0cm" fo:line-height="90%" fo:text-indent="0cm"/>
    </style:style>
    <style:style style:name="P5" style:family="paragraph">
      <style:paragraph-properties fo:margin-left="0cm" fo:margin-right="0cm" fo:margin-top="0.246cm" fo:margin-bottom="0cm" fo:line-height="90%" fo:text-indent="0cm"/>
    </style:style>
    <style:style style:name="P6" style:family="paragraph">
      <style:paragraph-properties fo:margin-left="2.063cm" fo:margin-right="0cm" fo:margin-top="0.176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 style:family="paragraph">
      <style:paragraph-properties fo:margin-left="0cm" fo:margin-right="0cm" fo:margin-top="0.282cm" fo:margin-bottom="0cm" fo:text-indent="0cm"/>
    </style:style>
    <style:style style:name="P8" style:family="paragraph">
      <style:paragraph-properties fo:margin-left="0cm" fo:margin-right="0cm" fo:margin-top="0.246cm" fo:margin-bottom="0cm" fo:text-indent="0cm"/>
    </style:style>
    <style:style style:name="P9" style:family="paragraph">
      <style:paragraph-properties fo:margin-left="0cm" fo:margin-right="0cm" fo:margin-top="0.211cm" fo:margin-bottom="0cm" fo:text-indent="0cm"/>
    </style:style>
    <style:style style:name="P10" style:family="paragraph">
      <loext:graphic-properties draw:fill="none" draw:fill-color="#bbe0e3"/>
      <style:paragraph-properties fo:margin-left="0cm" fo:margin-right="0cm" fo:text-indent="0cm"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3.175cm" fo:margin-right="0cm" fo:margin-top="0.176cm" fo:margin-bottom="0cm" fo:text-indent="-0.635cm"/>
    </style:style>
    <style:style style:name="P13" style:family="paragraph">
      <style:paragraph-properties fo:margin-left="0cm" fo:margin-right="0cm" fo:margin-top="0.176cm" fo:margin-bottom="0cm" fo:text-indent="0cm"/>
    </style:style>
    <style:style style:name="P14" style:family="paragraph">
      <style:paragraph-properties fo:margin-left="0cm" fo:margin-right="0cm" fo:margin-top="0.211cm" fo:margin-bottom="0cm" fo:line-height="90%" fo:text-indent="0cm"/>
    </style:style>
    <style:style style:name="P15" style:family="paragraph">
      <loext:graphic-properties draw:fill="bitmap" draw:fill-color="#000000" draw:fill-image-name="Bitmap_20_1"/>
      <style:paragraph-properties style:writing-mode="lr-tb" style:font-independent-line-spacing="true"/>
    </style:style>
    <style:style style:name="P16" style:family="paragraph">
      <loext:graphic-properties draw:fill="bitmap" draw:fill-color="#000000" draw:fill-image-name="Bitmap_20_2"/>
      <style:paragraph-properties style:writing-mode="lr-tb" style:font-independent-line-spacing="true"/>
    </style:style>
    <style:style style:name="P17" style:family="paragraph">
      <loext:graphic-properties draw:fill="none" draw:fill-color="#000000"/>
      <style:paragraph-properties fo:margin-left="0cm" fo:margin-right="0cm" fo:text-indent="0cm" style:writing-mode="lr-tb" style:font-independent-line-spacing="true"/>
    </style:style>
    <style:style style:name="P18" style:family="paragraph">
      <style:paragraph-properties fo:margin-left="0cm" fo:margin-right="0cm" fo:margin-top="0.176cm" fo:margin-bottom="0cm" fo:line-height="90%" fo:text-indent="0cm"/>
    </style:style>
    <style:style style:name="P19" style:family="paragraph">
      <loext:graphic-properties draw:fill="none" draw:fill-color="#bbe0e3"/>
      <style:paragraph-properties fo:margin-left="0cm" fo:margin-right="0cm" fo:margin-top="0.282cm" fo:margin-bottom="0cm" fo:line-height="90%" fo:text-indent="0cm" style:writing-mode="lr-tb" style:font-independent-line-spacing="true"/>
    </style:style>
    <style:style style:name="P20" style:family="paragraph">
      <loext:graphic-properties draw:fill="none" draw:fill-color="#000000"/>
      <style:paragraph-properties style:writing-mode="lr-tb" style:font-independent-line-spacing="true"/>
    </style:style>
    <style:style style:name="P21" style:family="paragraph">
      <loext:graphic-properties draw:fill="solid" draw:fill-color="#000000"/>
      <style:paragraph-properties style:writing-mode="lr-tb" style:font-independent-line-spacing="true"/>
    </style:style>
    <style:style style:name="P22" style:family="paragraph">
      <style:paragraph-properties fo:margin-left="3.175cm" fo:margin-right="0cm" fo:margin-top="0.176cm" fo:margin-bottom="0cm"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23" style:family="paragraph">
      <style:paragraph-properties fo:margin-left="0.952cm" fo:margin-right="0cm" fo:text-indent="-0.952cm"/>
    </style:style>
    <style:style style:name="P24" style:family="paragraph">
      <loext:graphic-properties draw:fill="none" draw:fill-color="#bbe0e3"/>
      <style:paragraph-properties fo:margin-left="0.952cm" fo:margin-right="0cm" fo:text-indent="-0.952cm" style:writing-mode="lr-tb" style:font-independent-line-spacing="true"/>
    </style:style>
    <style:style style:name="P25" style:family="paragraph">
      <style:paragraph-properties fo:margin-left="0.952cm" fo:margin-right="0cm" fo:margin-top="0.17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0cm" fo:margin-right="0cm" fo:margin-top="0.246cm" fo:margin-bottom="0cm" fo:line-height="80%" fo:text-indent="0cm"/>
    </style:style>
    <style:style style:name="P27" style:family="paragraph">
      <style:paragraph-properties fo:margin-left="0.952cm" fo:margin-right="0cm" fo:margin-top="0.141cm" fo:margin-bottom="0cm" fo:line-height="90%" fo:text-indent="-0.952cm"/>
    </style:style>
    <style:style style:name="P28" style:family="paragraph">
      <style:paragraph-properties fo:margin-left="0.952cm" fo:margin-right="0cm" fo:margin-top="0.061cm" fo:margin-bottom="0cm" fo:line-height="90%" fo:text-indent="-0.952cm"/>
    </style:style>
    <style:style style:name="P29" style:family="paragraph">
      <style:paragraph-properties fo:margin-left="0.952cm" fo:margin-right="0cm" fo:margin-top="0.14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0.952cm" fo:margin-right="0cm" fo:margin-top="0.07cm" fo:margin-bottom="0cm" fo:line-height="90%" fo:text-indent="-0.952cm"/>
    </style:style>
    <style:style style:name="P31" style:family="paragraph">
      <style:paragraph-properties fo:margin-left="0cm" fo:margin-right="0cm" fo:margin-top="0.211cm" fo:margin-bottom="0cm" fo:line-height="80%" fo:text-indent="0cm"/>
    </style:style>
    <style:style style:name="P32" style:family="paragraph">
      <style:paragraph-properties fo:margin-left="2.063cm" fo:margin-right="0cm" fo:margin-top="0.17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3" style:family="paragraph">
      <style:paragraph-properties fo:margin-left="0.952cm" fo:margin-right="0cm" fo:margin-top="0.141cm" fo:margin-bottom="0cm" fo:line-height="80%" fo:text-indent="-0.952cm"/>
    </style:style>
    <style:style style:name="P34" style:family="paragraph">
      <style:paragraph-properties fo:margin-left="0.952cm" fo:margin-right="0cm" fo:margin-top="0.079cm" fo:margin-bottom="0cm" fo:line-height="80%" fo:text-indent="-0.952cm"/>
    </style:style>
    <style:style style:name="P35" style:family="paragraph">
      <style:paragraph-properties fo:margin-left="0.952cm" fo:margin-right="0cm" fo:margin-top="0.141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margin-top="0.07cm" fo:margin-bottom="0cm" fo:line-height="80%" fo:text-indent="-0.952cm"/>
    </style:style>
    <style:style style:name="P37" style:family="paragraph">
      <style:paragraph-properties fo:margin-left="3.175cm" fo:margin-right="0cm" fo:margin-top="0.176cm" fo:margin-bottom="0cm" fo:line-height="80%"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8" style:family="paragraph">
      <style:paragraph-properties fo:margin-left="0.952cm" fo:margin-right="0cm" fo:margin-top="0.176cm" fo:margin-bottom="0cm" fo:text-indent="-0.952cm"/>
    </style:style>
    <style:style style:name="P39"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style:paragraph-properties fo:margin-left="0.952cm" fo:margin-right="0cm" fo:margin-top="0.158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1" style:family="paragraph">
      <style:paragraph-properties fo:margin-left="0.952cm" fo:margin-right="0cm" fo:margin-top="0.07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000000"/>
    </style:style>
    <style:style style:name="T2" style:family="text">
      <style:text-properties fo:font-size="40pt" style:font-size-asian="40pt" style:font-size-complex="40pt"/>
    </style:style>
    <style:style style:name="T3" style:family="text">
      <style:text-properties fo:language="en" fo:country="US" style:language-asian="en" style:country-asian="US" style:language-complex="en" style:country-complex="US"/>
    </style:style>
    <style:style style:name="T4" style:family="text">
      <style:text-properties fo:font-size="20pt" fo:language="en" fo:country="US" style:font-size-asian="20pt" style:language-asian="en" style:country-asian="US" style:font-size-complex="20pt" style:language-complex="en" style:country-complex="US"/>
    </style:style>
    <style:style style:name="T5" style:family="text">
      <style:text-properties fo:font-style="italic" style:font-style-asian="italic" style:font-style-complex="italic"/>
    </style:style>
    <style:style style:name="T6" style:family="text">
      <style:text-properties fo:font-size="28pt" fo:language="en" fo:country="US" style:font-size-asian="28pt" style:language-asian="en" style:country-asian="US" style:font-size-complex="28pt" style:language-complex="en" style:country-complex="US"/>
    </style:style>
    <style:style style:name="T7" style:family="text">
      <style:text-properties fo:font-size="24pt" fo:language="en" fo:country="US" style:font-size-asian="24pt" style:language-asian="en" style:country-asian="US" style:font-size-complex="24pt" style:language-complex="en" style:country-complex="US"/>
    </style:style>
    <style:style style:name="T8"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9" style:family="text">
      <style:text-properties fo:language="en" fo:country="US" fo:font-style="italic" style:language-asian="en" style:country-asian="US" style:font-style-asian="italic" style:language-complex="en" style:country-complex="US" style:font-style-complex="italic"/>
    </style:style>
    <style:style style:name="T10"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1" style:family="text">
      <style:text-properties style:text-underline-style="solid" style:text-underline-width="auto" style:text-underline-color="font-color"/>
    </style:style>
    <style:style style:name="T12" style:family="text">
      <style:text-properties fo:font-size="32pt" fo:language="en" fo:country="US" style:font-size-asian="32pt" style:language-asian="en" style:country-asian="US" style:font-size-complex="32pt" style:language-complex="en" style:country-complex="US"/>
    </style:style>
    <style:style style:name="T13" style:family="text">
      <style:text-properties fo:font-size="32pt" fo:language="en" fo:country="US" fo:font-style="italic" style:font-size-asian="32pt" style:language-asian="en" style:country-asian="US" style:font-style-asian="italic" style:font-size-complex="32pt" style:language-complex="en" style:country-complex="US" style:font-style-complex="italic"/>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16pt" style:font-size-asian="16pt" style:font-size-complex="16pt"/>
    </style:style>
    <style:style style:name="T16" style:family="text">
      <style:text-properties fo:font-size="40pt" fo:language="en" fo:country="US" style:font-size-asian="40pt" style:language-asian="en" style:country-asian="US" style:font-size-complex="40pt" style:language-complex="en" style:country-complex="US"/>
    </style:style>
    <style:style style:name="T17"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8" style:family="text">
      <style:text-properties fo:font-size="28pt" style:font-size-asian="28pt" style:font-size-complex="28pt"/>
    </style:style>
    <style:style style:name="T19" style:family="text">
      <style:text-properties fo:font-size="16pt" fo:language="en" fo:country="US" style:font-size-asian="16pt" style:language-asian="en" style:country-asian="US" style:font-size-complex="16pt" style:language-complex="en" style:country-complex="US"/>
    </style:style>
    <style:style style:name="T20" style:family="text">
      <style:text-properties fo:font-size="7pt" fo:language="en" fo:country="US" style:font-size-asian="7pt" style:language-asian="en" style:country-asian="US" style:font-size-complex="7pt" style:language-complex="en" style:country-complex="US"/>
    </style:style>
    <style:style style:name="T21" style:family="text">
      <style:text-properties fo:font-size="8pt" fo:language="en" fo:country="US" style:font-size-asian="8pt" style:language-asian="en" style:country-asian="US" style:font-size-complex="8pt" style:language-complex="en" style:country-complex="US"/>
    </style:style>
    <style:style style:name="T22" style:family="text">
      <style:text-properties fo:font-size="32pt" style:font-size-asian="32pt" style:font-size-complex="32pt"/>
    </style:style>
    <style:style style:name="T23" style:family="text">
      <style:text-properties fo:font-size="9pt" fo:language="en" fo:country="US" style:font-size-asian="9pt" style:language-asian="en" style:country-asian="US" style:font-size-complex="9pt" style:language-complex="en" style:country-complex="US"/>
    </style:style>
    <style:style style:name="T24" style:family="text">
      <style:text-properties fo:font-size="20pt" fo:font-style="italic" style:font-size-asian="20pt" style:font-style-asian="italic" style:font-size-complex="20pt" style:font-style-complex="italic"/>
    </style:style>
    <style:style style:name="T25" style:family="text">
      <style:text-properties fo:font-size="20pt" style:font-size-asian="20pt" style:font-size-complex="20pt"/>
    </style:style>
    <style:style style:name="T26" style:family="text">
      <style:text-properties fo:font-size="18pt" fo:language="en" fo:country="US" style:font-size-asian="18pt" style:language-asian="en" style:country-asian="US" style:font-size-complex="18pt" style:language-complex="en" style:country-complex="US"/>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3">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bullet text:level="1" text:bullet-char="»">
        <style:list-level-properties text:space-before="5.08cm" text:min-label-width="0.635cm"/>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6">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1" text:start-value="6">
        <style:list-level-properties text:min-label-width="0.952cm"/>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draw:page draw:name="C Tutorial - Pointers" draw:style-name="dp1" draw:master-page-name="Default" presentation:presentation-page-layout-name="AL1T0">
        <draw:frame presentation:style-name="pr1" draw:text-style-name="P2" draw:layer="layout" svg:width="21.59cm" svg:height="4.083cm" svg:x="1.905cm" svg:y="5.917cm" presentation:class="title" presentation:user-transformed="true">
          <draw:text-box>
            <text:list text:style-name="L1">
              <text:list-header>
                <text:p text:style-name="P1"><text:span text:style-name="T1">C Tutorial - Pointers</text:span></text:p>
              </text:list-header>
            </text:list>
          </draw:text-box>
        </draw:frame>
        <presentation:notes draw:style-name="dp2">
          <draw:page-thumbnail draw:style-name="gr1" draw:layer="layout" svg:width="7.273cm" svg:height="9.655cm" svg:x="6.063cm" svg:y="1.957cm" draw:page-number="1" presentation:class="page"/>
          <draw:frame presentation:style-name="pr2" draw:text-style-name="P3" draw:layer="layout" svg:width="15.519cm" svg:height="11.586cm" svg:x="1.94cm" svg:y="12.231cm" presentation:class="notes" presentation:placeholder="true">
            <draw:text-box/>
          </draw:frame>
        </presentation:notes>
      </draw:page>
      <draw:page draw:name="The Stack" draw:style-name="dp1" draw:master-page-name="Default" presentation:presentation-page-layout-name="AL2T1">
        <draw:frame presentation:style-name="pr3" draw:text-style-name="P2" draw:layer="layout" svg:width="22.86cm" svg:height="1.989cm" svg:x="1.27cm" svg:y="0.762cm" presentation:class="title" presentation:user-transformed="true">
          <draw:text-box>
            <text:list text:style-name="L1">
              <text:list-header>
                <text:p text:style-name="P1"><text:span text:style-name="T2">The Stack</text:span></text:p>
              </text:list-header>
            </text:list>
          </draw:text-box>
        </draw:frame>
        <draw:frame presentation:style-name="pr4" draw:text-style-name="P2" draw:layer="layout" svg:width="22.86cm" svg:height="13.63cm" svg:x="1.27cm" svg:y="3.387cm" presentation:class="outline" presentation:user-transformed="true">
          <draw:text-box>
            <text:list text:style-name="L2">
              <text:list-item>
                <text:p text:style-name="P4"><text:span text:style-name="T3">The stack is the place where all local variables are stored</text:span></text:p>
              </text:list-item>
            </text:list>
            <text:list text:style-name="L3">
              <text:list-item>
                <text:list>
                  <text:list-item>
                    <text:p text:style-name="P5"><text:span text:style-name="T3">a local variable is declared in some scope</text:span></text:p>
                  </text:list-item>
                  <text:list-item>
                    <text:p text:style-name="P5"><text:span text:style-name="T3">Example</text:span></text:p>
                  </text:list-item>
                </text:list>
              </text:list-item>
            </text:list>
            <text:list text:style-name="L4">
              <text:list-item>
                <text:list>
                  <text:list-header>
                    <text:p text:style-name="P6"><text:span text:style-name="T3"><text:tab/></text:span><text:span text:style-name="T3"><text:tab/></text:span><text:span text:style-name="T3"> <text:s text:c="2"/></text:span><text:span text:style-name="T4">int x; <text:s/>// creates the variable x on the stack</text:span></text:p>
                  </text:list-header>
                </text:list>
              </text:list-item>
            </text:list>
            <text:list text:style-name="L2">
              <text:list-item>
                <text:p text:style-name="P4"><text:span text:style-name="T3">As soon as the scope ends, all local variables declared in that scope end</text:span></text:p>
              </text:list-item>
            </text:list>
            <text:list text:style-name="L3">
              <text:list-item>
                <text:list>
                  <text:list-item>
                    <text:p text:style-name="P5"><text:span text:style-name="T3">the variable name and its space are gone</text:span></text:p>
                  </text:list-item>
                  <text:list-item>
                    <text:p text:style-name="P5"><text:span text:style-name="T3">this happens implicitly – the user has no control over it</text:span></text:p>
                  </text:list-item>
                </text:list>
              </text:list-item>
            </text:list>
          </draw:text-box>
        </draw:frame>
        <presentation:notes draw:style-name="dp2">
          <draw:page-thumbnail draw:style-name="gr1" draw:layer="layout" svg:width="7.273cm" svg:height="9.655cm" svg:x="6.063cm" svg:y="1.957cm" draw:page-number="2" presentation:class="page"/>
          <draw:frame presentation:style-name="pr2" draw:text-style-name="P3" draw:layer="layout" svg:width="15.519cm" svg:height="11.586cm" svg:x="1.94cm" svg:y="12.231cm" presentation:class="notes" presentation:placeholder="true">
            <draw:text-box/>
          </draw:frame>
        </presentation:notes>
      </draw:page>
      <draw:page draw:name="The Heap"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The Heap</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The heap is an area of memory that the user handles explicitly</text:p>
              </text:list-item>
            </text:list>
            <text:list text:style-name="L3">
              <text:list-item>
                <text:list>
                  <text:list-item>
                    <text:p text:style-name="P8">user requests and releases the memory through system calls</text:p>
                  </text:list-item>
                  <text:list-item>
                    <text:p text:style-name="P8">if a user forgets to release memory, it doesn’t get destroyed</text:p>
                    <text:list>
                      <text:list-item>
                        <text:p text:style-name="P9">it just uses up extra memory</text:p>
                      </text:list-item>
                    </text:list>
                  </text:list-item>
                </text:list>
              </text:list-item>
            </text:list>
            <text:list text:style-name="L2">
              <text:list-item>
                <text:p text:style-name="P7">A user maintains a handle on memory allocated in the heap with a <text:span text:style-name="T5">pointer</text:span></text:p>
              </text:list-item>
            </text:list>
          </draw:text-box>
        </draw:frame>
        <presentation:notes draw:style-name="dp2">
          <draw:page-thumbnail draw:style-name="gr1" draw:layer="layout" svg:width="7.273cm" svg:height="9.655cm" svg:x="6.063cm" svg:y="1.957cm" draw:page-number="3" presentation:class="page"/>
          <draw:frame presentation:style-name="pr2" draw:text-style-name="P3" draw:layer="layout" svg:width="15.519cm" svg:height="11.586cm" svg:x="1.94cm" svg:y="12.231cm" presentation:class="notes" presentation:placeholder="true">
            <draw:text-box/>
          </draw:frame>
        </presentation:notes>
      </draw:page>
      <draw:page draw:name="Pointers"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Pointers</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A pointer is simply a local variable that refers to a memory location on the heap</text:p>
              </text:list-item>
              <text:list-item>
                <text:p text:style-name="P7">Accessing the pointer, actually references the memory on the heap</text:p>
              </text:list-item>
            </text:list>
          </draw:text-box>
        </draw:frame>
        <presentation:notes draw:style-name="dp2">
          <draw:page-thumbnail draw:style-name="gr1" draw:layer="layout" svg:width="7.273cm" svg:height="9.655cm" svg:x="6.063cm" svg:y="1.957cm" draw:page-number="4" presentation:class="page"/>
          <draw:frame presentation:style-name="pr2" draw:text-style-name="P3" draw:layer="layout" svg:width="15.519cm" svg:height="11.586cm" svg:x="1.94cm" svg:y="12.231cm" presentation:class="notes" presentation:placeholder="true">
            <draw:text-box/>
          </draw:frame>
        </presentation:notes>
      </draw:page>
      <draw:page draw:name="Basic Idea" draw:style-name="dp1" draw:master-page-name="Default" presentation:presentation-page-layout-name="AL3T19">
        <draw:frame presentation:style-name="pr5" draw:text-style-name="P2" draw:layer="layout" svg:width="22.86cm" svg:height="3.175cm" svg:x="1.27cm" svg:y="0.762cm" presentation:class="title" presentation:user-transformed="true">
          <draw:text-box>
            <text:list text:style-name="L1">
              <text:list-header>
                <text:p text:style-name="P1">Basic Idea</text:p>
              </text:list-header>
            </text:list>
          </draw:text-box>
        </draw:frame>
        <draw:custom-shape draw:style-name="gr2" draw:text-style-name="P2" draw:layer="layout" svg:width="3.608cm" svg:height="2.108cm" svg:x="3.373cm" svg:y="5.499cm">
          <text:p/>
          <draw:enhanced-geometry svg:viewBox="0 0 21600 21600" draw:type="rectangle" draw:enhanced-path="M 0 0 L 21600 0 21600 21600 0 21600 0 0 Z N"/>
        </draw:custom-shape>
        <draw:custom-shape draw:style-name="gr3" draw:text-style-name="P10" draw:layer="layout" svg:width="4.346cm" svg:height="1.785cm" svg:x="3.392cm" svg:y="7.62cm">
          <text:list text:style-name="L1">
            <text:list-header>
              <text:p text:style-name="P1">pointer</text:p>
              <text:p text:style-name="P1">(on the stack)</text:p>
            </text:list-header>
          </text:list>
          <draw:enhanced-geometry svg:viewBox="0 0 21600 21600" draw:type="mso-spt202" draw:enhanced-path="M 0 0 L 21600 0 21600 21600 0 21600 0 0 Z N"/>
        </draw:custom-shape>
        <draw:custom-shape draw:style-name="gr4" draw:text-style-name="P2" draw:layer="layout" svg:width="2.54cm" svg:height="8.467cm" svg:x="13.547cm" svg:y="6.138cm">
          <text:p/>
          <draw:enhanced-geometry svg:viewBox="0 0 21600 21600" draw:type="rectangle" draw:enhanced-path="M 0 0 L 21600 0 21600 21600 0 21600 0 0 Z N"/>
        </draw:custom-shape>
        <draw:custom-shape draw:style-name="gr3" draw:text-style-name="P10" draw:layer="layout" svg:width="4.27cm" svg:height="1.785cm" svg:x="13.555cm" svg:y="14.605cm">
          <text:list text:style-name="L1">
            <text:list-header>
              <text:p text:style-name="P1">data</text:p>
              <text:p text:style-name="P1">(on the heap)</text:p>
            </text:list-header>
          </text:list>
          <draw:enhanced-geometry svg:viewBox="0 0 21600 21600" draw:type="mso-spt202" draw:enhanced-path="M 0 0 L 21600 0 21600 21600 0 21600 0 0 Z N"/>
        </draw:custom-shape>
        <draw:custom-shape draw:style-name="gr3" draw:text-style-name="P10" draw:layer="layout" svg:width="1.907cm" svg:height="1.023cm" svg:x="16.05cm" svg:y="13.648cm">
          <text:list text:style-name="L1">
            <text:list-header>
              <text:p text:style-name="P1">1200</text:p>
            </text:list-header>
          </text:list>
          <draw:enhanced-geometry svg:viewBox="0 0 21600 21600" draw:type="mso-spt202" draw:enhanced-path="M 0 0 L 21600 0 21600 21600 0 21600 0 0 Z N"/>
        </draw:custom-shape>
        <draw:custom-shape draw:style-name="gr3" draw:text-style-name="P10" draw:layer="layout" svg:width="5.011cm" svg:height="1.785cm" svg:x="18.635cm" svg:y="10.795cm">
          <text:list text:style-name="L1">
            <text:list-header>
              <text:p text:style-name="P1">starting address</text:p>
              <text:p text:style-name="P1">of data</text:p>
            </text:list-header>
          </text:list>
          <draw:enhanced-geometry svg:viewBox="0 0 21600 21600" draw:type="mso-spt202" draw:enhanced-path="M 0 0 L 21600 0 21600 21600 0 21600 0 0 Z N"/>
        </draw:custom-shape>
        <draw:line draw:style-name="gr5" draw:text-style-name="P11" draw:layer="layout" svg:x1="18.838cm" svg:y1="11.43cm" svg:x2="17.568cm" svg:y2="13.758cm">
          <text:p/>
        </draw:line>
        <draw:custom-shape draw:style-name="gr3" draw:text-style-name="P10" draw:layer="layout" svg:width="1.907cm" svg:height="1.023cm" svg:x="16.094cm" svg:y="6.138cm">
          <text:list text:style-name="L1">
            <text:list-header>
              <text:p text:style-name="P1">1216</text:p>
            </text:list-header>
          </text:list>
          <draw:enhanced-geometry svg:viewBox="0 0 21600 21600" draw:type="mso-spt202" draw:enhanced-path="M 0 0 L 21600 0 21600 21600 0 21600 0 0 Z N"/>
        </draw:custom-shape>
        <draw:custom-shape draw:style-name="gr3" draw:text-style-name="P10" draw:layer="layout" svg:width="4.828cm" svg:height="1.785cm" svg:x="18.638cm" svg:y="8.043cm">
          <text:list text:style-name="L1">
            <text:list-header>
              <text:p text:style-name="P1">ending address</text:p>
              <text:p text:style-name="P1">of data</text:p>
            </text:list-header>
          </text:list>
          <draw:enhanced-geometry svg:viewBox="0 0 21600 21600" draw:type="mso-spt202" draw:enhanced-path="M 0 0 L 21600 0 21600 21600 0 21600 0 0 Z N"/>
        </draw:custom-shape>
        <draw:line draw:style-name="gr5" draw:text-style-name="P11" draw:layer="layout" svg:x1="18.838cm" svg:y1="8.677cm" svg:x2="17.568cm" svg:y2="6.984cm">
          <text:p/>
        </draw:line>
        <draw:custom-shape draw:style-name="gr3" draw:text-style-name="P10" draw:layer="layout" svg:width="1.907cm" svg:height="1.023cm" svg:x="4.241cm" svg:y="5.927cm">
          <text:list text:style-name="L1">
            <text:list-header>
              <text:p text:style-name="P1">1200</text:p>
            </text:list-header>
          </text:list>
          <draw:enhanced-geometry svg:viewBox="0 0 21600 21600" draw:type="mso-spt202" draw:enhanced-path="M 0 0 L 21600 0 21600 21600 0 21600 0 0 Z N"/>
        </draw:custom-shape>
        <draw:line draw:style-name="gr5" draw:text-style-name="P11" draw:layer="layout" svg:x1="6.985cm" svg:y1="6.562cm" svg:x2="13.547cm" svg:y2="14.182cm">
          <text:p/>
        </draw:line>
        <presentation:notes draw:style-name="dp2">
          <draw:page-thumbnail draw:style-name="gr1" draw:layer="layout" svg:width="7.273cm" svg:height="9.655cm" svg:x="6.063cm" svg:y="1.957cm" draw:page-number="5" presentation:class="page"/>
          <draw:frame presentation:style-name="pr2" draw:text-style-name="P3" draw:layer="layout" svg:width="15.519cm" svg:height="11.586cm" svg:x="1.94cm" svg:y="12.231cm" presentation:class="notes" presentation:placeholder="true">
            <draw:text-box/>
          </draw:frame>
        </presentation:notes>
      </draw:page>
      <draw:page draw:name="Declaring Pointers" draw:style-name="dp1" draw:master-page-name="Default" presentation:presentation-page-layout-name="AL2T1">
        <draw:frame presentation:style-name="pr3" draw:text-style-name="P2" draw:layer="layout" svg:width="22.86cm" svg:height="1.989cm" svg:x="1.27cm" svg:y="0.762cm" presentation:class="title" presentation:user-transformed="true">
          <draw:text-box>
            <text:list text:style-name="L1">
              <text:list-header>
                <text:p text:style-name="P1"><text:span text:style-name="T2">D</text:span><text:span text:style-name="T2">e</text:span><text:span text:style-name="T2">c</text:span><text:span text:style-name="T2">l</text:span><text:span text:style-name="T2">a</text:span><text:span text:style-name="T2">r</text:span><text:span text:style-name="T2">i</text:span><text:span text:style-name="T2">n</text:span><text:span text:style-name="T2">g</text:span><text:span text:style-name="T2"> </text:span><text:span text:style-name="T2">P</text:span><text:span text:style-name="T2">o</text:span><text:span text:style-name="T2">i</text:span><text:span text:style-name="T2">n</text:span><text:span text:style-name="T2">t</text:span><text:span text:style-name="T2">e</text:span><text:span text:style-name="T2">r</text:span><text:span text:style-name="T2">s</text:span></text:p>
              </text:list-header>
            </text:list>
          </draw:text-box>
        </draw:frame>
        <draw:frame presentation:style-name="pr4" draw:text-style-name="P2" draw:layer="layout" svg:width="22.86cm" svg:height="13.63cm" svg:x="1.27cm" svg:y="3.387cm" presentation:class="outline" presentation:user-transformed="true">
          <draw:text-box>
            <text:list text:style-name="L2">
              <text:list-item>
                <text:p text:style-name="P8"><text:span text:style-name="T6">Declaring a pointer is easy</text:span></text:p>
              </text:list-item>
            </text:list>
            <text:list text:style-name="L3">
              <text:list-item>
                <text:list>
                  <text:list-item>
                    <text:p text:style-name="P9"><text:span text:style-name="T7">declared like regular variable except that an asterisk </text:span><text:span text:style-name="T7">(*) is placed in front of the variable</text:span></text:p>
                  </text:list-item>
                  <text:list-item>
                    <text:p text:style-name="P9"><text:span text:style-name="T7">example</text:span></text:p>
                  </text:list-item>
                </text:list>
              </text:list-item>
            </text:list>
            <text:list text:style-name="L5">
              <text:list-item>
                <text:list>
                  <text:list-item>
                    <text:list>
                      <text:list-header>
                        <text:p text:style-name="P12"><text:span text:style-name="T4"><text:s text:c="3"/></text:span><text:span text:style-name="T4">int *x;</text:span></text:p>
                      </text:list-header>
                    </text:list>
                  </text:list-item>
                </text:list>
              </text:list-item>
            </text:list>
            <text:list text:style-name="L3">
              <text:list-item>
                <text:list>
                  <text:list-item>
                    <text:p text:style-name="P9"><text:span text:style-name="T7">using this pointer now would be very dangerous</text:span></text:p>
                    <text:list>
                      <text:list-item>
                        <text:p text:style-name="P13"><text:span text:style-name="T4">x points to some random piece of data</text:span></text:p>
                      </text:list-item>
                    </text:list>
                  </text:list-item>
                  <text:list-item>
                    <text:p text:style-name="P9"><text:span text:style-name="T7">declaring a variable does not allocate space on the </text:span><text:span text:style-name="T7">heap for it</text:span></text:p>
                    <text:list>
                      <text:list-item>
                        <text:p text:style-name="P13"><text:span text:style-name="T4">it simply creates a local variable (on the stack) that will is a </text:span><text:span text:style-name="T4">pointer</text:span></text:p>
                      </text:list-item>
                      <text:list-item>
                        <text:p text:style-name="P13"><text:span text:style-name="T4">use </text:span><text:span text:style-name="T8">malloc()</text:span><text:span text:style-name="T4"> to actually request memory on the heap</text:span></text:p>
                      </text:list-item>
                    </text:list>
                  </text:list-item>
                </text:list>
              </text:list-item>
            </text:list>
          </draw:text-box>
        </draw:frame>
        <presentation:notes draw:style-name="dp2">
          <draw:page-thumbnail draw:style-name="gr1" draw:layer="layout" svg:width="7.273cm" svg:height="9.655cm" svg:x="6.063cm" svg:y="1.957cm" draw:page-number="6" presentation:class="page"/>
          <draw:frame presentation:style-name="pr2" draw:text-style-name="P3" draw:layer="layout" svg:width="15.519cm" svg:height="11.586cm" svg:x="1.94cm" svg:y="12.231cm" presentation:class="notes" presentation:placeholder="true">
            <draw:text-box/>
          </draw:frame>
        </presentation:notes>
      </draw:page>
      <draw:page draw:name="malloc" draw:style-name="dp1" draw:master-page-name="Default" presentation:presentation-page-layout-name="AL2T1">
        <draw:frame presentation:style-name="pr7" draw:text-style-name="P2" draw:layer="layout" svg:width="22.86cm" svg:height="2.2cm" svg:x="1.27cm" svg:y="0.763cm" presentation:class="title" presentation:user-transformed="true">
          <draw:text-box>
            <text:list text:style-name="L1">
              <text:list-header>
                <text:p text:style-name="P1"><text:span text:style-name="T3">malloc</text:span></text:p>
              </text:list-header>
            </text:list>
          </draw:text-box>
        </draw:frame>
        <draw:frame presentation:style-name="pr8" draw:text-style-name="P2" draw:layer="layout" svg:width="22.86cm" svg:height="8.89cm" svg:x="1.27cm" svg:y="3.175cm" presentation:class="outline" presentation:user-transformed="true">
          <draw:text-box>
            <text:list text:style-name="L2">
              <text:list-item>
                <text:p text:style-name="P4"><text:span text:style-name="T3">Prototype: </text:span><text:span text:style-name="T9">int malloc(int size);</text:span></text:p>
              </text:list-item>
            </text:list>
            <text:list text:style-name="L3">
              <text:list-item>
                <text:list>
                  <text:list-item>
                    <text:p text:style-name="P14"><text:span text:style-name="T7">function searches heap for </text:span><text:span text:style-name="T10">size</text:span><text:span text:style-name="T7"> contiguous free bytes</text:span></text:p>
                  </text:list-item>
                  <text:list-item>
                    <text:p text:style-name="P14"><text:span text:style-name="T7">function returns the address of the first byte</text:span></text:p>
                  </text:list-item>
                  <text:list-item>
                    <text:p text:style-name="P14"><text:span text:style-name="T7">programmers responsibility to not lose the pointer</text:span></text:p>
                  </text:list-item>
                  <text:list-item>
                    <text:p text:style-name="P14"><text:span text:style-name="T7">programmers responsibility to not write into area past the last byte allocated</text:span></text:p>
                  </text:list-item>
                </text:list>
              </text:list-item>
            </text:list>
            <text:list text:style-name="L2">
              <text:list-item>
                <text:p text:style-name="P5"><text:span text:style-name="T6">Example:</text:span></text:p>
              </text:list-item>
            </text:list>
          </draw:text-box>
        </draw:frame>
        <draw:g>
          <draw:custom-shape draw:style-name="gr6" draw:text-style-name="P2" draw:layer="layout" svg:width="21.59cm" svg:height="1.481cm" svg:x="1.693cm" svg:y="15.663cm">
            <text:p/>
            <draw:enhanced-geometry svg:viewBox="0 0 21600 21600" draw:type="rectangle" draw:enhanced-path="M 0 0 L 21600 0 21600 21600 0 21600 0 0 Z N"/>
          </draw:custom-shape>
          <draw:line draw:style-name="gr7" draw:text-style-name="P11" draw:layer="layout" svg:x1="2.963cm" svg:y1="15.663cm" svg:x2="2.963cm" svg:y2="17.144cm">
            <text:p/>
          </draw:line>
          <draw:line draw:style-name="gr7" draw:text-style-name="P11" draw:layer="layout" svg:x1="4.233cm" svg:y1="15.663cm" svg:x2="4.233cm" svg:y2="17.144cm">
            <text:p/>
          </draw:line>
          <draw:line draw:style-name="gr7" draw:text-style-name="P11" draw:layer="layout" svg:x1="5.503cm" svg:y1="15.663cm" svg:x2="5.503cm" svg:y2="17.144cm">
            <text:p/>
          </draw:line>
          <draw:line draw:style-name="gr7" draw:text-style-name="P11" draw:layer="layout" svg:x1="6.773cm" svg:y1="15.663cm" svg:x2="6.773cm" svg:y2="17.144cm">
            <text:p/>
          </draw:line>
          <draw:line draw:style-name="gr7" draw:text-style-name="P11" draw:layer="layout" svg:x1="8.043cm" svg:y1="15.663cm" svg:x2="8.043cm" svg:y2="17.144cm">
            <text:p/>
          </draw:line>
          <draw:line draw:style-name="gr7" draw:text-style-name="P11" draw:layer="layout" svg:x1="9.313cm" svg:y1="15.663cm" svg:x2="9.313cm" svg:y2="17.144cm">
            <text:p/>
          </draw:line>
          <draw:line draw:style-name="gr7" draw:text-style-name="P11" draw:layer="layout" svg:x1="10.583cm" svg:y1="15.663cm" svg:x2="10.583cm" svg:y2="17.144cm">
            <text:p/>
          </draw:line>
          <draw:line draw:style-name="gr7" draw:text-style-name="P11" draw:layer="layout" svg:x1="11.853cm" svg:y1="15.663cm" svg:x2="11.853cm" svg:y2="17.144cm">
            <text:p/>
          </draw:line>
          <draw:line draw:style-name="gr7" draw:text-style-name="P11" draw:layer="layout" svg:x1="13.123cm" svg:y1="15.663cm" svg:x2="13.123cm" svg:y2="17.144cm">
            <text:p/>
          </draw:line>
          <draw:line draw:style-name="gr7" draw:text-style-name="P11" draw:layer="layout" svg:x1="14.393cm" svg:y1="15.663cm" svg:x2="14.393cm" svg:y2="17.144cm">
            <text:p/>
          </draw:line>
          <draw:line draw:style-name="gr7" draw:text-style-name="P11" draw:layer="layout" svg:x1="15.663cm" svg:y1="15.663cm" svg:x2="15.663cm" svg:y2="17.144cm">
            <text:p/>
          </draw:line>
          <draw:line draw:style-name="gr7" draw:text-style-name="P11" draw:layer="layout" svg:x1="16.933cm" svg:y1="15.663cm" svg:x2="16.933cm" svg:y2="17.144cm">
            <text:p/>
          </draw:line>
          <draw:line draw:style-name="gr7" draw:text-style-name="P11" draw:layer="layout" svg:x1="18.203cm" svg:y1="15.663cm" svg:x2="18.203cm" svg:y2="17.144cm">
            <text:p/>
          </draw:line>
          <draw:line draw:style-name="gr7" draw:text-style-name="P11" draw:layer="layout" svg:x1="19.473cm" svg:y1="15.663cm" svg:x2="19.473cm" svg:y2="17.144cm">
            <text:p/>
          </draw:line>
          <draw:line draw:style-name="gr7" draw:text-style-name="P11" draw:layer="layout" svg:x1="20.743cm" svg:y1="15.663cm" svg:x2="20.743cm" svg:y2="17.144cm">
            <text:p/>
          </draw:line>
          <draw:line draw:style-name="gr7" draw:text-style-name="P11" draw:layer="layout" svg:x1="22.013cm" svg:y1="15.663cm" svg:x2="22.013cm" svg:y2="17.144cm">
            <text:p/>
          </draw:line>
        </draw:g>
        <draw:custom-shape draw:style-name="gr3" draw:text-style-name="P10" draw:layer="layout" svg:width="2.792cm" svg:height="1.023cm" svg:x="10.166cm" svg:y="18.031cm">
          <text:list text:style-name="L1">
            <text:list-header>
              <text:p text:style-name="P1">Memory</text:p>
            </text:list-header>
          </text:list>
          <draw:enhanced-geometry svg:viewBox="0 0 21600 21600" draw:type="mso-spt202" draw:enhanced-path="M 0 0 L 21600 0 21600 21600 0 21600 0 0 Z N"/>
        </draw:custom-shape>
        <draw:custom-shape draw:style-name="gr3" draw:text-style-name="P10" draw:layer="layout" svg:width="0.853cm" svg:height="1.023cm" svg:x="1.91cm" svg:y="17.145cm">
          <text:list text:style-name="L1">
            <text:list-header>
              <text:p text:style-name="P1">0</text:p>
            </text:list-header>
          </text:list>
          <draw:enhanced-geometry svg:viewBox="0 0 21600 21600" draw:type="mso-spt202" draw:enhanced-path="M 0 0 L 21600 0 21600 21600 0 21600 0 0 Z N"/>
        </draw:custom-shape>
        <draw:custom-shape draw:style-name="gr3" draw:text-style-name="P10" draw:layer="layout" svg:width="0.853cm" svg:height="1.023cm" svg:x="3.18cm" svg:y="17.145cm">
          <text:list text:style-name="L1">
            <text:list-header>
              <text:p text:style-name="P1">1</text:p>
            </text:list-header>
          </text:list>
          <draw:enhanced-geometry svg:viewBox="0 0 21600 21600" draw:type="mso-spt202" draw:enhanced-path="M 0 0 L 21600 0 21600 21600 0 21600 0 0 Z N"/>
        </draw:custom-shape>
        <draw:custom-shape draw:style-name="gr3" draw:text-style-name="P10" draw:layer="layout" svg:width="0.853cm" svg:height="1.023cm" svg:x="4.45cm" svg:y="17.145cm">
          <text:list text:style-name="L1">
            <text:list-header>
              <text:p text:style-name="P1">2</text:p>
            </text:list-header>
          </text:list>
          <draw:enhanced-geometry svg:viewBox="0 0 21600 21600" draw:type="mso-spt202" draw:enhanced-path="M 0 0 L 21600 0 21600 21600 0 21600 0 0 Z N"/>
        </draw:custom-shape>
        <draw:custom-shape draw:style-name="gr3" draw:text-style-name="P10" draw:layer="layout" svg:width="0.853cm" svg:height="1.023cm" svg:x="5.72cm" svg:y="17.145cm">
          <text:list text:style-name="L1">
            <text:list-header>
              <text:p text:style-name="P1">3</text:p>
            </text:list-header>
          </text:list>
          <draw:enhanced-geometry svg:viewBox="0 0 21600 21600" draw:type="mso-spt202" draw:enhanced-path="M 0 0 L 21600 0 21600 21600 0 21600 0 0 Z N"/>
        </draw:custom-shape>
        <draw:custom-shape draw:style-name="gr3" draw:text-style-name="P10" draw:layer="layout" svg:width="0.853cm" svg:height="1.023cm" svg:x="6.99cm" svg:y="17.145cm">
          <text:list text:style-name="L1">
            <text:list-header>
              <text:p text:style-name="P1">4</text:p>
            </text:list-header>
          </text:list>
          <draw:enhanced-geometry svg:viewBox="0 0 21600 21600" draw:type="mso-spt202" draw:enhanced-path="M 0 0 L 21600 0 21600 21600 0 21600 0 0 Z N"/>
        </draw:custom-shape>
        <draw:custom-shape draw:style-name="gr3" draw:text-style-name="P10" draw:layer="layout" svg:width="0.853cm" svg:height="1.023cm" svg:x="8.26cm" svg:y="17.145cm">
          <text:list text:style-name="L1">
            <text:list-header>
              <text:p text:style-name="P1">5</text:p>
            </text:list-header>
          </text:list>
          <draw:enhanced-geometry svg:viewBox="0 0 21600 21600" draw:type="mso-spt202" draw:enhanced-path="M 0 0 L 21600 0 21600 21600 0 21600 0 0 Z N"/>
        </draw:custom-shape>
        <draw:custom-shape draw:style-name="gr3" draw:text-style-name="P10" draw:layer="layout" svg:width="0.853cm" svg:height="1.023cm" svg:x="9.53cm" svg:y="17.145cm">
          <text:list text:style-name="L1">
            <text:list-header>
              <text:p text:style-name="P1">6</text:p>
            </text:list-header>
          </text:list>
          <draw:enhanced-geometry svg:viewBox="0 0 21600 21600" draw:type="mso-spt202" draw:enhanced-path="M 0 0 L 21600 0 21600 21600 0 21600 0 0 Z N"/>
        </draw:custom-shape>
        <draw:custom-shape draw:style-name="gr3" draw:text-style-name="P10" draw:layer="layout" svg:width="0.853cm" svg:height="1.023cm" svg:x="10.8cm" svg:y="17.145cm">
          <text:list text:style-name="L1">
            <text:list-header>
              <text:p text:style-name="P1">7</text:p>
            </text:list-header>
          </text:list>
          <draw:enhanced-geometry svg:viewBox="0 0 21600 21600" draw:type="mso-spt202" draw:enhanced-path="M 0 0 L 21600 0 21600 21600 0 21600 0 0 Z N"/>
        </draw:custom-shape>
        <draw:custom-shape draw:style-name="gr3" draw:text-style-name="P10" draw:layer="layout" svg:width="0.853cm" svg:height="1.023cm" svg:x="12.07cm" svg:y="17.145cm">
          <text:list text:style-name="L1">
            <text:list-header>
              <text:p text:style-name="P1">8</text:p>
            </text:list-header>
          </text:list>
          <draw:enhanced-geometry svg:viewBox="0 0 21600 21600" draw:type="mso-spt202" draw:enhanced-path="M 0 0 L 21600 0 21600 21600 0 21600 0 0 Z N"/>
        </draw:custom-shape>
        <draw:custom-shape draw:style-name="gr3" draw:text-style-name="P10" draw:layer="layout" svg:width="0.853cm" svg:height="1.023cm" svg:x="13.34cm" svg:y="17.145cm">
          <text:list text:style-name="L1">
            <text:list-header>
              <text:p text:style-name="P1">9</text:p>
            </text:list-header>
          </text:list>
          <draw:enhanced-geometry svg:viewBox="0 0 21600 21600" draw:type="mso-spt202" draw:enhanced-path="M 0 0 L 21600 0 21600 21600 0 21600 0 0 Z N"/>
        </draw:custom-shape>
        <draw:custom-shape draw:style-name="gr3" draw:text-style-name="P10" draw:layer="layout" svg:width="1.205cm" svg:height="1.023cm" svg:x="14.399cm" svg:y="17.145cm">
          <text:list text:style-name="L1">
            <text:list-header>
              <text:p text:style-name="P1">10</text:p>
            </text:list-header>
          </text:list>
          <draw:enhanced-geometry svg:viewBox="0 0 21600 21600" draw:type="mso-spt202" draw:enhanced-path="M 0 0 L 21600 0 21600 21600 0 21600 0 0 Z N"/>
        </draw:custom-shape>
        <draw:custom-shape draw:style-name="gr3" draw:text-style-name="P10" draw:layer="layout" svg:width="1.154cm" svg:height="1.023cm" svg:x="15.694cm" svg:y="17.145cm">
          <text:list text:style-name="L1">
            <text:list-header>
              <text:p text:style-name="P1">11</text:p>
            </text:list-header>
          </text:list>
          <draw:enhanced-geometry svg:viewBox="0 0 21600 21600" draw:type="mso-spt202" draw:enhanced-path="M 0 0 L 21600 0 21600 21600 0 21600 0 0 Z N"/>
        </draw:custom-shape>
        <draw:custom-shape draw:style-name="gr3" draw:text-style-name="P10" draw:layer="layout" svg:width="1.205cm" svg:height="1.023cm" svg:x="16.939cm" svg:y="17.145cm">
          <text:list text:style-name="L1">
            <text:list-header>
              <text:p text:style-name="P1">12</text:p>
            </text:list-header>
          </text:list>
          <draw:enhanced-geometry svg:viewBox="0 0 21600 21600" draw:type="mso-spt202" draw:enhanced-path="M 0 0 L 21600 0 21600 21600 0 21600 0 0 Z N"/>
        </draw:custom-shape>
        <draw:custom-shape draw:style-name="gr3" draw:text-style-name="P10" draw:layer="layout" svg:width="1.205cm" svg:height="1.023cm" svg:x="18.209cm" svg:y="17.145cm">
          <text:list text:style-name="L1">
            <text:list-header>
              <text:p text:style-name="P1">13</text:p>
            </text:list-header>
          </text:list>
          <draw:enhanced-geometry svg:viewBox="0 0 21600 21600" draw:type="mso-spt202" draw:enhanced-path="M 0 0 L 21600 0 21600 21600 0 21600 0 0 Z N"/>
        </draw:custom-shape>
        <draw:custom-shape draw:style-name="gr3" draw:text-style-name="P10" draw:layer="layout" svg:width="1.205cm" svg:height="1.023cm" svg:x="19.479cm" svg:y="17.145cm">
          <text:list text:style-name="L1">
            <text:list-header>
              <text:p text:style-name="P1">14</text:p>
            </text:list-header>
          </text:list>
          <draw:enhanced-geometry svg:viewBox="0 0 21600 21600" draw:type="mso-spt202" draw:enhanced-path="M 0 0 L 21600 0 21600 21600 0 21600 0 0 Z N"/>
        </draw:custom-shape>
        <draw:custom-shape draw:style-name="gr3" draw:text-style-name="P10" draw:layer="layout" svg:width="1.205cm" svg:height="1.023cm" svg:x="20.749cm" svg:y="17.145cm">
          <text:list text:style-name="L1">
            <text:list-header>
              <text:p text:style-name="P1">15</text:p>
            </text:list-header>
          </text:list>
          <draw:enhanced-geometry svg:viewBox="0 0 21600 21600" draw:type="mso-spt202" draw:enhanced-path="M 0 0 L 21600 0 21600 21600 0 21600 0 0 Z N"/>
        </draw:custom-shape>
        <draw:custom-shape draw:style-name="gr3" draw:text-style-name="P10" draw:layer="layout" svg:width="1.205cm" svg:height="1.023cm" svg:x="22.019cm" svg:y="17.145cm">
          <text:list text:style-name="L1">
            <text:list-header>
              <text:p text:style-name="P1">16</text:p>
            </text:list-header>
          </text:list>
          <draw:enhanced-geometry svg:viewBox="0 0 21600 21600" draw:type="mso-spt202" draw:enhanced-path="M 0 0 L 21600 0 21600 21600 0 21600 0 0 Z N"/>
        </draw:custom-shape>
        <draw:custom-shape draw:style-name="gr8" draw:text-style-name="P15" draw:layer="layout" svg:width="1.27cm" svg:height="1.482cm" svg:x="4.233cm" svg:y="15.663cm">
          <text:p/>
          <draw:enhanced-geometry svg:viewBox="0 0 21600 21600" draw:type="rectangle" draw:enhanced-path="M 0 0 L 21600 0 21600 21600 0 21600 0 0 Z N"/>
        </draw:custom-shape>
        <draw:custom-shape draw:style-name="gr8" draw:text-style-name="P15" draw:layer="layout" svg:width="1.27cm" svg:height="1.482cm" svg:x="5.503cm" svg:y="15.663cm">
          <text:p/>
          <draw:enhanced-geometry svg:viewBox="0 0 21600 21600" draw:type="rectangle" draw:enhanced-path="M 0 0 L 21600 0 21600 21600 0 21600 0 0 Z N"/>
        </draw:custom-shape>
        <draw:custom-shape draw:style-name="gr8" draw:text-style-name="P15" draw:layer="layout" svg:width="1.27cm" svg:height="1.482cm" svg:x="6.773cm" svg:y="15.663cm">
          <text:p/>
          <draw:enhanced-geometry svg:viewBox="0 0 21600 21600" draw:type="rectangle" draw:enhanced-path="M 0 0 L 21600 0 21600 21600 0 21600 0 0 Z N"/>
        </draw:custom-shape>
        <draw:custom-shape draw:style-name="gr8" draw:text-style-name="P15" draw:layer="layout" svg:width="1.27cm" svg:height="1.482cm" svg:x="8.043cm" svg:y="15.663cm">
          <text:p/>
          <draw:enhanced-geometry svg:viewBox="0 0 21600 21600" draw:type="rectangle" draw:enhanced-path="M 0 0 L 21600 0 21600 21600 0 21600 0 0 Z N"/>
        </draw:custom-shape>
        <draw:custom-shape draw:style-name="gr8" draw:text-style-name="P15" draw:layer="layout" svg:width="1.27cm" svg:height="1.482cm" svg:x="13.123cm" svg:y="15.663cm">
          <text:p/>
          <draw:enhanced-geometry svg:viewBox="0 0 21600 21600" draw:type="rectangle" draw:enhanced-path="M 0 0 L 21600 0 21600 21600 0 21600 0 0 Z N"/>
        </draw:custom-shape>
        <draw:custom-shape draw:style-name="gr8" draw:text-style-name="P15" draw:layer="layout" svg:width="1.27cm" svg:height="1.482cm" svg:x="20.743cm" svg:y="15.663cm">
          <text:p/>
          <draw:enhanced-geometry svg:viewBox="0 0 21600 21600" draw:type="rectangle" draw:enhanced-path="M 0 0 L 21600 0 21600 21600 0 21600 0 0 Z N"/>
        </draw:custom-shape>
        <draw:custom-shape draw:style-name="gr9" draw:text-style-name="P16" draw:layer="layout" svg:width="1.27cm" svg:height="1.482cm" svg:x="14.393cm" svg:y="15.663cm">
          <text:p/>
          <draw:enhanced-geometry svg:viewBox="0 0 21600 21600" draw:type="rectangle" draw:enhanced-path="M 0 0 L 21600 0 21600 21600 0 21600 0 0 Z N"/>
        </draw:custom-shape>
        <draw:custom-shape draw:style-name="gr9" draw:text-style-name="P16" draw:layer="layout" svg:width="1.27cm" svg:height="1.482cm" svg:x="15.663cm" svg:y="15.663cm">
          <text:p/>
          <draw:enhanced-geometry svg:viewBox="0 0 21600 21600" draw:type="rectangle" draw:enhanced-path="M 0 0 L 21600 0 21600 21600 0 21600 0 0 Z N"/>
        </draw:custom-shape>
        <draw:custom-shape draw:style-name="gr9" draw:text-style-name="P16" draw:layer="layout" svg:width="1.27cm" svg:height="1.482cm" svg:x="16.933cm" svg:y="15.663cm">
          <text:p/>
          <draw:enhanced-geometry svg:viewBox="0 0 21600 21600" draw:type="rectangle" draw:enhanced-path="M 0 0 L 21600 0 21600 21600 0 21600 0 0 Z N"/>
        </draw:custom-shape>
        <draw:custom-shape draw:style-name="gr9" draw:text-style-name="P16" draw:layer="layout" svg:width="1.27cm" svg:height="1.482cm" svg:x="18.203cm" svg:y="15.663cm">
          <text:p/>
          <draw:enhanced-geometry svg:viewBox="0 0 21600 21600" draw:type="rectangle" draw:enhanced-path="M 0 0 L 21600 0 21600 21600 0 21600 0 0 Z N"/>
        </draw:custom-shape>
        <draw:custom-shape draw:style-name="gr3" draw:text-style-name="P10" draw:layer="layout" svg:width="1.594cm" svg:height="1.023cm" svg:x="19.434cm" svg:y="10.05cm">
          <text:list text:style-name="L1">
            <text:list-header>
              <text:p text:style-name="P1"><text:span text:style-name="T11">Key</text:span></text:p>
            </text:list-header>
          </text:list>
          <draw:enhanced-geometry svg:viewBox="0 0 21600 21600" draw:type="mso-spt202" draw:enhanced-path="M 0 0 L 21600 0 21600 21600 0 21600 0 0 Z N"/>
        </draw:custom-shape>
        <draw:custom-shape draw:style-name="gr10" draw:text-style-name="P15" draw:layer="layout" svg:width="0.635cm" svg:height="0.846cm" svg:x="17.78cm" svg:y="11.007cm">
          <text:p/>
          <draw:enhanced-geometry svg:viewBox="0 0 21600 21600" draw:type="rectangle" draw:enhanced-path="M 0 0 L 21600 0 21600 21600 0 21600 0 0 Z N"/>
        </draw:custom-shape>
        <draw:custom-shape draw:style-name="gr3" draw:text-style-name="P10" draw:layer="layout" svg:width="6.06cm" svg:height="1.023cm" svg:x="18.639cm" svg:y="11.007cm">
          <text:list text:style-name="L1">
            <text:list-header>
              <text:p text:style-name="P1">previously allocated</text:p>
            </text:list-header>
          </text:list>
          <draw:enhanced-geometry svg:viewBox="0 0 21600 21600" draw:type="mso-spt202" draw:enhanced-path="M 0 0 L 21600 0 21600 21600 0 21600 0 0 Z N"/>
        </draw:custom-shape>
        <draw:custom-shape draw:style-name="gr11" draw:text-style-name="P16" draw:layer="layout" svg:width="0.635cm" svg:height="0.847cm" svg:x="17.78cm" svg:y="12.488cm">
          <text:p/>
          <draw:enhanced-geometry svg:viewBox="0 0 21600 21600" draw:type="rectangle" draw:enhanced-path="M 0 0 L 21600 0 21600 21600 0 21600 0 0 Z N"/>
        </draw:custom-shape>
        <draw:custom-shape draw:style-name="gr12" draw:text-style-name="P17" draw:layer="layout" svg:width="4.511cm" svg:height="1.023cm" svg:x="18.638cm" svg:y="12.488cm">
          <text:list text:style-name="L1">
            <text:list-header>
              <text:p text:style-name="P1">new allocation</text:p>
            </text:list-header>
          </text:list>
          <draw:enhanced-geometry svg:viewBox="0 0 21600 21600" draw:type="mso-spt202" draw:enhanced-path="M 0 0 L 21600 0 21600 21600 0 21600 0 0 Z N"/>
        </draw:custom-shape>
        <draw:custom-shape draw:style-name="gr3" draw:text-style-name="P10" draw:layer="layout" svg:width="9.65cm" svg:height="1.785cm" svg:x="4.832cm" svg:y="11.531cm">
          <text:list text:style-name="L1">
            <text:list-header>
              <text:p text:style-name="P1"><text:span text:style-name="T3">char *ptr;</text:span></text:p>
              <text:p text:style-name="P1"><text:span text:style-name="T3">ptr = malloc(4); <text:s/>// new allocation</text:span></text:p>
            </text:list-header>
          </text:list>
          <draw:enhanced-geometry svg:viewBox="0 0 21600 21600" draw:type="mso-spt202" draw:enhanced-path="M 0 0 L 21600 0 21600 21600 0 21600 0 0 Z N"/>
        </draw:custom-shape>
        <draw:custom-shape draw:style-name="gr13" draw:text-style-name="P2" draw:layer="layout" svg:width="1.27cm" svg:height="1.058cm" svg:x="11.218cm" svg:y="13.547cm">
          <text:p/>
          <draw:enhanced-geometry svg:viewBox="0 0 21600 21600" draw:type="rectangle" draw:enhanced-path="M 0 0 L 21600 0 21600 21600 0 21600 0 0 Z N"/>
        </draw:custom-shape>
        <draw:custom-shape draw:style-name="gr3" draw:text-style-name="P10" draw:layer="layout" svg:width="1.243cm" svg:height="1.023cm" svg:x="11.223cm" svg:y="14.393cm">
          <text:list text:style-name="L1">
            <text:list-header>
              <text:p text:style-name="P1"><text:span text:style-name="T3">ptr</text:span></text:p>
            </text:list-header>
          </text:list>
          <draw:enhanced-geometry svg:viewBox="0 0 21600 21600" draw:type="mso-spt202" draw:enhanced-path="M 0 0 L 21600 0 21600 21600 0 21600 0 0 Z N"/>
        </draw:custom-shape>
        <draw:custom-shape draw:style-name="gr14" draw:text-style-name="P2" draw:layer="layout" svg:width="0.512cm" svg:height="1.018cm" svg:x="5.459cm" svg:y="13.225cm">
          <text:p/>
          <draw:enhanced-geometry svg:viewBox="0 0 21600 21600" draw:type="mso-spt202" draw:enhanced-path="M 0 0 L 21600 0 21600 21600 0 21600 0 0 Z N"/>
        </draw:custom-shape>
        <draw:custom-shape draw:style-name="gr3" draw:text-style-name="P10" draw:layer="layout" svg:width="1.205cm" svg:height="1.023cm" svg:x="11.224cm" svg:y="13.547cm">
          <text:list text:style-name="L1">
            <text:list-header>
              <text:p text:style-name="P1">10</text:p>
            </text:list-header>
          </text:list>
          <draw:enhanced-geometry svg:viewBox="0 0 21600 21600" draw:type="mso-spt202" draw:enhanced-path="M 0 0 L 21600 0 21600 21600 0 21600 0 0 Z N"/>
        </draw:custom-shape>
        <draw:line draw:style-name="gr7" draw:text-style-name="P11" draw:layer="layout" svg:x1="12.488cm" svg:y1="13.97cm" svg:x2="13.335cm" svg:y2="13.97cm">
          <text:p/>
        </draw:line>
        <draw:line draw:style-name="gr5" draw:text-style-name="P11" draw:layer="layout" svg:x1="13.335cm" svg:y1="13.97cm" svg:x2="15.028cm" svg:y2="15.663cm">
          <text:p/>
        </draw:line>
        <presentation:notes draw:style-name="dp2">
          <draw:page-thumbnail draw:style-name="gr1" draw:layer="layout" svg:width="7.273cm" svg:height="9.655cm" svg:x="6.063cm" svg:y="1.957cm" draw:page-number="7" presentation:class="page"/>
          <draw:frame presentation:style-name="pr2" draw:text-style-name="P3" draw:layer="layout" svg:width="15.519cm" svg:height="11.586cm" svg:x="1.94cm" svg:y="12.231cm" presentation:class="notes" presentation:placeholder="true">
            <draw:text-box/>
          </draw:frame>
        </presentation:notes>
      </draw:page>
      <draw:page draw:name="free" draw:style-name="dp1" draw:master-page-name="Default" presentation:presentation-page-layout-name="AL3T19">
        <draw:frame presentation:style-name="pr7" draw:text-style-name="P2" draw:layer="layout" svg:width="22.86cm" svg:height="2.2cm" svg:x="1.27cm" svg:y="0.763cm" presentation:class="title" presentation:user-transformed="true">
          <draw:text-box>
            <text:list text:style-name="L1">
              <text:list-header>
                <text:p text:style-name="P1">free</text:p>
              </text:list-header>
            </text:list>
          </draw:text-box>
        </draw:frame>
        <draw:custom-shape draw:style-name="gr15" draw:text-style-name="P19" draw:layer="layout" svg:width="22.86cm" svg:height="7.62cm" svg:x="1.27cm" svg:y="2.963cm">
          <text:list text:style-name="L6">
            <text:list-item>
              <text:p text:style-name="P4"><text:span text:style-name="T12">Prototype: </text:span><text:span text:style-name="T13">int free(int ptr);</text:span></text:p>
            </text:list-item>
          </text:list>
          <text:list text:style-name="L7">
            <text:list-item>
              <text:list>
                <text:list-item>
                  <text:p text:style-name="P14"><text:span text:style-name="T7">releases the area pointed to by ptr</text:span></text:p>
                </text:list-item>
                <text:list-item>
                  <text:p text:style-name="P14"><text:span text:style-name="T7">ptr must not be null</text:span></text:p>
                </text:list-item>
              </text:list>
            </text:list-item>
          </text:list>
          <text:list text:style-name="L8">
            <text:list-item>
              <text:list>
                <text:list-item>
                  <text:list>
                    <text:list-item>
                      <text:p text:style-name="P18"><text:span text:style-name="T4">trying to free the same area twice will generate an error</text:span></text:p>
                    </text:list-item>
                  </text:list>
                </text:list-item>
              </text:list>
            </text:list-item>
          </text:list>
          <text:list text:style-name="L6">
            <text:list-item>
              <text:p text:style-name="P5"><text:span text:style-name="T6">Example:</text:span></text:p>
            </text:list-item>
          </text:list>
          <draw:enhanced-geometry svg:viewBox="0 0 21600 21600" draw:type="rectangle" draw:enhanced-path="M 0 0 L 21600 0 21600 21600 0 21600 0 0 Z N"/>
        </draw:custom-shape>
        <draw:custom-shape draw:style-name="gr16" draw:text-style-name="P2" draw:layer="layout" svg:width="10.16cm" svg:height="1.482cm" svg:x="2.328cm" svg:y="12.065cm">
          <text:p/>
          <draw:enhanced-geometry svg:viewBox="0 0 21600 21600" draw:type="rectangle" draw:enhanced-path="M 0 0 L 21600 0 21600 21600 0 21600 0 0 Z N"/>
        </draw:custom-shape>
        <draw:line draw:style-name="gr7" draw:text-style-name="P11" draw:layer="layout" svg:x1="3.598cm" svg:y1="12.065cm" svg:x2="3.598cm" svg:y2="13.547cm">
          <text:p/>
        </draw:line>
        <draw:line draw:style-name="gr7" draw:text-style-name="P11" draw:layer="layout" svg:x1="4.868cm" svg:y1="12.065cm" svg:x2="4.868cm" svg:y2="13.547cm">
          <text:p/>
        </draw:line>
        <draw:line draw:style-name="gr7" draw:text-style-name="P11" draw:layer="layout" svg:x1="6.138cm" svg:y1="12.065cm" svg:x2="6.138cm" svg:y2="13.547cm">
          <text:p/>
        </draw:line>
        <draw:line draw:style-name="gr7" draw:text-style-name="P11" draw:layer="layout" svg:x1="7.408cm" svg:y1="12.065cm" svg:x2="7.408cm" svg:y2="13.547cm">
          <text:p/>
        </draw:line>
        <draw:line draw:style-name="gr7" draw:text-style-name="P11" draw:layer="layout" svg:x1="8.678cm" svg:y1="12.065cm" svg:x2="8.678cm" svg:y2="13.547cm">
          <text:p/>
        </draw:line>
        <draw:line draw:style-name="gr7" draw:text-style-name="P11" draw:layer="layout" svg:x1="9.948cm" svg:y1="12.065cm" svg:x2="9.948cm" svg:y2="13.547cm">
          <text:p/>
        </draw:line>
        <draw:line draw:style-name="gr7" draw:text-style-name="P11" draw:layer="layout" svg:x1="11.218cm" svg:y1="12.065cm" svg:x2="11.218cm" svg:y2="13.547cm">
          <text:p/>
        </draw:line>
        <draw:custom-shape draw:style-name="gr3" draw:text-style-name="P10" draw:layer="layout" svg:width="4.409cm" svg:height="1.023cm" svg:x="12.709cm" svg:y="12.277cm">
          <text:list text:style-name="L1">
            <text:list-header>
              <text:p text:style-name="P1">initial memory</text:p>
            </text:list-header>
          </text:list>
          <draw:enhanced-geometry svg:viewBox="0 0 21600 21600" draw:type="mso-spt202" draw:enhanced-path="M 0 0 L 21600 0 21600 21600 0 21600 0 0 Z N"/>
        </draw:custom-shape>
        <draw:custom-shape draw:style-name="gr3" draw:text-style-name="P10" draw:layer="layout" svg:width="0.853cm" svg:height="1.023cm" svg:x="2.545cm" svg:y="13.547cm">
          <text:list text:style-name="L1">
            <text:list-header>
              <text:p text:style-name="P1">0</text:p>
            </text:list-header>
          </text:list>
          <draw:enhanced-geometry svg:viewBox="0 0 21600 21600" draw:type="mso-spt202" draw:enhanced-path="M 0 0 L 21600 0 21600 21600 0 21600 0 0 Z N"/>
        </draw:custom-shape>
        <draw:custom-shape draw:style-name="gr3" draw:text-style-name="P10" draw:layer="layout" svg:width="0.853cm" svg:height="1.023cm" svg:x="3.815cm" svg:y="13.547cm">
          <text:list text:style-name="L1">
            <text:list-header>
              <text:p text:style-name="P1">1</text:p>
            </text:list-header>
          </text:list>
          <draw:enhanced-geometry svg:viewBox="0 0 21600 21600" draw:type="mso-spt202" draw:enhanced-path="M 0 0 L 21600 0 21600 21600 0 21600 0 0 Z N"/>
        </draw:custom-shape>
        <draw:custom-shape draw:style-name="gr3" draw:text-style-name="P10" draw:layer="layout" svg:width="0.853cm" svg:height="1.023cm" svg:x="5.085cm" svg:y="13.547cm">
          <text:list text:style-name="L1">
            <text:list-header>
              <text:p text:style-name="P1">2</text:p>
            </text:list-header>
          </text:list>
          <draw:enhanced-geometry svg:viewBox="0 0 21600 21600" draw:type="mso-spt202" draw:enhanced-path="M 0 0 L 21600 0 21600 21600 0 21600 0 0 Z N"/>
        </draw:custom-shape>
        <draw:custom-shape draw:style-name="gr3" draw:text-style-name="P10" draw:layer="layout" svg:width="0.853cm" svg:height="1.023cm" svg:x="6.355cm" svg:y="13.547cm">
          <text:list text:style-name="L1">
            <text:list-header>
              <text:p text:style-name="P1">3</text:p>
            </text:list-header>
          </text:list>
          <draw:enhanced-geometry svg:viewBox="0 0 21600 21600" draw:type="mso-spt202" draw:enhanced-path="M 0 0 L 21600 0 21600 21600 0 21600 0 0 Z N"/>
        </draw:custom-shape>
        <draw:custom-shape draw:style-name="gr3" draw:text-style-name="P10" draw:layer="layout" svg:width="0.853cm" svg:height="1.023cm" svg:x="7.625cm" svg:y="13.547cm">
          <text:list text:style-name="L1">
            <text:list-header>
              <text:p text:style-name="P1">4</text:p>
            </text:list-header>
          </text:list>
          <draw:enhanced-geometry svg:viewBox="0 0 21600 21600" draw:type="mso-spt202" draw:enhanced-path="M 0 0 L 21600 0 21600 21600 0 21600 0 0 Z N"/>
        </draw:custom-shape>
        <draw:custom-shape draw:style-name="gr3" draw:text-style-name="P10" draw:layer="layout" svg:width="0.853cm" svg:height="1.023cm" svg:x="8.895cm" svg:y="13.547cm">
          <text:list text:style-name="L1">
            <text:list-header>
              <text:p text:style-name="P1">5</text:p>
            </text:list-header>
          </text:list>
          <draw:enhanced-geometry svg:viewBox="0 0 21600 21600" draw:type="mso-spt202" draw:enhanced-path="M 0 0 L 21600 0 21600 21600 0 21600 0 0 Z N"/>
        </draw:custom-shape>
        <draw:custom-shape draw:style-name="gr3" draw:text-style-name="P10" draw:layer="layout" svg:width="0.853cm" svg:height="1.023cm" svg:x="10.165cm" svg:y="13.547cm">
          <text:list text:style-name="L1">
            <text:list-header>
              <text:p text:style-name="P1">6</text:p>
            </text:list-header>
          </text:list>
          <draw:enhanced-geometry svg:viewBox="0 0 21600 21600" draw:type="mso-spt202" draw:enhanced-path="M 0 0 L 21600 0 21600 21600 0 21600 0 0 Z N"/>
        </draw:custom-shape>
        <draw:custom-shape draw:style-name="gr3" draw:text-style-name="P10" draw:layer="layout" svg:width="0.853cm" svg:height="1.023cm" svg:x="11.435cm" svg:y="13.547cm">
          <text:list text:style-name="L1">
            <text:list-header>
              <text:p text:style-name="P1">7</text:p>
            </text:list-header>
          </text:list>
          <draw:enhanced-geometry svg:viewBox="0 0 21600 21600" draw:type="mso-spt202" draw:enhanced-path="M 0 0 L 21600 0 21600 21600 0 21600 0 0 Z N"/>
        </draw:custom-shape>
        <draw:custom-shape draw:style-name="gr8" draw:text-style-name="P15" draw:layer="layout" svg:width="1.27cm" svg:height="1.482cm" svg:x="4.868cm" svg:y="12.065cm">
          <text:p/>
          <draw:enhanced-geometry svg:viewBox="0 0 21600 21600" draw:type="rectangle" draw:enhanced-path="M 0 0 L 21600 0 21600 21600 0 21600 0 0 Z N"/>
        </draw:custom-shape>
        <draw:custom-shape draw:style-name="gr8" draw:text-style-name="P15" draw:layer="layout" svg:width="1.27cm" svg:height="1.482cm" svg:x="6.138cm" svg:y="12.065cm">
          <text:p/>
          <draw:enhanced-geometry svg:viewBox="0 0 21600 21600" draw:type="rectangle" draw:enhanced-path="M 0 0 L 21600 0 21600 21600 0 21600 0 0 Z N"/>
        </draw:custom-shape>
        <draw:custom-shape draw:style-name="gr8" draw:text-style-name="P15" draw:layer="layout" svg:width="1.27cm" svg:height="1.482cm" svg:x="9.948cm" svg:y="12.065cm">
          <text:p/>
          <draw:enhanced-geometry svg:viewBox="0 0 21600 21600" draw:type="rectangle" draw:enhanced-path="M 0 0 L 21600 0 21600 21600 0 21600 0 0 Z N"/>
        </draw:custom-shape>
        <draw:custom-shape draw:style-name="gr8" draw:text-style-name="P15" draw:layer="layout" svg:width="1.27cm" svg:height="1.482cm" svg:x="8.678cm" svg:y="12.065cm">
          <text:p/>
          <draw:enhanced-geometry svg:viewBox="0 0 21600 21600" draw:type="rectangle" draw:enhanced-path="M 0 0 L 21600 0 21600 21600 0 21600 0 0 Z N"/>
        </draw:custom-shape>
        <draw:custom-shape draw:style-name="gr3" draw:text-style-name="P10" draw:layer="layout" svg:width="1.594cm" svg:height="1.023cm" svg:x="20.069cm" svg:y="8.145cm">
          <text:list text:style-name="L1">
            <text:list-header>
              <text:p text:style-name="P1"><text:span text:style-name="T11">Key</text:span></text:p>
            </text:list-header>
          </text:list>
          <draw:enhanced-geometry svg:viewBox="0 0 21600 21600" draw:type="mso-spt202" draw:enhanced-path="M 0 0 L 21600 0 21600 21600 0 21600 0 0 Z N"/>
        </draw:custom-shape>
        <draw:custom-shape draw:style-name="gr10" draw:text-style-name="P15" draw:layer="layout" svg:width="0.635cm" svg:height="0.846cm" svg:x="18.415cm" svg:y="9.102cm">
          <text:p/>
          <draw:enhanced-geometry svg:viewBox="0 0 21600 21600" draw:type="rectangle" draw:enhanced-path="M 0 0 L 21600 0 21600 21600 0 21600 0 0 Z N"/>
        </draw:custom-shape>
        <draw:custom-shape draw:style-name="gr3" draw:text-style-name="P10" draw:layer="layout" svg:width="5.502cm" svg:height="1.023cm" svg:x="19.271cm" svg:y="9.102cm">
          <text:list text:style-name="L1">
            <text:list-header>
              <text:p text:style-name="P1">allocated memory</text:p>
            </text:list-header>
          </text:list>
          <draw:enhanced-geometry svg:viewBox="0 0 21600 21600" draw:type="mso-spt202" draw:enhanced-path="M 0 0 L 21600 0 21600 21600 0 21600 0 0 Z N"/>
        </draw:custom-shape>
        <draw:custom-shape draw:style-name="gr17" draw:text-style-name="P20" draw:layer="layout" svg:width="0.635cm" svg:height="0.847cm" svg:x="18.415cm" svg:y="10.583cm">
          <text:p/>
          <draw:enhanced-geometry svg:viewBox="0 0 21600 21600" draw:type="rectangle" draw:enhanced-path="M 0 0 L 21600 0 21600 21600 0 21600 0 0 Z N"/>
        </draw:custom-shape>
        <draw:custom-shape draw:style-name="gr12" draw:text-style-name="P17" draw:layer="layout" svg:width="4.062cm" svg:height="1.023cm" svg:x="19.268cm" svg:y="10.583cm">
          <text:list text:style-name="L1">
            <text:list-header>
              <text:p text:style-name="P1">free memory</text:p>
            </text:list-header>
          </text:list>
          <draw:enhanced-geometry svg:viewBox="0 0 21600 21600" draw:type="mso-spt202" draw:enhanced-path="M 0 0 L 21600 0 21600 21600 0 21600 0 0 Z N"/>
        </draw:custom-shape>
        <draw:custom-shape draw:style-name="gr3" draw:text-style-name="P10" draw:layer="layout" svg:width="2.936cm" svg:height="1.023cm" svg:x="7.413cm" svg:y="7.832cm">
          <text:list text:style-name="L1">
            <text:list-header>
              <text:p text:style-name="P1"><text:span text:style-name="T3">free(ptr);</text:span></text:p>
            </text:list-header>
          </text:list>
          <draw:enhanced-geometry svg:viewBox="0 0 21600 21600" draw:type="mso-spt202" draw:enhanced-path="M 0 0 L 21600 0 21600 21600 0 21600 0 0 Z N"/>
        </draw:custom-shape>
        <draw:custom-shape draw:style-name="gr18" draw:text-style-name="P2" draw:layer="layout" svg:width="1.27cm" svg:height="1.059cm" svg:x="10.795cm" svg:y="9.948cm">
          <text:p/>
          <draw:enhanced-geometry svg:viewBox="0 0 21600 21600" draw:type="rectangle" draw:enhanced-path="M 0 0 L 21600 0 21600 21600 0 21600 0 0 Z N"/>
        </draw:custom-shape>
        <draw:custom-shape draw:style-name="gr3" draw:text-style-name="P10" draw:layer="layout" svg:width="1.205cm" svg:height="1.023cm" svg:x="10.801cm" svg:y="10.795cm">
          <text:list text:style-name="L1">
            <text:list-header>
              <text:p text:style-name="P1">p1</text:p>
            </text:list-header>
          </text:list>
          <draw:enhanced-geometry svg:viewBox="0 0 21600 21600" draw:type="mso-spt202" draw:enhanced-path="M 0 0 L 21600 0 21600 21600 0 21600 0 0 Z N"/>
        </draw:custom-shape>
        <draw:custom-shape draw:style-name="gr3" draw:text-style-name="P10" draw:layer="layout" svg:width="0.853cm" svg:height="1.023cm" svg:x="10.8cm" svg:y="9.948cm">
          <text:list text:style-name="L1">
            <text:list-header>
              <text:p text:style-name="P1">5</text:p>
            </text:list-header>
          </text:list>
          <draw:enhanced-geometry svg:viewBox="0 0 21600 21600" draw:type="mso-spt202" draw:enhanced-path="M 0 0 L 21600 0 21600 21600 0 21600 0 0 Z N"/>
        </draw:custom-shape>
        <draw:custom-shape draw:style-name="gr19" draw:text-style-name="P2" draw:layer="layout" svg:width="10.16cm" svg:height="1.481cm" svg:x="2.328cm" svg:y="16.087cm">
          <text:p/>
          <draw:enhanced-geometry svg:viewBox="0 0 21600 21600" draw:type="rectangle" draw:enhanced-path="M 0 0 L 21600 0 21600 21600 0 21600 0 0 Z N"/>
        </draw:custom-shape>
        <draw:line draw:style-name="gr7" draw:text-style-name="P11" draw:layer="layout" svg:x1="3.598cm" svg:y1="16.087cm" svg:x2="3.598cm" svg:y2="17.568cm">
          <text:p/>
        </draw:line>
        <draw:line draw:style-name="gr7" draw:text-style-name="P11" draw:layer="layout" svg:x1="4.868cm" svg:y1="16.087cm" svg:x2="4.868cm" svg:y2="17.568cm">
          <text:p/>
        </draw:line>
        <draw:line draw:style-name="gr7" draw:text-style-name="P11" draw:layer="layout" svg:x1="6.138cm" svg:y1="16.087cm" svg:x2="6.138cm" svg:y2="17.568cm">
          <text:p/>
        </draw:line>
        <draw:line draw:style-name="gr7" draw:text-style-name="P11" draw:layer="layout" svg:x1="7.408cm" svg:y1="16.087cm" svg:x2="7.408cm" svg:y2="17.568cm">
          <text:p/>
        </draw:line>
        <draw:line draw:style-name="gr7" draw:text-style-name="P11" draw:layer="layout" svg:x1="8.678cm" svg:y1="16.087cm" svg:x2="8.678cm" svg:y2="17.568cm">
          <text:p/>
        </draw:line>
        <draw:line draw:style-name="gr7" draw:text-style-name="P11" draw:layer="layout" svg:x1="9.948cm" svg:y1="16.087cm" svg:x2="9.948cm" svg:y2="17.568cm">
          <text:p/>
        </draw:line>
        <draw:line draw:style-name="gr7" draw:text-style-name="P11" draw:layer="layout" svg:x1="11.218cm" svg:y1="16.087cm" svg:x2="11.218cm" svg:y2="17.568cm">
          <text:p/>
        </draw:line>
        <draw:custom-shape draw:style-name="gr3" draw:text-style-name="P10" draw:layer="layout" svg:width="0.853cm" svg:height="1.023cm" svg:x="2.545cm" svg:y="17.568cm">
          <text:list text:style-name="L1">
            <text:list-header>
              <text:p text:style-name="P1">0</text:p>
            </text:list-header>
          </text:list>
          <draw:enhanced-geometry svg:viewBox="0 0 21600 21600" draw:type="mso-spt202" draw:enhanced-path="M 0 0 L 21600 0 21600 21600 0 21600 0 0 Z N"/>
        </draw:custom-shape>
        <draw:custom-shape draw:style-name="gr3" draw:text-style-name="P10" draw:layer="layout" svg:width="0.853cm" svg:height="1.023cm" svg:x="3.815cm" svg:y="17.568cm">
          <text:list text:style-name="L1">
            <text:list-header>
              <text:p text:style-name="P1">1</text:p>
            </text:list-header>
          </text:list>
          <draw:enhanced-geometry svg:viewBox="0 0 21600 21600" draw:type="mso-spt202" draw:enhanced-path="M 0 0 L 21600 0 21600 21600 0 21600 0 0 Z N"/>
        </draw:custom-shape>
        <draw:custom-shape draw:style-name="gr3" draw:text-style-name="P10" draw:layer="layout" svg:width="0.853cm" svg:height="1.023cm" svg:x="5.085cm" svg:y="17.568cm">
          <text:list text:style-name="L1">
            <text:list-header>
              <text:p text:style-name="P1">2</text:p>
            </text:list-header>
          </text:list>
          <draw:enhanced-geometry svg:viewBox="0 0 21600 21600" draw:type="mso-spt202" draw:enhanced-path="M 0 0 L 21600 0 21600 21600 0 21600 0 0 Z N"/>
        </draw:custom-shape>
        <draw:custom-shape draw:style-name="gr3" draw:text-style-name="P10" draw:layer="layout" svg:width="0.853cm" svg:height="1.023cm" svg:x="6.355cm" svg:y="17.568cm">
          <text:list text:style-name="L1">
            <text:list-header>
              <text:p text:style-name="P1">3</text:p>
            </text:list-header>
          </text:list>
          <draw:enhanced-geometry svg:viewBox="0 0 21600 21600" draw:type="mso-spt202" draw:enhanced-path="M 0 0 L 21600 0 21600 21600 0 21600 0 0 Z N"/>
        </draw:custom-shape>
        <draw:custom-shape draw:style-name="gr3" draw:text-style-name="P10" draw:layer="layout" svg:width="0.853cm" svg:height="1.023cm" svg:x="7.625cm" svg:y="17.568cm">
          <text:list text:style-name="L1">
            <text:list-header>
              <text:p text:style-name="P1">4</text:p>
            </text:list-header>
          </text:list>
          <draw:enhanced-geometry svg:viewBox="0 0 21600 21600" draw:type="mso-spt202" draw:enhanced-path="M 0 0 L 21600 0 21600 21600 0 21600 0 0 Z N"/>
        </draw:custom-shape>
        <draw:custom-shape draw:style-name="gr3" draw:text-style-name="P10" draw:layer="layout" svg:width="0.853cm" svg:height="1.023cm" svg:x="8.895cm" svg:y="17.568cm">
          <text:list text:style-name="L1">
            <text:list-header>
              <text:p text:style-name="P1">5</text:p>
            </text:list-header>
          </text:list>
          <draw:enhanced-geometry svg:viewBox="0 0 21600 21600" draw:type="mso-spt202" draw:enhanced-path="M 0 0 L 21600 0 21600 21600 0 21600 0 0 Z N"/>
        </draw:custom-shape>
        <draw:custom-shape draw:style-name="gr3" draw:text-style-name="P10" draw:layer="layout" svg:width="0.853cm" svg:height="1.023cm" svg:x="10.165cm" svg:y="17.568cm">
          <text:list text:style-name="L1">
            <text:list-header>
              <text:p text:style-name="P1">6</text:p>
            </text:list-header>
          </text:list>
          <draw:enhanced-geometry svg:viewBox="0 0 21600 21600" draw:type="mso-spt202" draw:enhanced-path="M 0 0 L 21600 0 21600 21600 0 21600 0 0 Z N"/>
        </draw:custom-shape>
        <draw:custom-shape draw:style-name="gr3" draw:text-style-name="P10" draw:layer="layout" svg:width="0.853cm" svg:height="1.023cm" svg:x="11.435cm" svg:y="17.568cm">
          <text:list text:style-name="L1">
            <text:list-header>
              <text:p text:style-name="P1">7</text:p>
            </text:list-header>
          </text:list>
          <draw:enhanced-geometry svg:viewBox="0 0 21600 21600" draw:type="mso-spt202" draw:enhanced-path="M 0 0 L 21600 0 21600 21600 0 21600 0 0 Z N"/>
        </draw:custom-shape>
        <draw:custom-shape draw:style-name="gr20" draw:text-style-name="P15" draw:layer="layout" svg:width="1.27cm" svg:height="1.481cm" svg:x="4.868cm" svg:y="16.087cm">
          <text:p/>
          <draw:enhanced-geometry svg:viewBox="0 0 21600 21600" draw:type="rectangle" draw:enhanced-path="M 0 0 L 21600 0 21600 21600 0 21600 0 0 Z N"/>
        </draw:custom-shape>
        <draw:custom-shape draw:style-name="gr20" draw:text-style-name="P15" draw:layer="layout" svg:width="1.27cm" svg:height="1.481cm" svg:x="6.138cm" svg:y="16.087cm">
          <text:p/>
          <draw:enhanced-geometry svg:viewBox="0 0 21600 21600" draw:type="rectangle" draw:enhanced-path="M 0 0 L 21600 0 21600 21600 0 21600 0 0 Z N"/>
        </draw:custom-shape>
        <draw:custom-shape draw:style-name="gr3" draw:text-style-name="P10" draw:layer="layout" svg:width="3.042cm" svg:height="1.023cm" svg:x="12.705cm" svg:y="16.298cm">
          <text:list text:style-name="L1">
            <text:list-header>
              <text:p text:style-name="P1">after free</text:p>
            </text:list-header>
          </text:list>
          <draw:enhanced-geometry svg:viewBox="0 0 21600 21600" draw:type="mso-spt202" draw:enhanced-path="M 0 0 L 21600 0 21600 21600 0 21600 0 0 Z N"/>
        </draw:custom-shape>
        <draw:line draw:style-name="gr7" draw:text-style-name="P11" draw:layer="layout" svg:x1="10.794cm" svg:y1="10.372cm" svg:x2="9.947cm" svg:y2="10.372cm">
          <text:p/>
        </draw:line>
        <draw:line draw:style-name="gr5" draw:text-style-name="P11" draw:layer="layout" svg:x1="9.947cm" svg:y1="10.372cm" svg:x2="9.312cm" svg:y2="12.065cm">
          <text:p/>
        </draw:line>
        <draw:custom-shape draw:style-name="gr13" draw:text-style-name="P2" draw:layer="layout" svg:width="1.27cm" svg:height="1.058cm" svg:x="1.482cm" svg:y="9.525cm">
          <text:p/>
          <draw:enhanced-geometry svg:viewBox="0 0 21600 21600" draw:type="rectangle" draw:enhanced-path="M 0 0 L 21600 0 21600 21600 0 21600 0 0 Z N"/>
        </draw:custom-shape>
        <draw:custom-shape draw:style-name="gr3" draw:text-style-name="P10" draw:layer="layout" svg:width="1.205cm" svg:height="1.023cm" svg:x="1.488cm" svg:y="10.372cm">
          <text:list text:style-name="L1">
            <text:list-header>
              <text:p text:style-name="P1">p2</text:p>
            </text:list-header>
          </text:list>
          <draw:enhanced-geometry svg:viewBox="0 0 21600 21600" draw:type="mso-spt202" draw:enhanced-path="M 0 0 L 21600 0 21600 21600 0 21600 0 0 Z N"/>
        </draw:custom-shape>
        <draw:custom-shape draw:style-name="gr3" draw:text-style-name="P10" draw:layer="layout" svg:width="0.853cm" svg:height="1.023cm" svg:x="1.487cm" svg:y="9.525cm">
          <text:list text:style-name="L1">
            <text:list-header>
              <text:p text:style-name="P1">2</text:p>
            </text:list-header>
          </text:list>
          <draw:enhanced-geometry svg:viewBox="0 0 21600 21600" draw:type="mso-spt202" draw:enhanced-path="M 0 0 L 21600 0 21600 21600 0 21600 0 0 Z N"/>
        </draw:custom-shape>
        <draw:line draw:style-name="gr7" draw:text-style-name="P11" draw:layer="layout" svg:x1="3.598cm" svg:y1="10.16cm" svg:x2="2.752cm" svg:y2="10.16cm">
          <text:p/>
        </draw:line>
        <draw:line draw:style-name="gr5" draw:text-style-name="P11" draw:layer="layout" svg:x1="3.598cm" svg:y1="10.16cm" svg:x2="5.503cm" svg:y2="12.065cm">
          <text:p/>
        </draw:line>
        <draw:custom-shape draw:style-name="gr13" draw:text-style-name="P2" draw:layer="layout" svg:width="1.27cm" svg:height="1.058cm" svg:x="0.635cm" svg:y="14.182cm">
          <text:p/>
          <draw:enhanced-geometry svg:viewBox="0 0 21600 21600" draw:type="rectangle" draw:enhanced-path="M 0 0 L 21600 0 21600 21600 0 21600 0 0 Z N"/>
        </draw:custom-shape>
        <draw:custom-shape draw:style-name="gr3" draw:text-style-name="P10" draw:layer="layout" svg:width="1.205cm" svg:height="1.023cm" svg:x="0.641cm" svg:y="15.028cm">
          <text:list text:style-name="L1">
            <text:list-header>
              <text:p text:style-name="P1">p2</text:p>
            </text:list-header>
          </text:list>
          <draw:enhanced-geometry svg:viewBox="0 0 21600 21600" draw:type="mso-spt202" draw:enhanced-path="M 0 0 L 21600 0 21600 21600 0 21600 0 0 Z N"/>
        </draw:custom-shape>
        <draw:custom-shape draw:style-name="gr3" draw:text-style-name="P10" draw:layer="layout" svg:width="0.853cm" svg:height="1.023cm" svg:x="0.64cm" svg:y="14.182cm">
          <text:list text:style-name="L1">
            <text:list-header>
              <text:p text:style-name="P1">2</text:p>
            </text:list-header>
          </text:list>
          <draw:enhanced-geometry svg:viewBox="0 0 21600 21600" draw:type="mso-spt202" draw:enhanced-path="M 0 0 L 21600 0 21600 21600 0 21600 0 0 Z N"/>
        </draw:custom-shape>
        <draw:line draw:style-name="gr7" draw:text-style-name="P11" draw:layer="layout" svg:x1="2.751cm" svg:y1="14.817cm" svg:x2="1.904cm" svg:y2="14.817cm">
          <text:p/>
        </draw:line>
        <draw:line draw:style-name="gr5" draw:text-style-name="P11" draw:layer="layout" svg:x1="2.752cm" svg:y1="14.817cm" svg:x2="5.292cm" svg:y2="16.087cm">
          <text:p/>
        </draw:line>
        <draw:custom-shape draw:style-name="gr13" draw:text-style-name="P2" draw:layer="layout" svg:width="1.27cm" svg:height="1.058cm" svg:x="13.335cm" svg:y="13.97cm">
          <text:p/>
          <draw:enhanced-geometry svg:viewBox="0 0 21600 21600" draw:type="rectangle" draw:enhanced-path="M 0 0 L 21600 0 21600 21600 0 21600 0 0 Z N"/>
        </draw:custom-shape>
        <draw:custom-shape draw:style-name="gr3" draw:text-style-name="P10" draw:layer="layout" svg:width="1.205cm" svg:height="1.023cm" svg:x="13.341cm" svg:y="14.817cm">
          <text:list text:style-name="L1">
            <text:list-header>
              <text:p text:style-name="P1">p1</text:p>
            </text:list-header>
          </text:list>
          <draw:enhanced-geometry svg:viewBox="0 0 21600 21600" draw:type="mso-spt202" draw:enhanced-path="M 0 0 L 21600 0 21600 21600 0 21600 0 0 Z N"/>
        </draw:custom-shape>
        <draw:custom-shape draw:style-name="gr3" draw:text-style-name="P10" draw:layer="layout" svg:width="1.484cm" svg:height="1.023cm" svg:x="13.131cm" svg:y="13.97cm">
          <text:list text:style-name="L1">
            <text:list-header>
              <text:p text:style-name="P1">null</text:p>
            </text:list-header>
          </text:list>
          <draw:enhanced-geometry svg:viewBox="0 0 21600 21600" draw:type="mso-spt202" draw:enhanced-path="M 0 0 L 21600 0 21600 21600 0 21600 0 0 Z N"/>
        </draw:custom-shape>
        <draw:custom-shape draw:style-name="gr21" draw:text-style-name="P21" draw:layer="layout" svg:width="0.846cm" svg:height="1.27cm" svg:x="6.562cm" svg:y="14.6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7.273cm" svg:height="9.655cm" svg:x="6.063cm" svg:y="1.957cm" draw:page-number="8" presentation:class="page"/>
          <draw:frame presentation:style-name="pr2" draw:text-style-name="P3" draw:layer="layout" svg:width="15.519cm" svg:height="11.586cm" svg:x="1.94cm" svg:y="12.231cm" presentation:class="notes" presentation:placeholder="true">
            <draw:text-box/>
          </draw:frame>
        </presentation:notes>
      </draw:page>
      <draw:page draw:name="Using a Pointer" draw:style-name="dp1" draw:master-page-name="Default" presentation:presentation-page-layout-name="AL2T1">
        <draw:frame presentation:style-name="pr7" draw:text-style-name="P2" draw:layer="layout" svg:width="22.86cm" svg:height="2.2cm" svg:x="1.27cm" svg:y="0.763cm" presentation:class="title" presentation:user-transformed="true">
          <draw:text-box>
            <text:list text:style-name="L1">
              <text:list-header>
                <text:p text:style-name="P1">Using a Pointer</text:p>
              </text:list-header>
            </text:list>
          </draw:text-box>
        </draw:frame>
        <draw:frame presentation:style-name="pr4" draw:text-style-name="P2" draw:layer="layout" svg:width="22.86cm" svg:height="13.63cm" svg:x="1.27cm" svg:y="3.387cm" presentation:class="outline" presentation:user-transformed="true">
          <draw:text-box>
            <text:list text:style-name="L2">
              <text:list-item>
                <text:p text:style-name="P8"><text:span text:style-name="T6">To access a piece of data through a pointer, place an asterisk (*) before the pointer</text:span></text:p>
              </text:list-item>
            </text:list>
            <text:list text:style-name="L3">
              <text:list-item>
                <text:list>
                  <text:list-item>
                    <text:p text:style-name="P9"><text:span text:style-name="T7">example</text:span></text:p>
                  </text:list-item>
                </text:list>
              </text:list-item>
            </text:list>
            <text:list text:style-name="L5">
              <text:list-item>
                <text:list>
                  <text:list-item>
                    <text:list>
                      <text:list-header>
                        <text:p text:style-name="P12"><text:span text:style-name="T4"><text:s text:c="3"/></text:span><text:span text:style-name="T4">char *ptr = malloc(1);</text:span></text:p>
                        <text:p text:style-name="P22"><text:span text:style-name="T4"><text:tab/></text:span><text:span text:style-name="T4"> </text:span><text:span text:style-name="T4">*ptr = ‘a’;</text:span></text:p>
                        <text:p text:style-name="P22"><text:span text:style-name="T4"><text:tab/></text:span><text:span text:style-name="T4"> </text:span><text:span text:style-name="T4">if(*ptr == ‘a’) { … }</text:span></text:p>
                      </text:list-header>
                    </text:list>
                  </text:list-item>
                </text:list>
              </text:list-item>
            </text:list>
            <text:list text:style-name="L2">
              <text:list-item>
                <text:p text:style-name="P8"><text:span text:style-name="T6">Using the pointer without the asterisk actually accesses the pointer value</text:span></text:p>
              </text:list-item>
            </text:list>
            <text:list text:style-name="L3">
              <text:list-item>
                <text:list>
                  <text:list-item>
                    <text:p text:style-name="P9"><text:span text:style-name="T7">not the data the pointer is referencing</text:span></text:p>
                  </text:list-item>
                  <text:list-item>
                    <text:p text:style-name="P9"><text:span text:style-name="T7">this is a very common mistake to make when trying to access data</text:span></text:p>
                  </text:list-item>
                </text:list>
              </text:list-item>
            </text:list>
          </draw:text-box>
        </draw:frame>
        <presentation:notes draw:style-name="dp2">
          <draw:page-thumbnail draw:style-name="gr1" draw:layer="layout" svg:width="7.273cm" svg:height="9.655cm" svg:x="6.063cm" svg:y="1.957cm" draw:page-number="9" presentation:class="page"/>
          <draw:frame presentation:style-name="pr2" draw:text-style-name="P3" draw:layer="layout" svg:width="15.519cm" svg:height="11.586cm" svg:x="1.94cm" svg:y="12.231cm" presentation:class="notes" presentation:placeholder="true">
            <draw:text-box/>
          </draw:frame>
        </presentation:notes>
      </draw:page>
      <draw:page draw:name="sizeof() Function"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text:span text:style-name="T3">sizeof() Function</text:span></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text:span text:style-name="T3">The </text:span><text:span text:style-name="T9">sizeof()</text:span><text:span text:style-name="T3"> function is used to determine the size of any data type</text:span></text:p>
              </text:list-item>
            </text:list>
            <text:list text:style-name="L3">
              <text:list-item>
                <text:list>
                  <text:list-item>
                    <text:p text:style-name="P8"><text:span text:style-name="T3">prototype: </text:span><text:span text:style-name="T9">int sizeof(data type);</text:span></text:p>
                  </text:list-item>
                  <text:list-item>
                    <text:p text:style-name="P8"><text:span text:style-name="T3">returns how many bytes the data type needs</text:span></text:p>
                    <text:list>
                      <text:list-item>
                        <text:p text:style-name="P9"><text:span text:style-name="T3">for example: sizeof(int) = 4, sizeof(char) = 1</text:span></text:p>
                      </text:list-item>
                    </text:list>
                  </text:list-item>
                  <text:list-item>
                    <text:p text:style-name="P8"><text:span text:style-name="T3">works for standard data types and user defined data types (structures)</text:span></text:p>
                  </text:list-item>
                </text:list>
              </text:list-item>
            </text:list>
          </draw:text-box>
        </draw:frame>
        <presentation:notes draw:style-name="dp2">
          <draw:page-thumbnail draw:style-name="gr1" draw:layer="layout" svg:width="7.273cm" svg:height="9.655cm" svg:x="6.063cm" svg:y="1.957cm" draw:page-number="10" presentation:class="page"/>
          <draw:frame presentation:style-name="pr2" draw:text-style-name="P3" draw:layer="layout" svg:width="15.519cm" svg:height="11.586cm" svg:x="1.94cm" svg:y="12.231cm" presentation:class="notes" presentation:placeholder="true">
            <draw:text-box/>
          </draw:frame>
        </presentation:notes>
      </draw:page>
      <draw:page draw:name="Simple Example" draw:style-name="dp1" draw:master-page-name="Default" presentation:presentation-page-layout-name="AL3T19">
        <draw:frame presentation:style-name="pr5" draw:text-style-name="P2" draw:layer="layout" svg:width="22.86cm" svg:height="3.175cm" svg:x="1.27cm" svg:y="0.762cm" presentation:class="title" presentation:user-transformed="true">
          <draw:text-box>
            <text:list text:style-name="L1">
              <text:list-header>
                <text:p text:style-name="P1">Simple Example</text:p>
              </text:list-header>
            </text:list>
          </draw:text-box>
        </draw:frame>
        <draw:custom-shape draw:style-name="gr22" draw:text-style-name="P24" draw:layer="layout" svg:width="10.047cm" svg:height="9.405cm" svg:x="0.912cm" svg:y="5.393cm">
          <text:list text:style-name="L1">
            <text:list-header>
              <text:p text:style-name="P23"><text:span text:style-name="T3"><text:s text:c="4"/></text:span><text:span text:style-name="T3">int main() {</text:span></text:p>
              <text:p text:style-name="P23"><text:span text:style-name="T3">1 <text:s text:c="5"/>int x, y;</text:span></text:p>
              <text:p text:style-name="P23"><text:span text:style-name="T3">2 <text:s text:c="5"/>int *z;</text:span></text:p>
              <text:p text:style-name="P23"><text:span text:style-name="T3">3 <text:s text:c="5"/>z = malloc(sizeof(int));</text:span></text:p>
              <text:p text:style-name="P23"><text:span text:style-name="T3"/></text:p>
              <text:p text:style-name="P23"><text:span text:style-name="T3">4 <text:s text:c="5"/>y = 5;</text:span></text:p>
              <text:p text:style-name="P23"><text:span text:style-name="T3">5 <text:s text:c="5"/>*z = 3;</text:span></text:p>
            </text:list-header>
          </text:list>
          <text:list text:style-name="L9">
            <text:list-item>
              <text:p text:style-name="P1"><text:span text:style-name="T3"><text:s text:c="2"/></text:span><text:span text:style-name="T3">x = *z + y;</text:span></text:p>
            </text:list-item>
            <text:list-item>
              <text:p text:style-name="P1"><text:span text:style-name="T3"><text:s text:c="2"/></text:span><text:span text:style-name="T3">free(z);</text:span></text:p>
            </text:list-item>
          </text:list>
          <text:list text:style-name="L1">
            <text:list-header>
              <text:p text:style-name="P23"><text:span text:style-name="T3"><text:s/></text:span></text:p>
              <text:p text:style-name="P23"><text:span text:style-name="T3"><text:s text:c="8"/></text:span><text:span text:style-name="T3">return 0;</text:span></text:p>
              <text:p text:style-name="P23"><text:span text:style-name="T3"><text:s text:c="3"/></text:span><text:span text:style-name="T3">} </text:span></text:p>
            </text:list-header>
          </text:list>
          <draw:enhanced-geometry svg:viewBox="0 0 21600 21600" draw:type="mso-spt202" draw:enhanced-path="M 0 0 L 21600 0 21600 21600 0 21600 0 0 Z N"/>
        </draw:custom-shape>
        <draw:line draw:style-name="gr7" draw:text-style-name="P11" draw:layer="layout" svg:x1="12.277cm" svg:y1="4.445cm" svg:x2="12.277cm" svg:y2="11.43cm">
          <text:p/>
        </draw:line>
        <draw:line draw:style-name="gr7" draw:text-style-name="P11" draw:layer="layout" svg:x1="12.277cm" svg:y1="11.43cm" svg:x2="16.51cm" svg:y2="11.43cm">
          <text:p/>
        </draw:line>
        <draw:line draw:style-name="gr7" draw:text-style-name="P11" draw:layer="layout" svg:x1="16.51cm" svg:y1="4.445cm" svg:x2="16.51cm" svg:y2="11.43cm">
          <text:p/>
        </draw:line>
        <draw:custom-shape draw:style-name="gr23" draw:text-style-name="P2" draw:layer="layout" svg:width="8.224cm" svg:height="5.807cm" svg:x="15.725cm" svg:y="12.537cm">
          <text:p/>
          <draw:enhanced-geometry svg:viewBox="0 0 1865 1317" draw:type="non-primitive" draw:enhanced-path="M 548 46  C 463 74 379 111 292 128  C 283 134 275 141 265 147  C 253 154 239 157 228 165  C 180 199 130 287 109 339  C 97 412 114 440 146 503  C 143 546 144 589 137 631  C 128 687 54 795 27 851  C 24 866 21 881 18 896  C 12 933 0 1006 0 1006  C 6 1037 6 1069 18 1098  C 32 1133 163 1183 192 1189  C 362 1226 530 1246 704 1253  C 814 1257 923 1259 1033 1262  C 1405 1282 1253 1271 1490 1290  C 1524 1298 1557 1309 1591 1317  C 1624 1311 1660 1312 1691 1299  C 1705 1293 1708 1273 1719 1262  C 1760 1221 1755 1250 1792 1198  C 1813 1169 1847 1107 1847 1107  C 1862 1029 1865 950 1828 878  C 1826 869 1815 808 1810 796  C 1799 771 1773 723 1773 723  C 1767 699 1761 674 1755 650  C 1752 638 1746 613 1746 613  C 1751 503 1776 328 1755 211  C 1753 202 1742 199 1737 192  C 1693 136 1631 132 1563 119  C 1449 98 1386 81 1280 28  C 1230 3 1093 2 1060 0  C 884 7 721 29 548 46  Z N"/>
        </draw:custom-shape>
        <draw:custom-shape draw:style-name="gr3" draw:text-style-name="P10" draw:layer="layout" svg:width="2.09cm" svg:height="1.023cm" svg:x="13.339cm" svg:y="3.598cm">
          <text:list text:style-name="L1">
            <text:list-header>
              <text:p text:style-name="P1">Stack</text:p>
            </text:list-header>
          </text:list>
          <draw:enhanced-geometry svg:viewBox="0 0 21600 21600" draw:type="mso-spt202" draw:enhanced-path="M 0 0 L 21600 0 21600 21600 0 21600 0 0 Z N"/>
        </draw:custom-shape>
        <draw:custom-shape draw:style-name="gr3" draw:text-style-name="P10" draw:layer="layout" svg:width="2.013cm" svg:height="1.023cm" svg:x="18.59cm" svg:y="11.32cm">
          <text:list text:style-name="L1">
            <text:list-header>
              <text:p text:style-name="P1">Heap</text:p>
            </text:list-header>
          </text:list>
          <draw:enhanced-geometry svg:viewBox="0 0 21600 21600" draw:type="mso-spt202" draw:enhanced-path="M 0 0 L 21600 0 21600 21600 0 21600 0 0 Z N"/>
        </draw:custom-shape>
        <draw:custom-shape draw:style-name="gr24" draw:text-style-name="P2" draw:layer="layout" svg:width="2.116cm" svg:height="1.058cm" svg:x="12.912cm" svg:y="9.525cm">
          <text:p/>
          <draw:enhanced-geometry svg:viewBox="0 0 21600 21600" draw:type="rectangle" draw:enhanced-path="M 0 0 L 21600 0 21600 21600 0 21600 0 0 Z N"/>
        </draw:custom-shape>
        <draw:custom-shape draw:style-name="gr24" draw:text-style-name="P2" draw:layer="layout" svg:width="2.116cm" svg:height="1.058cm" svg:x="12.912cm" svg:y="7.197cm">
          <text:p/>
          <draw:enhanced-geometry svg:viewBox="0 0 21600 21600" draw:type="rectangle" draw:enhanced-path="M 0 0 L 21600 0 21600 21600 0 21600 0 0 Z N"/>
        </draw:custom-shape>
        <draw:custom-shape draw:style-name="gr25" draw:text-style-name="P2" draw:layer="layout" svg:width="2.116cm" svg:height="1.059cm" svg:x="12.912cm" svg:y="4.868cm">
          <text:p/>
          <draw:enhanced-geometry svg:viewBox="0 0 21600 21600" draw:type="rectangle" draw:enhanced-path="M 0 0 L 21600 0 21600 21600 0 21600 0 0 Z N"/>
        </draw:custom-shape>
        <draw:custom-shape draw:style-name="gr3" draw:text-style-name="P10" draw:layer="layout" svg:width="0.82cm" svg:height="1.023cm" svg:x="13.551cm" svg:y="8.043cm">
          <text:list text:style-name="L1">
            <text:list-header>
              <text:p text:style-name="P1">y</text:p>
            </text:list-header>
          </text:list>
          <draw:enhanced-geometry svg:viewBox="0 0 21600 21600" draw:type="mso-spt202" draw:enhanced-path="M 0 0 L 21600 0 21600 21600 0 21600 0 0 Z N"/>
        </draw:custom-shape>
        <draw:custom-shape draw:style-name="gr3" draw:text-style-name="P10" draw:layer="layout" svg:width="0.82cm" svg:height="1.023cm" svg:x="13.551cm" svg:y="10.372cm">
          <text:list text:style-name="L1">
            <text:list-header>
              <text:p text:style-name="P1">x</text:p>
            </text:list-header>
          </text:list>
          <draw:enhanced-geometry svg:viewBox="0 0 21600 21600" draw:type="mso-spt202" draw:enhanced-path="M 0 0 L 21600 0 21600 21600 0 21600 0 0 Z N"/>
        </draw:custom-shape>
        <draw:custom-shape draw:style-name="gr3" draw:text-style-name="P10" draw:layer="layout" svg:width="0.82cm" svg:height="1.023cm" svg:x="13.551cm" svg:y="5.715cm">
          <text:list text:style-name="L1">
            <text:list-header>
              <text:p text:style-name="P1">z</text:p>
            </text:list-header>
          </text:list>
          <draw:enhanced-geometry svg:viewBox="0 0 21600 21600" draw:type="mso-spt202" draw:enhanced-path="M 0 0 L 21600 0 21600 21600 0 21600 0 0 Z N"/>
        </draw:custom-shape>
        <draw:g>
          <draw:custom-shape draw:style-name="gr26" draw:text-style-name="P2" draw:layer="layout" svg:width="1.481cm" svg:height="1.482cm" svg:x="10.372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0.589cm" svg:y="8.467cm">
            <text:list text:style-name="L1">
              <text:list-header>
                <text:p text:style-name="P1">1</text:p>
              </text:list-header>
            </text:list>
            <draw:enhanced-geometry svg:viewBox="0 0 21600 21600" draw:type="mso-spt202" draw:enhanced-path="M 0 0 L 21600 0 21600 21600 0 21600 0 0 Z N"/>
          </draw:custom-shape>
        </draw:g>
        <draw:line draw:style-name="gr5" draw:text-style-name="P11" draw:layer="layout" svg:x1="11.853cm" svg:y1="8.677cm" svg:x2="12.912cm" svg:y2="8.042cm">
          <text:p/>
        </draw:line>
        <draw:line draw:style-name="gr5" draw:text-style-name="P11" draw:layer="layout" svg:x1="11.642cm" svg:y1="9.313cm" svg:x2="12.912cm" svg:y2="9.948cm">
          <text:p/>
        </draw:line>
        <draw:g>
          <draw:custom-shape draw:style-name="gr27" draw:text-style-name="P2" draw:layer="layout" svg:width="1.481cm" svg:height="1.481cm" svg:x="10.37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0.589cm" svg:y="4.868cm">
            <text:list text:style-name="L1">
              <text:list-header>
                <text:p text:style-name="P1">2</text:p>
              </text:list-header>
            </text:list>
            <draw:enhanced-geometry svg:viewBox="0 0 21600 21600" draw:type="mso-spt202" draw:enhanced-path="M 0 0 L 21600 0 21600 21600 0 21600 0 0 Z N"/>
          </draw:custom-shape>
        </draw:g>
        <draw:line draw:style-name="gr5" draw:text-style-name="P11" draw:layer="layout" svg:x1="11.853cm" svg:y1="5.503cm" svg:x2="12.912cm" svg:y2="5.503cm">
          <text:p/>
        </draw:line>
        <draw:g>
          <draw:custom-shape draw:style-name="gr26" draw:text-style-name="P2" draw:layer="layout" svg:width="1.481cm" svg:height="1.482cm" svg:x="22.013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22.23cm" svg:y="8.255cm">
            <text:list text:style-name="L1">
              <text:list-header>
                <text:p text:style-name="P1">3</text:p>
              </text:list-header>
            </text:list>
            <draw:enhanced-geometry svg:viewBox="0 0 21600 21600" draw:type="mso-spt202" draw:enhanced-path="M 0 0 L 21600 0 21600 21600 0 21600 0 0 Z N"/>
          </draw:custom-shape>
        </draw:g>
        <draw:custom-shape draw:style-name="gr25" draw:text-style-name="P2" draw:layer="layout" svg:width="2.116cm" svg:height="1.059cm" svg:x="17.992cm" svg:y="13.758cm">
          <text:p/>
          <draw:enhanced-geometry svg:viewBox="0 0 21600 21600" draw:type="rectangle" draw:enhanced-path="M 0 0 L 21600 0 21600 21600 0 21600 0 0 Z N"/>
        </draw:custom-shape>
        <draw:custom-shape draw:style-name="gr3" draw:text-style-name="P10" draw:layer="layout" svg:width="1.556cm" svg:height="1.023cm" svg:x="18.21cm" svg:y="14.817cm">
          <text:list text:style-name="L1">
            <text:list-header>
              <text:p text:style-name="P1">108</text:p>
            </text:list-header>
          </text:list>
          <draw:enhanced-geometry svg:viewBox="0 0 21600 21600" draw:type="mso-spt202" draw:enhanced-path="M 0 0 L 21600 0 21600 21600 0 21600 0 0 Z N"/>
        </draw:custom-shape>
        <draw:line draw:style-name="gr5" draw:text-style-name="P11" draw:layer="layout" svg:x1="22.013cm" svg:y1="8.467cm" svg:x2="14.393cm" svg:y2="5.503cm">
          <text:p/>
        </draw:line>
        <draw:custom-shape draw:style-name="gr3" draw:text-style-name="P10" draw:layer="layout" svg:width="1.556cm" svg:height="1.023cm" svg:x="12.919cm" svg:y="4.868cm">
          <text:list text:style-name="L1">
            <text:list-header>
              <text:p text:style-name="P1">108</text:p>
            </text:list-header>
          </text:list>
          <draw:enhanced-geometry svg:viewBox="0 0 21600 21600" draw:type="mso-spt202" draw:enhanced-path="M 0 0 L 21600 0 21600 21600 0 21600 0 0 Z N"/>
        </draw:custom-shape>
        <draw:line draw:style-name="gr5" draw:text-style-name="P11" draw:layer="layout" svg:x1="22.436cm" svg:y1="9.525cm" svg:x2="20.107cm" svg:y2="13.758cm">
          <text:p/>
        </draw:line>
        <draw:custom-shape draw:style-name="gr3" draw:text-style-name="P10" draw:layer="layout" svg:width="0.853cm" svg:height="1.023cm" svg:x="13.508cm" svg:y="7.298cm">
          <text:list text:style-name="L1">
            <text:list-header>
              <text:p text:style-name="P1">5</text:p>
            </text:list-header>
          </text:list>
          <draw:enhanced-geometry svg:viewBox="0 0 21600 21600" draw:type="mso-spt202" draw:enhanced-path="M 0 0 L 21600 0 21600 21600 0 21600 0 0 Z N"/>
        </draw:custom-shape>
        <draw:custom-shape draw:style-name="gr3" draw:text-style-name="P10" draw:layer="layout" svg:width="0.853cm" svg:height="1.023cm" svg:x="18.632cm" svg:y="13.758cm">
          <text:list text:style-name="L1">
            <text:list-header>
              <text:p text:style-name="P1">3</text:p>
            </text:list-header>
          </text:list>
          <draw:enhanced-geometry svg:viewBox="0 0 21600 21600" draw:type="mso-spt202" draw:enhanced-path="M 0 0 L 21600 0 21600 21600 0 21600 0 0 Z N"/>
        </draw:custom-shape>
        <draw:custom-shape draw:style-name="gr3" draw:text-style-name="P10" draw:layer="layout" svg:width="0.853cm" svg:height="1.023cm" svg:x="13.552cm" svg:y="9.525cm">
          <text:list text:style-name="L1">
            <text:list-header>
              <text:p text:style-name="P1">8</text:p>
            </text:list-header>
          </text:list>
          <draw:enhanced-geometry svg:viewBox="0 0 21600 21600" draw:type="mso-spt202" draw:enhanced-path="M 0 0 L 21600 0 21600 21600 0 21600 0 0 Z N"/>
        </draw:custom-shape>
        <draw:g>
          <draw:custom-shape draw:style-name="gr26" draw:text-style-name="P2" draw:layer="layout" svg:width="1.481cm" svg:height="1.482cm" svg:x="17.568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7.785cm" svg:y="8.255cm">
            <text:list text:style-name="L1">
              <text:list-header>
                <text:p text:style-name="P1">4</text:p>
              </text:list-header>
            </text:list>
            <draw:enhanced-geometry svg:viewBox="0 0 21600 21600" draw:type="mso-spt202" draw:enhanced-path="M 0 0 L 21600 0 21600 21600 0 21600 0 0 Z N"/>
          </draw:custom-shape>
        </draw:g>
        <draw:line draw:style-name="gr5" draw:text-style-name="P11" draw:layer="layout" svg:x1="17.567cm" svg:y1="8.89cm" svg:x2="14.392cm" svg:y2="7.832cm">
          <text:p/>
        </draw:line>
        <draw:g>
          <draw:custom-shape draw:style-name="gr27" draw:text-style-name="P2" draw:layer="layout" svg:width="1.481cm" svg:height="1.481cm" svg:x="13.97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4.187cm" svg:y="13.758cm">
            <text:list text:style-name="L1">
              <text:list-header>
                <text:p text:style-name="P1">5</text:p>
              </text:list-header>
            </text:list>
            <draw:enhanced-geometry svg:viewBox="0 0 21600 21600" draw:type="mso-spt202" draw:enhanced-path="M 0 0 L 21600 0 21600 21600 0 21600 0 0 Z N"/>
          </draw:custom-shape>
        </draw:g>
        <draw:line draw:style-name="gr5" draw:text-style-name="P11" draw:layer="layout" svg:x1="15.452cm" svg:y1="14.393cm" svg:x2="18.627cm" svg:y2="14.393cm">
          <text:p/>
        </draw:line>
        <draw:g>
          <draw:custom-shape draw:style-name="gr26" draw:text-style-name="P2" draw:layer="layout" svg:width="1.481cm" svg:height="1.482cm" svg:x="9.73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9.954cm" svg:y="11.642cm">
            <text:list text:style-name="L1">
              <text:list-header>
                <text:p text:style-name="P1">6</text:p>
              </text:list-header>
            </text:list>
            <draw:enhanced-geometry svg:viewBox="0 0 21600 21600" draw:type="mso-spt202" draw:enhanced-path="M 0 0 L 21600 0 21600 21600 0 21600 0 0 Z N"/>
          </draw:custom-shape>
        </draw:g>
        <draw:line draw:style-name="gr5" draw:text-style-name="P11" draw:layer="layout" svg:x1="11.007cm" svg:y1="11.642cm" svg:x2="13.547cm" svg:y2="10.16cm">
          <text:p/>
        </draw:line>
        <presentation:notes draw:style-name="dp2">
          <draw:page-thumbnail draw:style-name="gr1" draw:layer="layout" svg:width="7.273cm" svg:height="9.655cm" svg:x="6.063cm" svg:y="1.957cm" draw:page-number="11" presentation:class="page"/>
          <draw:frame presentation:style-name="pr2" draw:text-style-name="P3" draw:layer="layout" svg:width="15.519cm" svg:height="11.586cm" svg:x="1.94cm" svg:y="12.231cm" presentation:class="notes" presentation:placeholder="true">
            <draw:text-box/>
          </draw:frame>
        </presentation:notes>
      </draw:page>
      <draw:page draw:name="page12" draw:style-name="dp1" draw:master-page-name="Default" presentation:presentation-page-layout-name="AL2T1">
        <draw:frame presentation:style-name="pr3" draw:text-style-name="P2" draw:layer="layout" svg:width="22.86cm" svg:height="1.989cm" svg:x="1.27cm" svg:y="0.762cm" presentation:class="title" presentation:user-transformed="true">
          <draw:text-box>
            <text:list text:style-name="L1">
              <text:list-header>
                <text:p text:style-name="P1"><text:span text:style-name="T2">Simple Example</text:span></text:p>
              </text:list-header>
            </text:list>
          </draw:text-box>
        </draw:frame>
        <draw:frame presentation:style-name="pr9" draw:text-style-name="P2" draw:layer="layout" svg:width="22.86cm" svg:height="15.452cm" svg:x="1.27cm" svg:y="3.175cm" presentation:class="outline" presentation:user-transformed="true">
          <draw:text-box>
            <text:list text:style-name="L10">
              <text:list-item>
                <text:p text:style-name="P13"><text:span text:style-name="T4">Declare local variables x and y.</text:span></text:p>
              </text:list-item>
              <text:list-item>
                <text:p text:style-name="P13"><text:span text:style-name="T4">Declare local pointer z.</text:span></text:p>
              </text:list-item>
              <text:list-item>
                <text:p text:style-name="P13"><text:span text:style-name="T4">Allocate space on the heap for single integer. This step also makes z point to that location (notice the address of the space on the heap is stored in z’s location on the stack.</text:span></text:p>
              </text:list-item>
              <text:list-item>
                <text:p text:style-name="P13"><text:span text:style-name="T4">Set the local variable y equal to 5.</text:span></text:p>
              </text:list-item>
              <text:list-item>
                <text:p text:style-name="P13"><text:span text:style-name="T4">Follow the pointer referenced by z to the heap and set that location equal to 3.</text:span></text:p>
              </text:list-item>
              <text:list-item>
                <text:p text:style-name="P13"><text:span text:style-name="T4">Grab the value stored in the local variable y and follow the pointer z to grab the value stored in the heap. Add these two together and store the result in the local variable x.</text:span></text:p>
              </text:list-item>
              <text:list-item>
                <text:p text:style-name="P13"><text:span text:style-name="T4">Releases the memory on the heap (so another process can use it) and sets the value in the z pointer variable equal to NULL. (this step is not shown on the diagram)</text:span></text:p>
              </text:list-item>
            </text:list>
          </draw:text-box>
        </draw:frame>
        <presentation:notes draw:style-name="dp2">
          <draw:page-thumbnail draw:style-name="gr1" draw:layer="layout" svg:width="7.273cm" svg:height="9.655cm" svg:x="6.063cm" svg:y="1.957cm" draw:page-number="12" presentation:class="page"/>
          <draw:frame presentation:style-name="pr2" draw:text-style-name="P3" draw:layer="layout" svg:width="15.519cm" svg:height="11.586cm" svg:x="1.94cm" svg:y="12.231cm" presentation:class="notes" presentation:placeholder="true">
            <draw:text-box/>
          </draw:frame>
        </presentation:notes>
      </draw:page>
      <draw:page draw:name="Common Mistakes" draw:style-name="dp1" draw:master-page-name="Default" presentation:presentation-page-layout-name="AL2T1">
        <draw:frame presentation:style-name="pr10" draw:text-style-name="P2" draw:layer="layout" svg:width="22.86cm" svg:height="1.777cm" svg:x="1.27cm" svg:y="0.762cm" presentation:class="title" presentation:user-transformed="true">
          <draw:text-box>
            <text:list text:style-name="L1">
              <text:list-header>
                <text:p text:style-name="P1"><text:span text:style-name="T2">Common Mistakes</text:span></text:p>
              </text:list-header>
            </text:list>
          </draw:text-box>
        </draw:frame>
        <draw:frame presentation:style-name="pr11" draw:text-style-name="P2" draw:layer="layout" svg:width="22.86cm" svg:height="13.842cm" svg:x="1.27cm" svg:y="3.175cm" presentation:class="outline" presentation:user-transformed="true">
          <draw:text-box>
            <text:list text:style-name="L2">
              <text:list-item>
                <text:p text:style-name="P5"><text:span text:style-name="T6">Using a pointer before allocating heap space</text:span></text:p>
              </text:list-item>
            </text:list>
            <text:list text:style-name="L1">
              <text:list-header>
                <text:p text:style-name="P25"><text:span text:style-name="T6"><text:tab/></text:span><text:span text:style-name="T6"><text:tab/></text:span><text:span text:style-name="T4">int *ptr;</text:span></text:p>
                <text:p text:style-name="P25"><text:span text:style-name="T4"><text:tab/></text:span><text:span text:style-name="T4"><text:tab/></text:span><text:span text:style-name="T4">*ptr = 5;</text:span></text:p>
              </text:list-header>
            </text:list>
            <text:list text:style-name="L2">
              <text:list-item>
                <text:p text:style-name="P5"><text:span text:style-name="T6">Changing the pointer, not the value it references</text:span></text:p>
              </text:list-item>
            </text:list>
            <text:list text:style-name="L4">
              <text:list-item>
                <text:list>
                  <text:list-header>
                    <text:p text:style-name="P6"><text:span text:style-name="T4"><text:tab/></text:span><text:span text:style-name="T4"><text:tab/></text:span><text:span text:style-name="T4">int *ptr = malloc(sizeof(int));</text:span></text:p>
                    <text:p text:style-name="P6"><text:span text:style-name="T4"><text:tab/></text:span><text:span text:style-name="T4"><text:tab/></text:span><text:span text:style-name="T4">ptr = 10; <text:s text:c="2"/>// sets value on stack to 10, not value on the heap</text:span></text:p>
                  </text:list-header>
                </text:list>
              </text:list-item>
            </text:list>
            <text:list text:style-name="L2">
              <text:list-item>
                <text:p text:style-name="P5"><text:span text:style-name="T6">Forgetting to free space on the heap (memory leak)</text:span></text:p>
              </text:list-item>
            </text:list>
            <text:list text:style-name="L1">
              <text:list-header>
                <text:p text:style-name="P25"><text:span text:style-name="T4"><text:tab/></text:span><text:span text:style-name="T4"><text:tab/></text:span><text:span text:style-name="T4">int *p1 = malloc(sizeof(int));</text:span></text:p>
                <text:p text:style-name="P25"><text:span text:style-name="T4"><text:tab/></text:span><text:span text:style-name="T4"><text:tab/></text:span><text:span text:style-name="T4">int *p2 = malloc(sizeof(int));</text:span></text:p>
                <text:p text:style-name="P25"><text:span text:style-name="T4"><text:tab/></text:span><text:span text:style-name="T4"><text:tab/></text:span><text:span text:style-name="T4">p1 = p2; <text:s/>// making p1 point to p2 is fine, but now you can’t free</text:span></text:p>
                <text:p text:style-name="P25"><text:span text:style-name="T4"><text:tab/></text:span><text:span text:style-name="T4"><text:tab/></text:span><text:span text:style-name="T4"><text:tab/></text:span><text:span text:style-name="T4"> <text:s/></text:span><text:span text:style-name="T4">// the space originally allocated to p1</text:span></text:p>
              </text:list-header>
            </text:list>
          </draw:text-box>
        </draw:frame>
        <presentation:notes draw:style-name="dp2">
          <draw:page-thumbnail draw:style-name="gr1" draw:layer="layout" svg:width="7.273cm" svg:height="9.655cm" svg:x="6.063cm" svg:y="1.957cm" draw:page-number="13" presentation:class="page"/>
          <draw:frame presentation:style-name="pr2" draw:text-style-name="P3" draw:layer="layout" svg:width="15.519cm" svg:height="11.586cm" svg:x="1.94cm" svg:y="12.231cm" presentation:class="notes" presentation:placeholder="true">
            <draw:text-box/>
          </draw:frame>
        </presentation:notes>
      </draw:page>
      <draw:page draw:name="Learning to Use Pointers"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Learning to Use Pointers</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DRAW PICTURES</text:p>
              </text:list-item>
            </text:list>
            <text:list text:style-name="L3">
              <text:list-item>
                <text:list>
                  <text:list-item>
                    <text:p text:style-name="P8">when first using pointers it is much easier to draw pictures to learn what is happening</text:p>
                  </text:list-item>
                  <text:list-item>
                    <text:p text:style-name="P8">remember that an asterisk (*) follows the pointer</text:p>
                  </text:list-item>
                  <text:list-item>
                    <text:p text:style-name="P8">no asterisk (*) refers to the actual pointer variable on the stack</text:p>
                  </text:list-item>
                </text:list>
              </text:list-item>
            </text:list>
          </draw:text-box>
        </draw:frame>
        <presentation:notes draw:style-name="dp2">
          <draw:page-thumbnail draw:style-name="gr1" draw:layer="layout" svg:width="7.273cm" svg:height="9.655cm" svg:x="6.063cm" svg:y="1.957cm" draw:page-number="14" presentation:class="page"/>
          <draw:frame presentation:style-name="pr2" draw:text-style-name="P3" draw:layer="layout" svg:width="15.519cm" svg:height="11.586cm" svg:x="1.94cm" svg:y="12.231cm" presentation:class="notes" presentation:placeholder="true">
            <draw:text-box/>
          </draw:frame>
        </presentation:notes>
      </draw:page>
      <draw:page draw:name="One More Example" draw:style-name="dp1" draw:master-page-name="Default" presentation:presentation-page-layout-name="AL3T19">
        <draw:frame presentation:style-name="pr5" draw:text-style-name="P2" draw:layer="layout" svg:width="22.86cm" svg:height="3.175cm" svg:x="1.27cm" svg:y="0.762cm" presentation:class="title" presentation:user-transformed="true">
          <draw:text-box>
            <text:list text:style-name="L1">
              <text:list-header>
                <text:p text:style-name="P1">One More Example</text:p>
              </text:list-header>
            </text:list>
          </draw:text-box>
        </draw:frame>
        <draw:custom-shape draw:style-name="gr3" draw:text-style-name="P10" draw:layer="layout" svg:width="13.604cm" svg:height="10.929cm" svg:x="1.911cm" svg:y="4.445cm">
          <text:list text:style-name="L1">
            <text:list-header>
              <text:p text:style-name="P1"><text:span text:style-name="T3">#include &lt;stdio.h&gt;</text:span></text:p>
              <text:p text:style-name="P1"><text:span text:style-name="T3"/></text:p>
              <text:p text:style-name="P1"><text:span text:style-name="T3">#define MAX_LINE 80</text:span></text:p>
              <text:p text:style-name="P1"><text:span text:style-name="T3"/></text:p>
              <text:p text:style-name="P1"><text:span text:style-name="T3">int main() {</text:span></text:p>
              <text:p text:style-name="P1"><text:span text:style-name="T3"><text:s text:c="3"/></text:span><text:span text:style-name="T3">char *str = malloc(MAX_LINE * sizeof(char));</text:span></text:p>
              <text:p text:style-name="P1"><text:span text:style-name="T3"/></text:p>
              <text:p text:style-name="P1"><text:span text:style-name="T3"><text:s text:c="3"/></text:span><text:span text:style-name="T3">printf(“Enter your name: “);</text:span></text:p>
              <text:p text:style-name="P1"><text:span text:style-name="T3"><text:s text:c="3"/></text:span><text:span text:style-name="T3">scanf(“%s”, str);</text:span></text:p>
              <text:p text:style-name="P1"><text:span text:style-name="T3"><text:s text:c="3"/></text:span><text:span text:style-name="T3">printf(“Your name is: %s\n”, str);</text:span></text:p>
              <text:p text:style-name="P1"><text:span text:style-name="T3"><text:s text:c="3"/></text:span><text:span text:style-name="T3">free(str);</text:span></text:p>
              <text:p text:style-name="P1"><text:span text:style-name="T3"/></text:p>
              <text:p text:style-name="P1"><text:span text:style-name="T3"><text:s text:c="3"/></text:span><text:span text:style-name="T3">return 0;</text:span></text:p>
              <text:p text:style-name="P1"><text:span text:style-name="T3">}</text:span></text:p>
            </text:list-header>
          </text:list>
          <draw:enhanced-geometry svg:viewBox="0 0 21600 21600" draw:type="mso-spt202" draw:enhanced-path="M 0 0 L 21600 0 21600 21600 0 21600 0 0 Z N"/>
        </draw:custom-shape>
        <draw:custom-shape draw:style-name="gr3" draw:text-style-name="P10" draw:layer="layout" svg:width="0.853cm" svg:height="4.833cm" svg:x="1.275cm" svg:y="8.255cm">
          <text:list text:style-name="L1">
            <text:list-header>
              <text:p text:style-name="P1">1</text:p>
              <text:p text:style-name="P1"/>
              <text:p text:style-name="P1"/>
              <text:p text:style-name="P1">2</text:p>
              <text:p text:style-name="P1"/>
              <text:p text:style-name="P1">3</text:p>
            </text:list-header>
          </text:list>
          <draw:enhanced-geometry svg:viewBox="0 0 21600 21600" draw:type="mso-spt202" draw:enhanced-path="M 0 0 L 21600 0 21600 21600 0 21600 0 0 Z N"/>
        </draw:custom-shape>
        <draw:line draw:style-name="gr7" draw:text-style-name="P11" draw:layer="layout" svg:x1="6.773cm" svg:y1="15.028cm" svg:x2="6.773cm" svg:y2="18.415cm">
          <text:p/>
        </draw:line>
        <draw:line draw:style-name="gr7" draw:text-style-name="P11" draw:layer="layout" svg:x1="6.773cm" svg:y1="18.415cm" svg:x2="11.007cm" svg:y2="18.415cm">
          <text:p/>
        </draw:line>
        <draw:custom-shape draw:style-name="gr23" draw:text-style-name="P2" draw:layer="layout" svg:width="8.224cm" svg:height="5.807cm" svg:x="15.725cm" svg:y="12.537cm">
          <text:p/>
          <draw:enhanced-geometry svg:viewBox="0 0 1865 1317" draw:type="non-primitive" draw:enhanced-path="M 548 46  C 463 74 379 111 292 128  C 283 134 275 141 265 147  C 253 154 239 157 228 165  C 180 199 130 287 109 339  C 97 412 114 440 146 503  C 143 546 144 589 137 631  C 128 687 54 795 27 851  C 24 866 21 881 18 896  C 12 933 0 1006 0 1006  C 6 1037 6 1069 18 1098  C 32 1133 163 1183 192 1189  C 362 1226 530 1246 704 1253  C 814 1257 923 1259 1033 1262  C 1405 1282 1253 1271 1490 1290  C 1524 1298 1557 1309 1591 1317  C 1624 1311 1660 1312 1691 1299  C 1705 1293 1708 1273 1719 1262  C 1760 1221 1755 1250 1792 1198  C 1813 1169 1847 1107 1847 1107  C 1862 1029 1865 950 1828 878  C 1826 869 1815 808 1810 796  C 1799 771 1773 723 1773 723  C 1767 699 1761 674 1755 650  C 1752 638 1746 613 1746 613  C 1751 503 1776 328 1755 211  C 1753 202 1742 199 1737 192  C 1693 136 1631 132 1563 119  C 1449 98 1386 81 1280 28  C 1230 3 1093 2 1060 0  C 884 7 721 29 548 46  Z N"/>
        </draw:custom-shape>
        <draw:custom-shape draw:style-name="gr28" draw:text-style-name="P2" draw:layer="layout" svg:width="2.117cm" svg:height="1.058cm" svg:x="7.408cm" svg:y="16.51cm">
          <text:p/>
          <draw:enhanced-geometry svg:viewBox="0 0 21600 21600" draw:type="rectangle" draw:enhanced-path="M 0 0 L 21600 0 21600 21600 0 21600 0 0 Z N"/>
        </draw:custom-shape>
        <draw:custom-shape draw:style-name="gr3" draw:text-style-name="P10" draw:layer="layout" svg:width="1.209cm" svg:height="1.023cm" svg:x="8.047cm" svg:y="17.357cm">
          <text:list text:style-name="L1">
            <text:list-header>
              <text:p text:style-name="P1"><text:span text:style-name="T3">str</text:span></text:p>
            </text:list-header>
          </text:list>
          <draw:enhanced-geometry svg:viewBox="0 0 21600 21600" draw:type="mso-spt202" draw:enhanced-path="M 0 0 L 21600 0 21600 21600 0 21600 0 0 Z N"/>
        </draw:custom-shape>
        <draw:custom-shape draw:style-name="gr29" draw:text-style-name="P2" draw:layer="layout" svg:width="6.139cm" svg:height="1.059cm" svg:x="16.933cm" svg:y="15.028cm">
          <text:p/>
          <draw:enhanced-geometry svg:viewBox="0 0 21600 21600" draw:type="rectangle" draw:enhanced-path="M 0 0 L 21600 0 21600 21600 0 21600 0 0 Z N"/>
        </draw:custom-shape>
        <draw:custom-shape draw:style-name="gr3" draw:text-style-name="P10" draw:layer="layout" svg:width="1.205cm" svg:height="1.023cm" svg:x="16.728cm" svg:y="16.087cm">
          <text:list text:style-name="L1">
            <text:list-header>
              <text:p text:style-name="P1">23</text:p>
            </text:list-header>
          </text:list>
          <draw:enhanced-geometry svg:viewBox="0 0 21600 21600" draw:type="mso-spt202" draw:enhanced-path="M 0 0 L 21600 0 21600 21600 0 21600 0 0 Z N"/>
        </draw:custom-shape>
        <draw:custom-shape draw:style-name="gr3" draw:text-style-name="P10" draw:layer="layout" svg:width="1.205cm" svg:height="1.023cm" svg:x="7.626cm" svg:y="16.51cm">
          <text:list text:style-name="L1">
            <text:list-header>
              <text:p text:style-name="P1">23</text:p>
            </text:list-header>
          </text:list>
          <draw:enhanced-geometry svg:viewBox="0 0 21600 21600" draw:type="mso-spt202" draw:enhanced-path="M 0 0 L 21600 0 21600 21600 0 21600 0 0 Z N"/>
        </draw:custom-shape>
        <draw:line draw:style-name="gr7" draw:text-style-name="P11" draw:layer="layout" svg:x1="11.007cm" svg:y1="15.028cm" svg:x2="11.007cm" svg:y2="18.415cm">
          <text:p/>
        </draw:line>
        <draw:line draw:style-name="gr7" draw:text-style-name="P11" draw:layer="layout" svg:x1="17.568cm" svg:y1="15.028cm" svg:x2="17.568cm" svg:y2="16.087cm">
          <text:p/>
        </draw:line>
        <draw:line draw:style-name="gr7" draw:text-style-name="P11" draw:layer="layout" svg:x1="18.203cm" svg:y1="15.028cm" svg:x2="18.203cm" svg:y2="16.087cm">
          <text:p/>
        </draw:line>
        <draw:line draw:style-name="gr7" draw:text-style-name="P11" draw:layer="layout" svg:x1="18.838cm" svg:y1="15.028cm" svg:x2="18.838cm" svg:y2="16.087cm">
          <text:p/>
        </draw:line>
        <draw:line draw:style-name="gr7" draw:text-style-name="P11" draw:layer="layout" svg:x1="19.473cm" svg:y1="15.028cm" svg:x2="19.473cm" svg:y2="16.087cm">
          <text:p/>
        </draw:line>
        <draw:line draw:style-name="gr7" draw:text-style-name="P11" draw:layer="layout" svg:x1="21.802cm" svg:y1="15.028cm" svg:x2="21.802cm" svg:y2="16.087cm">
          <text:p/>
        </draw:line>
        <draw:line draw:style-name="gr7" draw:text-style-name="P11" draw:layer="layout" svg:x1="22.437cm" svg:y1="15.028cm" svg:x2="22.437cm" svg:y2="16.087cm">
          <text:p/>
        </draw:line>
        <draw:custom-shape draw:style-name="gr3" draw:text-style-name="P10" draw:layer="layout" svg:width="2.068cm" svg:height="1.615cm" svg:x="19.689cm" svg:y="14.393cm">
          <text:list text:style-name="L1">
            <text:list-header>
              <text:p text:style-name="P1"><text:span text:style-name="T14">. . .</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6.938cm" svg:y="14.182cm">
          <text:list text:style-name="L1">
            <text:list-header>
              <text:p text:style-name="P1"><text:span text:style-name="T15">0</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7.573cm" svg:y="14.182cm">
          <text:list text:style-name="L1">
            <text:list-header>
              <text:p text:style-name="P1"><text:span text:style-name="T15">1</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8.208cm" svg:y="14.182cm">
          <text:list text:style-name="L1">
            <text:list-header>
              <text:p text:style-name="P1"><text:span text:style-name="T15">2</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8.843cm" svg:y="14.182cm">
          <text:list text:style-name="L1">
            <text:list-header>
              <text:p text:style-name="P1"><text:span text:style-name="T15">3</text:span></text:p>
            </text:list-header>
          </text:list>
          <draw:enhanced-geometry svg:viewBox="0 0 21600 21600" draw:type="mso-spt202" draw:enhanced-path="M 0 0 L 21600 0 21600 21600 0 21600 0 0 Z N"/>
        </draw:custom-shape>
        <draw:custom-shape draw:style-name="gr3" draw:text-style-name="P10" draw:layer="layout" svg:width="1.129cm" svg:height="0.937cm" svg:x="21.594cm" svg:y="14.182cm">
          <text:list text:style-name="L1">
            <text:list-header>
              <text:p text:style-name="P1"><text:span text:style-name="T15">78</text:span></text:p>
            </text:list-header>
          </text:list>
          <draw:enhanced-geometry svg:viewBox="0 0 21600 21600" draw:type="mso-spt202" draw:enhanced-path="M 0 0 L 21600 0 21600 21600 0 21600 0 0 Z N"/>
        </draw:custom-shape>
        <draw:custom-shape draw:style-name="gr3" draw:text-style-name="P10" draw:layer="layout" svg:width="1.129cm" svg:height="0.937cm" svg:x="22.441cm" svg:y="14.182cm">
          <text:list text:style-name="L1">
            <text:list-header>
              <text:p text:style-name="P1"><text:span text:style-name="T15">79</text:span></text:p>
            </text:list-header>
          </text:list>
          <draw:enhanced-geometry svg:viewBox="0 0 21600 21600" draw:type="mso-spt202" draw:enhanced-path="M 0 0 L 21600 0 21600 21600 0 21600 0 0 Z N"/>
        </draw:custom-shape>
        <draw:custom-shape draw:style-name="gr3" draw:text-style-name="P10" draw:layer="layout" svg:width="2.09cm" svg:height="1.023cm" svg:x="7.836cm" svg:y="13.97cm">
          <text:list text:style-name="L1">
            <text:list-header>
              <text:p text:style-name="P1">Stack</text:p>
            </text:list-header>
          </text:list>
          <draw:enhanced-geometry svg:viewBox="0 0 21600 21600" draw:type="mso-spt202" draw:enhanced-path="M 0 0 L 21600 0 21600 21600 0 21600 0 0 Z N"/>
        </draw:custom-shape>
        <draw:custom-shape draw:style-name="gr3" draw:text-style-name="P10" draw:layer="layout" svg:width="2.013cm" svg:height="1.023cm" svg:x="18.59cm" svg:y="11.32cm">
          <text:list text:style-name="L1">
            <text:list-header>
              <text:p text:style-name="P1">Heap</text:p>
            </text:list-header>
          </text:list>
          <draw:enhanced-geometry svg:viewBox="0 0 21600 21600" draw:type="mso-spt202" draw:enhanced-path="M 0 0 L 21600 0 21600 21600 0 21600 0 0 Z N"/>
        </draw:custom-shape>
        <draw:g>
          <draw:custom-shape draw:style-name="gr27" draw:text-style-name="P2" draw:layer="layout" svg:width="1.481cm" svg:height="1.481cm" svg:x="12.7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2.917cm" svg:y="15.028cm">
            <text:list text:style-name="L1">
              <text:list-header>
                <text:p text:style-name="P1">1</text:p>
              </text:list-header>
            </text:list>
            <draw:enhanced-geometry svg:viewBox="0 0 21600 21600" draw:type="mso-spt202" draw:enhanced-path="M 0 0 L 21600 0 21600 21600 0 21600 0 0 Z N"/>
          </draw:custom-shape>
        </draw:g>
        <draw:g>
          <draw:custom-shape draw:style-name="gr27" draw:text-style-name="P2" draw:layer="layout" svg:width="1.481cm" svg:height="1.481cm" svg:x="15.452cm" svg:y="11.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5.669cm" svg:y="11.218cm">
            <text:list text:style-name="L1">
              <text:list-header>
                <text:p text:style-name="P1">2</text:p>
              </text:list-header>
            </text:list>
            <draw:enhanced-geometry svg:viewBox="0 0 21600 21600" draw:type="mso-spt202" draw:enhanced-path="M 0 0 L 21600 0 21600 21600 0 21600 0 0 Z N"/>
          </draw:custom-shape>
        </draw:g>
        <draw:line draw:style-name="gr5" draw:text-style-name="P11" draw:layer="layout" svg:x1="12.699cm" svg:y1="15.875cm" svg:x2="9.524cm" svg:y2="17.145cm">
          <text:p/>
        </draw:line>
        <draw:line draw:style-name="gr5" draw:text-style-name="P11" draw:layer="layout" svg:x1="14.182cm" svg:y1="15.452cm" svg:x2="16.722cm" svg:y2="15.663cm">
          <text:p/>
        </draw:line>
        <draw:line draw:style-name="gr5" draw:text-style-name="P11" draw:layer="layout" svg:x1="12.7cm" svg:y1="15.452cm" svg:x2="8.89cm" svg:y2="16.933cm">
          <text:p/>
        </draw:line>
        <draw:custom-shape draw:style-name="gr3" draw:text-style-name="P10" draw:layer="layout" svg:width="0.879cm" svg:height="0.937cm" svg:x="16.937cm" svg:y="15.028cm">
          <text:list text:style-name="L1">
            <text:list-header>
              <text:p text:style-name="P1"><text:span text:style-name="T15">P</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7.573cm" svg:y="15.028cm">
          <text:list text:style-name="L1">
            <text:list-header>
              <text:p text:style-name="P1"><text:span text:style-name="T15">a</text:span></text:p>
            </text:list-header>
          </text:list>
          <draw:enhanced-geometry svg:viewBox="0 0 21600 21600" draw:type="mso-spt202" draw:enhanced-path="M 0 0 L 21600 0 21600 21600 0 21600 0 0 Z N"/>
        </draw:custom-shape>
        <draw:custom-shape draw:style-name="gr3" draw:text-style-name="P10" draw:layer="layout" svg:width="0.659cm" svg:height="0.937cm" svg:x="18.209cm" svg:y="15.028cm">
          <text:list text:style-name="L1">
            <text:list-header>
              <text:p text:style-name="P1"><text:span text:style-name="T15">t</text:span></text:p>
            </text:list-header>
          </text:list>
          <draw:enhanced-geometry svg:viewBox="0 0 21600 21600" draw:type="mso-spt202" draw:enhanced-path="M 0 0 L 21600 0 21600 21600 0 21600 0 0 Z N"/>
        </draw:custom-shape>
        <draw:custom-shape draw:style-name="gr3" draw:text-style-name="P10" draw:layer="layout" svg:width="0.972cm" svg:height="0.937cm" svg:x="18.632cm" svg:y="15.028cm">
          <text:list text:style-name="L1">
            <text:list-header>
              <text:p text:style-name="P1"><text:span text:style-name="T15">\0</text:span></text:p>
            </text:list-header>
          </text:list>
          <draw:enhanced-geometry svg:viewBox="0 0 21600 21600" draw:type="mso-spt202" draw:enhanced-path="M 0 0 L 21600 0 21600 21600 0 21600 0 0 Z N"/>
        </draw:custom-shape>
        <draw:line draw:style-name="gr5" draw:text-style-name="P11" draw:layer="layout" svg:x1="16.51cm" svg:y1="12.488cm" svg:x2="17.145cm" svg:y2="15.24cm">
          <text:p/>
        </draw:line>
        <presentation:notes draw:style-name="dp2">
          <draw:page-thumbnail draw:style-name="gr1" draw:layer="layout" svg:width="7.273cm" svg:height="9.655cm" svg:x="6.063cm" svg:y="1.957cm" draw:page-number="15" presentation:class="page"/>
          <draw:frame presentation:style-name="pr2" draw:text-style-name="P3" draw:layer="layout" svg:width="15.519cm" svg:height="11.586cm" svg:x="1.94cm" svg:y="12.231cm" presentation:class="notes" presentation:placeholder="true">
            <draw:text-box/>
          </draw:frame>
        </presentation:notes>
      </draw:page>
      <draw:page draw:name="page16"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One More Example</text:p>
              </text:list-header>
            </text:list>
          </draw:text-box>
        </draw:frame>
        <draw:frame presentation:style-name="pr6" draw:text-style-name="P2" draw:layer="layout" svg:width="22.86cm" svg:height="12.572cm" svg:x="1.27cm" svg:y="4.445cm" presentation:class="outline" presentation:user-transformed="true">
          <draw:text-box>
            <text:list text:style-name="L10">
              <text:list-item>
                <text:p text:style-name="P5"><text:span text:style-name="T6">In one line, declare the pointer variable (gets placed on the stack), allocate memory on the heap, and set the value of the pointer variable equal to the starting address on the heap.</text:span></text:p>
              </text:list-item>
              <text:list-item>
                <text:p text:style-name="P5"><text:span text:style-name="T6">Read a value from the user into the space on the heap. This is why scanf takes pointers as the parameters passed in.</text:span></text:p>
              </text:list-item>
              <text:list-item>
                <text:p text:style-name="P5"><text:span text:style-name="T6">Release all the space on the stack pointed to by str and set the value of the str pointer on the stack equal to null. (step not shown)</text:span></text:p>
              </text:list-item>
            </text:list>
          </draw:text-box>
        </draw:frame>
        <presentation:notes draw:style-name="dp2">
          <draw:page-thumbnail draw:style-name="gr1" draw:layer="layout" svg:width="7.273cm" svg:height="9.655cm" svg:x="6.063cm" svg:y="1.957cm" draw:page-number="16" presentation:class="page"/>
          <draw:frame presentation:style-name="pr2" draw:text-style-name="P3" draw:layer="layout" svg:width="15.519cm" svg:height="11.586cm" svg:x="1.94cm" svg:y="12.231cm" presentation:class="notes" presentation:placeholder="true">
            <draw:text-box/>
          </draw:frame>
        </presentation:notes>
      </draw:page>
      <draw:page draw:name="Dereferencing"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text:span text:style-name="T3">Dereferencing</text:span></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4"><text:span text:style-name="T3">Pointers work because they deal with addresses – not value</text:span></text:p>
              </text:list-item>
            </text:list>
            <text:list text:style-name="L3">
              <text:list-item>
                <text:list>
                  <text:list-item>
                    <text:p text:style-name="P5"><text:span text:style-name="T3">an operator performs an action at the value indicated by the pointer</text:span></text:p>
                  </text:list-item>
                  <text:list-item>
                    <text:p text:style-name="P5"><text:span text:style-name="T3">the value in the pointer is an address</text:span></text:p>
                  </text:list-item>
                </text:list>
              </text:list-item>
            </text:list>
            <text:list text:style-name="L2">
              <text:list-item>
                <text:p text:style-name="P4"><text:span text:style-name="T3">We can find the value of any variable by dereferencing it</text:span></text:p>
              </text:list-item>
            </text:list>
            <text:list text:style-name="L3">
              <text:list-item>
                <text:list>
                  <text:list-item>
                    <text:p text:style-name="P5"><text:span text:style-name="T3">simply put an ampersand (&amp;) in front of the variable and you now have the address of the variable</text:span></text:p>
                  </text:list-item>
                </text:list>
              </text:list-item>
            </text:list>
          </draw:text-box>
        </draw:frame>
        <presentation:notes draw:style-name="dp2">
          <draw:page-thumbnail draw:style-name="gr1" draw:layer="layout" svg:width="7.273cm" svg:height="9.655cm" svg:x="6.063cm" svg:y="1.957cm" draw:page-number="17" presentation:class="page"/>
          <draw:frame presentation:style-name="pr2" draw:text-style-name="P3" draw:layer="layout" svg:width="15.519cm" svg:height="11.586cm" svg:x="1.94cm" svg:y="12.231cm" presentation:class="notes" presentation:placeholder="true">
            <draw:text-box/>
          </draw:frame>
        </presentation:notes>
      </draw:page>
      <draw:page draw:name="Revisiting scanf()" draw:style-name="dp1" draw:master-page-name="Default" presentation:presentation-page-layout-name="AL2T1">
        <draw:frame presentation:style-name="pr12" draw:text-style-name="P2" draw:layer="layout" svg:width="22.86cm" svg:height="1.988cm" svg:x="1.482cm" svg:y="1.482cm" presentation:class="title" presentation:user-transformed="true">
          <draw:text-box>
            <text:list text:style-name="L1">
              <text:list-header>
                <text:p text:style-name="P1"><text:span text:style-name="T16">Revisiting scanf()</text:span></text:p>
              </text:list-header>
            </text:list>
          </draw:text-box>
        </draw:frame>
        <draw:frame presentation:style-name="pr13" draw:text-style-name="P2" draw:layer="layout" svg:width="22.86cm" svg:height="13.547cm" svg:x="1.27cm" svg:y="4.232cm" presentation:class="outline" presentation:user-transformed="true">
          <draw:text-box>
            <text:list text:style-name="L2">
              <text:list-item>
                <text:p text:style-name="P8"><text:span text:style-name="T6">Prototype:</text:span><text:span text:style-name="T17"> int scanf(char* str, void*, void*, …);</text:span></text:p>
              </text:list-item>
              <text:list-item>
                <text:p text:style-name="P8"><text:span text:style-name="T6">What is void*?</text:span></text:p>
              </text:list-item>
            </text:list>
            <text:list text:style-name="L3">
              <text:list-item>
                <text:list>
                  <text:list-item>
                    <text:p text:style-name="P9"><text:span text:style-name="T7">void* is similar to </text:span><text:span text:style-name="T10">object</text:span><text:span text:style-name="T7"> in Java</text:span></text:p>
                  </text:list-item>
                  <text:list-item>
                    <text:p text:style-name="P9"><text:span text:style-name="T7">it can point at anything</text:span></text:p>
                  </text:list-item>
                </text:list>
              </text:list-item>
            </text:list>
            <text:list text:style-name="L2">
              <text:list-item>
                <text:p text:style-name="P8"><text:span text:style-name="T6">Since the data types being passed into scanf can be anything, we need to use void* pointers</text:span></text:p>
              </text:list-item>
              <text:list-item>
                <text:p text:style-name="P8"><text:span text:style-name="T6">If you want to scan a value into a local variable, you need to pass the address of that variable</text:span></text:p>
              </text:list-item>
            </text:list>
            <text:list text:style-name="L3">
              <text:list-item>
                <text:list>
                  <text:list-item>
                    <text:p text:style-name="P9"><text:span text:style-name="T7">this is the reason for the ampersand (&amp;) in front of the variable</text:span></text:p>
                  </text:list-item>
                </text:list>
              </text:list-item>
            </text:list>
          </draw:text-box>
        </draw:frame>
        <presentation:notes draw:style-name="dp2">
          <draw:page-thumbnail draw:style-name="gr1" draw:layer="layout" svg:width="7.273cm" svg:height="9.655cm" svg:x="6.063cm" svg:y="1.957cm" draw:page-number="18" presentation:class="page"/>
          <draw:frame presentation:style-name="pr2" draw:text-style-name="P3" draw:layer="layout" svg:width="15.519cm" svg:height="11.586cm" svg:x="1.94cm" svg:y="12.231cm" presentation:class="notes" presentation:placeholder="true">
            <draw:text-box/>
          </draw:frame>
        </presentation:notes>
      </draw:page>
      <draw:page draw:name="scanf() Example"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text:span text:style-name="T3">scanf() Example</text:span></text:p>
              </text:list-header>
            </text:list>
          </draw:text-box>
        </draw:frame>
        <draw:custom-shape draw:style-name="gr3" draw:text-style-name="P10" draw:layer="layout" svg:width="13.477cm" svg:height="13.215cm" svg:x="2.504cm" svg:y="4.546cm">
          <text:list text:style-name="L1">
            <text:list-header>
              <text:p text:style-name="P1"><text:span text:style-name="T3">#include &lt;stdio.h&gt;</text:span></text:p>
              <text:p text:style-name="P1"><text:span text:style-name="T3"/></text:p>
              <text:p text:style-name="P1"><text:span text:style-name="T3">#define MAX_LINE 80</text:span></text:p>
              <text:p text:style-name="P1"><text:span text:style-name="T3"/></text:p>
              <text:p text:style-name="P1"><text:span text:style-name="T3">int main() {</text:span></text:p>
              <text:p text:style-name="P1"><text:span text:style-name="T3"><text:s text:c="3"/></text:span><text:span text:style-name="T3">char *student = malloc(char * sizeof(char));</text:span></text:p>
              <text:p text:style-name="P1"><text:span text:style-name="T3"><text:s text:c="3"/></text:span><text:span text:style-name="T3">int grade;</text:span></text:p>
              <text:p text:style-name="P1"><text:span text:style-name="T3"/></text:p>
              <text:p text:style-name="P1"><text:span text:style-name="T3"><text:s text:c="3"/></text:span><text:span text:style-name="T3">printf(“Enter student’s name: “);</text:span></text:p>
              <text:p text:style-name="P1"><text:span text:style-name="T3"><text:s text:c="3"/></text:span><text:span text:style-name="T3">scanf(“%s”, student);</text:span></text:p>
              <text:p text:style-name="P1"><text:span text:style-name="T3"><text:s text:c="3"/></text:span><text:span text:style-name="T3">printf(“Enter student’s grade: “);</text:span></text:p>
              <text:p text:style-name="P1"><text:span text:style-name="T3"><text:s text:c="3"/></text:span><text:span text:style-name="T3">scanf(“%d”, &amp;grade);</text:span></text:p>
              <text:p text:style-name="P1"><text:span text:style-name="T3"><text:s text:c="3"/></text:span><text:span text:style-name="T3">printf(“%s received a %d\n”, student, grade);</text:span></text:p>
              <text:p text:style-name="P1"><text:span text:style-name="T3"><text:s text:c="3"/></text:span><text:span text:style-name="T3">free(student);</text:span></text:p>
              <text:p text:style-name="P1"><text:span text:style-name="T3"/></text:p>
              <text:p text:style-name="P1"><text:span text:style-name="T3"><text:s text:c="3"/></text:span><text:span text:style-name="T3">return 0;</text:span></text:p>
              <text:p text:style-name="P1"><text:span text:style-name="T3">}</text:span></text:p>
            </text:list-header>
          </text:list>
          <draw:enhanced-geometry svg:viewBox="0 0 21600 21600" draw:type="mso-spt202" draw:enhanced-path="M 0 0 L 21600 0 21600 21600 0 21600 0 0 Z N"/>
        </draw:custom-shape>
        <draw:custom-shape draw:style-name="gr3" draw:text-style-name="P10" draw:layer="layout" svg:width="0.853cm" svg:height="7.119cm" svg:x="1.91cm" svg:y="8.467cm">
          <text:list text:style-name="L1">
            <text:list-header>
              <text:p text:style-name="P1">1</text:p>
              <text:p text:style-name="P1">2</text:p>
              <text:p text:style-name="P1"/>
              <text:p text:style-name="P1"/>
              <text:p text:style-name="P1">3</text:p>
              <text:p text:style-name="P1"/>
              <text:p text:style-name="P1">4</text:p>
              <text:p text:style-name="P1"/>
              <text:p text:style-name="P1">5</text:p>
            </text:list-header>
          </text:list>
          <draw:enhanced-geometry svg:viewBox="0 0 21600 21600" draw:type="mso-spt202" draw:enhanced-path="M 0 0 L 21600 0 21600 21600 0 21600 0 0 Z N"/>
        </draw:custom-shape>
        <presentation:notes draw:style-name="dp2">
          <draw:page-thumbnail draw:style-name="gr1" draw:layer="layout" svg:width="7.273cm" svg:height="9.655cm" svg:x="6.063cm" svg:y="1.957cm" draw:page-number="19" presentation:class="page"/>
          <draw:frame presentation:style-name="pr2" draw:text-style-name="P3" draw:layer="layout" svg:width="15.519cm" svg:height="11.586cm" svg:x="1.94cm" svg:y="12.231cm" presentation:class="notes" presentation:placeholder="true">
            <draw:text-box/>
          </draw:frame>
        </presentation:notes>
      </draw:page>
      <draw:page draw:name="page20" draw:style-name="dp1" draw:master-page-name="Default" presentation:presentation-page-layout-name="AL3T19">
        <draw:frame presentation:style-name="pr5" draw:text-style-name="P2" draw:layer="layout" svg:width="22.86cm" svg:height="3.175cm" svg:x="1.27cm" svg:y="0.762cm" presentation:class="title" presentation:user-transformed="true">
          <draw:text-box>
            <text:list text:style-name="L1">
              <text:list-header>
                <text:p text:style-name="P1"><text:span text:style-name="T3">scanf() Example</text:span></text:p>
              </text:list-header>
            </text:list>
          </draw:text-box>
        </draw:frame>
        <draw:line draw:style-name="gr7" draw:text-style-name="P11" draw:layer="layout" svg:x1="3.854cm" svg:y1="5.19cm" svg:x2="3.854cm" svg:y2="12.175cm">
          <text:p/>
        </draw:line>
        <draw:line draw:style-name="gr7" draw:text-style-name="P11" draw:layer="layout" svg:x1="3.854cm" svg:y1="12.175cm" svg:x2="8.087cm" svg:y2="12.175cm">
          <text:p/>
        </draw:line>
        <draw:line draw:style-name="gr7" draw:text-style-name="P11" draw:layer="layout" svg:x1="8.087cm" svg:y1="5.19cm" svg:x2="8.087cm" svg:y2="12.175cm">
          <text:p/>
        </draw:line>
        <draw:custom-shape draw:style-name="gr30" draw:text-style-name="P2" draw:layer="layout" svg:width="8.224cm" svg:height="5.808cm" svg:x="15.134cm" svg:y="10.107cm">
          <text:p/>
          <draw:enhanced-geometry svg:viewBox="0 0 1865 1317" draw:type="non-primitive" draw:enhanced-path="M 548 46  C 463 74 379 111 292 128  C 283 134 275 141 265 147  C 253 154 239 157 228 165  C 180 199 130 287 109 339  C 97 412 114 440 146 503  C 143 546 144 589 137 631  C 128 687 54 795 27 851  C 24 866 21 881 18 896  C 12 933 0 1006 0 1006  C 6 1037 6 1069 18 1098  C 32 1133 163 1183 192 1189  C 362 1226 530 1246 704 1253  C 814 1257 923 1259 1033 1262  C 1405 1282 1253 1271 1490 1290  C 1524 1298 1557 1309 1591 1317  C 1624 1311 1660 1312 1691 1299  C 1705 1293 1708 1273 1719 1262  C 1760 1221 1755 1250 1792 1198  C 1813 1169 1847 1107 1847 1107  C 1862 1029 1865 950 1828 878  C 1826 869 1815 808 1810 796  C 1799 771 1773 723 1773 723  C 1767 699 1761 674 1755 650  C 1752 638 1746 613 1746 613  C 1751 503 1776 328 1755 211  C 1753 202 1742 199 1737 192  C 1693 136 1631 132 1563 119  C 1449 98 1386 81 1280 28  C 1230 3 1093 2 1060 0  C 884 7 721 29 548 46  Z N"/>
        </draw:custom-shape>
        <draw:custom-shape draw:style-name="gr3" draw:text-style-name="P10" draw:layer="layout" svg:width="2.09cm" svg:height="1.023cm" svg:x="4.916cm" svg:y="4.344cm">
          <text:list text:style-name="L1">
            <text:list-header>
              <text:p text:style-name="P1">Stack</text:p>
            </text:list-header>
          </text:list>
          <draw:enhanced-geometry svg:viewBox="0 0 21600 21600" draw:type="mso-spt202" draw:enhanced-path="M 0 0 L 21600 0 21600 21600 0 21600 0 0 Z N"/>
        </draw:custom-shape>
        <draw:custom-shape draw:style-name="gr3" draw:text-style-name="P10" draw:layer="layout" svg:width="2.013cm" svg:height="1.023cm" svg:x="17.999cm" svg:y="8.89cm">
          <text:list text:style-name="L1">
            <text:list-header>
              <text:p text:style-name="P1">Heap</text:p>
            </text:list-header>
          </text:list>
          <draw:enhanced-geometry svg:viewBox="0 0 21600 21600" draw:type="mso-spt202" draw:enhanced-path="M 0 0 L 21600 0 21600 21600 0 21600 0 0 Z N"/>
        </draw:custom-shape>
        <draw:custom-shape draw:style-name="gr31" draw:text-style-name="P2" draw:layer="layout" svg:width="2.117cm" svg:height="1.059cm" svg:x="4.489cm" svg:y="10.27cm">
          <text:p/>
          <draw:enhanced-geometry svg:viewBox="0 0 21600 21600" draw:type="rectangle" draw:enhanced-path="M 0 0 L 21600 0 21600 21600 0 21600 0 0 Z N"/>
        </draw:custom-shape>
        <draw:custom-shape draw:style-name="gr28" draw:text-style-name="P2" draw:layer="layout" svg:width="2.117cm" svg:height="1.058cm" svg:x="4.489cm" svg:y="7.942cm">
          <text:p/>
          <draw:enhanced-geometry svg:viewBox="0 0 21600 21600" draw:type="rectangle" draw:enhanced-path="M 0 0 L 21600 0 21600 21600 0 21600 0 0 Z N"/>
        </draw:custom-shape>
        <draw:custom-shape draw:style-name="gr3" draw:text-style-name="P10" draw:layer="layout" svg:width="2.119cm" svg:height="1.023cm" svg:x="4.496cm" svg:y="8.789cm">
          <text:list text:style-name="L1">
            <text:list-header>
              <text:p text:style-name="P1">grade</text:p>
            </text:list-header>
          </text:list>
          <draw:enhanced-geometry svg:viewBox="0 0 21600 21600" draw:type="mso-spt202" draw:enhanced-path="M 0 0 L 21600 0 21600 21600 0 21600 0 0 Z N"/>
        </draw:custom-shape>
        <draw:custom-shape draw:style-name="gr3" draw:text-style-name="P10" draw:layer="layout" svg:width="2.581cm" svg:height="1.023cm" svg:x="4.283cm" svg:y="11.117cm">
          <text:list text:style-name="L1">
            <text:list-header>
              <text:p text:style-name="P1">student</text:p>
            </text:list-header>
          </text:list>
          <draw:enhanced-geometry svg:viewBox="0 0 21600 21600" draw:type="mso-spt202" draw:enhanced-path="M 0 0 L 21600 0 21600 21600 0 21600 0 0 Z N"/>
        </draw:custom-shape>
        <draw:g>
          <draw:custom-shape draw:style-name="gr26" draw:text-style-name="P2" draw:layer="layout" svg:width="1.481cm" svg:height="1.482cm" svg:x="1.949cm" svg:y="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2.166cm" svg:y="7.942cm">
            <text:list text:style-name="L1">
              <text:list-header>
                <text:p text:style-name="P1">2</text:p>
              </text:list-header>
            </text:list>
            <draw:enhanced-geometry svg:viewBox="0 0 21600 21600" draw:type="mso-spt202" draw:enhanced-path="M 0 0 L 21600 0 21600 21600 0 21600 0 0 Z N"/>
          </draw:custom-shape>
        </draw:g>
        <draw:line draw:style-name="gr5" draw:text-style-name="P11" draw:layer="layout" svg:x1="3.431cm" svg:y1="8.577cm" svg:x2="4.489cm" svg:y2="8.577cm">
          <text:p/>
        </draw:line>
        <draw:g>
          <draw:custom-shape draw:style-name="gr26" draw:text-style-name="P2" draw:layer="layout" svg:width="1.481cm" svg:height="1.482cm" svg:x="11.474cm" svg:y="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1.691cm" svg:y="14.292cm">
            <text:list text:style-name="L1">
              <text:list-header>
                <text:p text:style-name="P1">3</text:p>
              </text:list-header>
            </text:list>
            <draw:enhanced-geometry svg:viewBox="0 0 21600 21600" draw:type="mso-spt202" draw:enhanced-path="M 0 0 L 21600 0 21600 21600 0 21600 0 0 Z N"/>
          </draw:custom-shape>
        </draw:g>
        <draw:custom-shape draw:style-name="gr3" draw:text-style-name="P10" draw:layer="layout" svg:width="0.853cm" svg:height="1.023cm" svg:x="5.085cm" svg:y="8.043cm">
          <text:list text:style-name="L1">
            <text:list-header>
              <text:p text:style-name="P1">5</text:p>
            </text:list-header>
          </text:list>
          <draw:enhanced-geometry svg:viewBox="0 0 21600 21600" draw:type="mso-spt202" draw:enhanced-path="M 0 0 L 21600 0 21600 21600 0 21600 0 0 Z N"/>
        </draw:custom-shape>
        <draw:custom-shape draw:style-name="gr3" draw:text-style-name="P10" draw:layer="layout" svg:width="1.556cm" svg:height="1.023cm" svg:x="4.496cm" svg:y="10.27cm">
          <text:list text:style-name="L1">
            <text:list-header>
              <text:p text:style-name="P1">100</text:p>
            </text:list-header>
          </text:list>
          <draw:enhanced-geometry svg:viewBox="0 0 21600 21600" draw:type="mso-spt202" draw:enhanced-path="M 0 0 L 21600 0 21600 21600 0 21600 0 0 Z N"/>
        </draw:custom-shape>
        <draw:g>
          <draw:custom-shape draw:style-name="gr27" draw:text-style-name="P2" draw:layer="layout" svg:width="1.481cm" svg:height="1.481cm" svg:x="9.992cm" svg:y="6.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0.209cm" svg:y="6.46cm">
            <text:list text:style-name="L1">
              <text:list-header>
                <text:p text:style-name="P1">4</text:p>
              </text:list-header>
            </text:list>
            <draw:enhanced-geometry svg:viewBox="0 0 21600 21600" draw:type="mso-spt202" draw:enhanced-path="M 0 0 L 21600 0 21600 21600 0 21600 0 0 Z N"/>
          </draw:custom-shape>
        </draw:g>
        <draw:line draw:style-name="gr5" draw:text-style-name="P11" draw:layer="layout" svg:x1="9.991cm" svg:y1="7.095cm" svg:x2="5.97cm" svg:y2="8.577cm">
          <text:p/>
        </draw:line>
        <draw:custom-shape draw:style-name="gr29" draw:text-style-name="P2" draw:layer="layout" svg:width="6.139cm" svg:height="1.059cm" svg:x="16.342cm" svg:y="13.445cm">
          <text:p/>
          <draw:enhanced-geometry svg:viewBox="0 0 21600 21600" draw:type="rectangle" draw:enhanced-path="M 0 0 L 21600 0 21600 21600 0 21600 0 0 Z N"/>
        </draw:custom-shape>
        <draw:custom-shape draw:style-name="gr3" draw:text-style-name="P10" draw:layer="layout" svg:width="1.556cm" svg:height="1.023cm" svg:x="15.714cm" svg:y="14.504cm">
          <text:list text:style-name="L1">
            <text:list-header>
              <text:p text:style-name="P1">100</text:p>
            </text:list-header>
          </text:list>
          <draw:enhanced-geometry svg:viewBox="0 0 21600 21600" draw:type="mso-spt202" draw:enhanced-path="M 0 0 L 21600 0 21600 21600 0 21600 0 0 Z N"/>
        </draw:custom-shape>
        <draw:line draw:style-name="gr7" draw:text-style-name="P11" draw:layer="layout" svg:x1="16.977cm" svg:y1="13.445cm" svg:x2="16.977cm" svg:y2="14.504cm">
          <text:p/>
        </draw:line>
        <draw:line draw:style-name="gr7" draw:text-style-name="P11" draw:layer="layout" svg:x1="17.612cm" svg:y1="13.445cm" svg:x2="17.612cm" svg:y2="14.504cm">
          <text:p/>
        </draw:line>
        <draw:line draw:style-name="gr7" draw:text-style-name="P11" draw:layer="layout" svg:x1="18.247cm" svg:y1="13.445cm" svg:x2="18.247cm" svg:y2="14.504cm">
          <text:p/>
        </draw:line>
        <draw:line draw:style-name="gr7" draw:text-style-name="P11" draw:layer="layout" svg:x1="18.882cm" svg:y1="13.445cm" svg:x2="18.882cm" svg:y2="14.504cm">
          <text:p/>
        </draw:line>
        <draw:line draw:style-name="gr7" draw:text-style-name="P11" draw:layer="layout" svg:x1="21.211cm" svg:y1="13.445cm" svg:x2="21.211cm" svg:y2="14.504cm">
          <text:p/>
        </draw:line>
        <draw:line draw:style-name="gr7" draw:text-style-name="P11" draw:layer="layout" svg:x1="21.846cm" svg:y1="13.445cm" svg:x2="21.846cm" svg:y2="14.504cm">
          <text:p/>
        </draw:line>
        <draw:custom-shape draw:style-name="gr3" draw:text-style-name="P10" draw:layer="layout" svg:width="2.068cm" svg:height="1.615cm" svg:x="19.098cm" svg:y="12.81cm">
          <text:list text:style-name="L1">
            <text:list-header>
              <text:p text:style-name="P1"><text:span text:style-name="T14">. . .</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6.347cm" svg:y="12.599cm">
          <text:list text:style-name="L1">
            <text:list-header>
              <text:p text:style-name="P1"><text:span text:style-name="T15">0</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6.982cm" svg:y="12.599cm">
          <text:list text:style-name="L1">
            <text:list-header>
              <text:p text:style-name="P1"><text:span text:style-name="T15">1</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7.617cm" svg:y="12.599cm">
          <text:list text:style-name="L1">
            <text:list-header>
              <text:p text:style-name="P1"><text:span text:style-name="T15">2</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8.252cm" svg:y="12.599cm">
          <text:list text:style-name="L1">
            <text:list-header>
              <text:p text:style-name="P1"><text:span text:style-name="T15">3</text:span></text:p>
            </text:list-header>
          </text:list>
          <draw:enhanced-geometry svg:viewBox="0 0 21600 21600" draw:type="mso-spt202" draw:enhanced-path="M 0 0 L 21600 0 21600 21600 0 21600 0 0 Z N"/>
        </draw:custom-shape>
        <draw:custom-shape draw:style-name="gr3" draw:text-style-name="P10" draw:layer="layout" svg:width="1.129cm" svg:height="0.937cm" svg:x="21.003cm" svg:y="12.599cm">
          <text:list text:style-name="L1">
            <text:list-header>
              <text:p text:style-name="P1"><text:span text:style-name="T15">78</text:span></text:p>
            </text:list-header>
          </text:list>
          <draw:enhanced-geometry svg:viewBox="0 0 21600 21600" draw:type="mso-spt202" draw:enhanced-path="M 0 0 L 21600 0 21600 21600 0 21600 0 0 Z N"/>
        </draw:custom-shape>
        <draw:custom-shape draw:style-name="gr3" draw:text-style-name="P10" draw:layer="layout" svg:width="1.129cm" svg:height="0.937cm" svg:x="21.85cm" svg:y="12.599cm">
          <text:list text:style-name="L1">
            <text:list-header>
              <text:p text:style-name="P1"><text:span text:style-name="T15">79</text:span></text:p>
            </text:list-header>
          </text:list>
          <draw:enhanced-geometry svg:viewBox="0 0 21600 21600" draw:type="mso-spt202" draw:enhanced-path="M 0 0 L 21600 0 21600 21600 0 21600 0 0 Z N"/>
        </draw:custom-shape>
        <draw:custom-shape draw:style-name="gr3" draw:text-style-name="P10" draw:layer="layout" svg:width="0.879cm" svg:height="0.937cm" svg:x="16.346cm" svg:y="13.445cm">
          <text:list text:style-name="L1">
            <text:list-header>
              <text:p text:style-name="P1"><text:span text:style-name="T15">P</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6.982cm" svg:y="13.445cm">
          <text:list text:style-name="L1">
            <text:list-header>
              <text:p text:style-name="P1"><text:span text:style-name="T15">a</text:span></text:p>
            </text:list-header>
          </text:list>
          <draw:enhanced-geometry svg:viewBox="0 0 21600 21600" draw:type="mso-spt202" draw:enhanced-path="M 0 0 L 21600 0 21600 21600 0 21600 0 0 Z N"/>
        </draw:custom-shape>
        <draw:custom-shape draw:style-name="gr3" draw:text-style-name="P10" draw:layer="layout" svg:width="0.659cm" svg:height="0.937cm" svg:x="17.618cm" svg:y="13.445cm">
          <text:list text:style-name="L1">
            <text:list-header>
              <text:p text:style-name="P1"><text:span text:style-name="T15">t</text:span></text:p>
            </text:list-header>
          </text:list>
          <draw:enhanced-geometry svg:viewBox="0 0 21600 21600" draw:type="mso-spt202" draw:enhanced-path="M 0 0 L 21600 0 21600 21600 0 21600 0 0 Z N"/>
        </draw:custom-shape>
        <draw:custom-shape draw:style-name="gr3" draw:text-style-name="P10" draw:layer="layout" svg:width="0.972cm" svg:height="0.937cm" svg:x="18.041cm" svg:y="13.445cm">
          <text:list text:style-name="L1">
            <text:list-header>
              <text:p text:style-name="P1"><text:span text:style-name="T15">\0</text:span></text:p>
            </text:list-header>
          </text:list>
          <draw:enhanced-geometry svg:viewBox="0 0 21600 21600" draw:type="mso-spt202" draw:enhanced-path="M 0 0 L 21600 0 21600 21600 0 21600 0 0 Z N"/>
        </draw:custom-shape>
        <draw:g>
          <draw:custom-shape draw:style-name="gr26" draw:text-style-name="P2" draw:layer="layout" svg:width="1.481cm" svg:height="1.482cm" svg:x="11.051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1.268cm" svg:y="9.847cm">
            <text:list text:style-name="L1">
              <text:list-header>
                <text:p text:style-name="P1">1</text:p>
              </text:list-header>
            </text:list>
            <draw:enhanced-geometry svg:viewBox="0 0 21600 21600" draw:type="mso-spt202" draw:enhanced-path="M 0 0 L 21600 0 21600 21600 0 21600 0 0 Z N"/>
          </draw:custom-shape>
        </draw:g>
        <draw:line draw:style-name="gr5" draw:text-style-name="P11" draw:layer="layout" svg:x1="11.05cm" svg:y1="10.482cm" svg:x2="6.605cm" svg:y2="11.117cm">
          <text:p/>
        </draw:line>
        <draw:line draw:style-name="gr5" draw:text-style-name="P11" draw:layer="layout" svg:x1="12.532cm" svg:y1="10.482cm" svg:x2="16.342cm" svg:y2="14.08cm">
          <text:p/>
        </draw:line>
        <draw:line draw:style-name="gr5" draw:text-style-name="P11" draw:layer="layout" svg:x1="11.051cm" svg:y1="10.059cm" svg:x2="5.971cm" svg:y2="10.694cm">
          <text:p/>
        </draw:line>
        <draw:line draw:style-name="gr5" draw:text-style-name="P11" draw:layer="layout" svg:x1="12.956cm" svg:y1="14.926cm" svg:x2="16.766cm" svg:y2="14.291cm">
          <text:p/>
        </draw:line>
        <presentation:notes draw:style-name="dp2">
          <draw:page-thumbnail draw:style-name="gr1" draw:layer="layout" svg:width="7.273cm" svg:height="9.655cm" svg:x="6.063cm" svg:y="1.957cm" draw:page-number="20" presentation:class="page"/>
          <draw:frame presentation:style-name="pr2" draw:text-style-name="P3" draw:layer="layout" svg:width="15.519cm" svg:height="11.586cm" svg:x="1.94cm" svg:y="12.231cm" presentation:class="notes" presentation:placeholder="true">
            <draw:text-box/>
          </draw:frame>
        </presentation:notes>
      </draw:page>
      <draw:page draw:name="page21" draw:style-name="dp1" draw:master-page-name="Default" presentation:presentation-page-layout-name="AL2T1">
        <draw:frame presentation:style-name="pr7" draw:text-style-name="P2" draw:layer="layout" svg:width="22.86cm" svg:height="2.2cm" svg:x="1.27cm" svg:y="0.763cm" presentation:class="title" presentation:user-transformed="true">
          <draw:text-box>
            <text:list text:style-name="L1">
              <text:list-header>
                <text:p text:style-name="P1"><text:span text:style-name="T3">scanf() Example</text:span></text:p>
              </text:list-header>
            </text:list>
          </draw:text-box>
        </draw:frame>
        <draw:frame presentation:style-name="pr14" draw:text-style-name="P2" draw:layer="layout" svg:width="22.86cm" svg:height="14.605cm" svg:x="1.27cm" svg:y="3.386cm" presentation:class="outline" presentation:user-transformed="true">
          <draw:text-box>
            <text:list text:style-name="L10">
              <text:list-item>
                <text:p text:style-name="P26"><text:span text:style-name="T18">In one line, declare the pointer variable (gets placed on the stack), allocate memory on the heap, and set the value of the pointer variable equal to the starting address on the heap.</text:span></text:p>
              </text:list-item>
              <text:list-item>
                <text:p text:style-name="P26"><text:span text:style-name="T18">Create the local variable grade on the heap.</text:span></text:p>
              </text:list-item>
              <text:list-item>
                <text:p text:style-name="P26"><text:span text:style-name="T18">Read a value from the user into the space on the heap – beginning at the address indicated by the pointer variable on the stack.</text:span></text:p>
              </text:list-item>
              <text:list-item>
                <text:p text:style-name="P26"><text:span text:style-name="T18">Read a value from the user into the address referred to by the address of grade.</text:span></text:p>
              </text:list-item>
              <text:list-item>
                <text:p text:style-name="P26"><text:span text:style-name="T18">Release all the space on the stack pointed to by student and set the value of the student pointer on the stack equal to null. (step not shown)</text:span></text:p>
              </text:list-item>
            </text:list>
          </draw:text-box>
        </draw:frame>
        <presentation:notes draw:style-name="dp2">
          <draw:page-thumbnail draw:style-name="gr1" draw:layer="layout" svg:width="7.273cm" svg:height="9.655cm" svg:x="6.063cm" svg:y="1.957cm" draw:page-number="21" presentation:class="page"/>
          <draw:frame presentation:style-name="pr2" draw:text-style-name="P3" draw:layer="layout" svg:width="15.519cm" svg:height="11.586cm" svg:x="1.94cm" svg:y="12.231cm" presentation:class="notes" presentation:placeholder="true">
            <draw:text-box/>
          </draw:frame>
        </presentation:notes>
      </draw:page>
      <draw:page draw:name="Pointers and Functions"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Pointers and Functions</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4">One limitation of functions is that they only return a single value</text:p>
              </text:list-item>
              <text:list-item>
                <text:p text:style-name="P4">So how to change multiple values in a single function?</text:p>
              </text:list-item>
            </text:list>
            <text:list text:style-name="L3">
              <text:list-item>
                <text:list>
                  <text:list-item>
                    <text:p text:style-name="P5">pass in pointers</text:p>
                  </text:list-item>
                  <text:list-item>
                    <text:p text:style-name="P5">now any changes that are made are made to the address being referred to</text:p>
                  </text:list-item>
                  <text:list-item>
                    <text:p text:style-name="P5">this changes the value for the calling function as well as the called function</text:p>
                  </text:list-item>
                </text:list>
              </text:list-item>
            </text:list>
          </draw:text-box>
        </draw:frame>
        <presentation:notes draw:style-name="dp2">
          <draw:page-thumbnail draw:style-name="gr1" draw:layer="layout" svg:width="7.273cm" svg:height="9.655cm" svg:x="6.063cm" svg:y="1.957cm" draw:page-number="22" presentation:class="page"/>
          <draw:frame presentation:style-name="pr2" draw:text-style-name="P3" draw:layer="layout" svg:width="15.519cm" svg:height="11.586cm" svg:x="1.94cm" svg:y="12.231cm" presentation:class="notes" presentation:placeholder="true">
            <draw:text-box/>
          </draw:frame>
        </presentation:notes>
      </draw:page>
      <draw:page draw:name="Slide 23" draw:style-name="dp1" draw:master-page-name="Default" presentation:presentation-page-layout-name="AL2T1">
        <draw:frame presentation:style-name="pr15" draw:text-style-name="P2" draw:layer="layout" svg:width="22.86cm" svg:height="17.357cm" svg:x="1.27cm" svg:y="0.634cm" presentation:class="outline" presentation:user-transformed="true">
          <draw:text-box>
            <text:list text:style-name="L1">
              <text:list-header>
                <text:p text:style-name="P27"><text:span text:style-name="T19">#include &lt;stdio.h&gt;</text:span></text:p>
                <text:p text:style-name="P27"><text:span text:style-name="T19"/></text:p>
                <text:p text:style-name="P27"><text:span text:style-name="T19">void swap(float*, float*);</text:span></text:p>
                <text:p text:style-name="P28"><text:span text:style-name="T20"/></text:p>
                <text:p text:style-name="P27"><text:span text:style-name="T19">int main() {</text:span></text:p>
                <text:p text:style-name="P29"><text:span text:style-name="T19"><text:tab/></text:span><text:span text:style-name="T19">float *f1, *f2;</text:span></text:p>
                <text:p text:style-name="P29"><text:span text:style-name="T19"><text:tab/></text:span><text:span text:style-name="T19">f1 = malloc(sizeof(float));</text:span></text:p>
                <text:p text:style-name="P29"><text:span text:style-name="T19"><text:tab/></text:span><text:span text:style-name="T19">f2 = malloc(sizeof(float));</text:span></text:p>
                <text:p text:style-name="P28"><text:span text:style-name="T20"/></text:p>
                <text:p text:style-name="P29"><text:span text:style-name="T19"><text:tab/></text:span><text:span text:style-name="T19">printf(“Enter two numbers: “);</text:span></text:p>
                <text:p text:style-name="P29"><text:span text:style-name="T19"><text:tab/></text:span><text:span text:style-name="T19">scanf(“%f%f”, f1, f2); <text:s/>// assume the user types 23 and 19</text:span></text:p>
                <text:p text:style-name="P29"><text:span text:style-name="T19"><text:tab/></text:span><text:span text:style-name="T19">printf(“f1 = %f\tf2 = %f\n”, *f1, *f2);</text:span></text:p>
                <text:p text:style-name="P29"><text:span text:style-name="T19"><text:tab/></text:span><text:span text:style-name="T19">swap(f1, f2);</text:span></text:p>
                <text:p text:style-name="P29"><text:span text:style-name="T19"><text:tab/></text:span><text:span text:style-name="T19">printf(“After swap: f1 = %f\tf2 = %f\n”, *f1, *f2);</text:span></text:p>
                <text:p text:style-name="P29"><text:span text:style-name="T19"><text:tab/></text:span><text:span text:style-name="T19">free(f1); free(f2);</text:span></text:p>
                <text:p text:style-name="P28"><text:span text:style-name="T20"/></text:p>
                <text:p text:style-name="P29"><text:span text:style-name="T19"><text:tab/></text:span><text:span text:style-name="T19">return 0;</text:span></text:p>
                <text:p text:style-name="P27"><text:span text:style-name="T19">}</text:span></text:p>
                <text:p text:style-name="P30"><text:span text:style-name="T21"/></text:p>
                <text:p text:style-name="P27"><text:span text:style-name="T19">void swap(float* first, float* second) {</text:span></text:p>
                <text:p text:style-name="P29"><text:span text:style-name="T19"><text:tab/></text:span><text:span text:style-name="T19">float tmp = *first;</text:span></text:p>
                <text:p text:style-name="P29"><text:span text:style-name="T19"><text:tab/></text:span><text:span text:style-name="T19">*first = *second;</text:span></text:p>
                <text:p text:style-name="P29"><text:span text:style-name="T19"><text:tab/></text:span><text:span text:style-name="T19">*second = tmp;</text:span></text:p>
                <text:p text:style-name="P27"><text:span text:style-name="T19">}</text:span></text:p>
              </text:list-header>
            </text:list>
          </draw:text-box>
        </draw:frame>
        <draw:custom-shape draw:style-name="gr3" draw:text-style-name="P10" draw:layer="layout" svg:width="0.815cm" svg:height="12.429cm" svg:x="0.851cm" svg:y="3.81cm">
          <text:list text:style-name="L1">
            <text:list-header>
              <text:p text:style-name="P1"><text:span text:style-name="T15">1</text:span></text:p>
              <text:p text:style-name="P1"><text:span text:style-name="T15">2</text:span></text:p>
              <text:p text:style-name="P1"><text:span text:style-name="T15">3</text:span></text:p>
              <text:p text:style-name="P1"><text:span text:style-name="T15"/></text:p>
              <text:p text:style-name="P1"><text:span text:style-name="T15"/></text:p>
              <text:p text:style-name="P1"><text:span text:style-name="T15">5</text:span></text:p>
              <text:p text:style-name="P1"><text:span text:style-name="T15"/></text:p>
              <text:p text:style-name="P1"><text:span text:style-name="T15">6</text:span></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s/></text:span></text:p>
              <text:p text:style-name="P1"><text:span text:style-name="T15">7</text:span></text:p>
              <text:p text:style-name="P1"><text:span text:style-name="T15">8</text:span></text:p>
              <text:p text:style-name="P1"><text:span text:style-name="T15">9</text:span></text:p>
            </text:list-header>
          </text:list>
          <draw:enhanced-geometry svg:viewBox="0 0 21600 21600" draw:type="mso-spt202" draw:enhanced-path="M 0 0 L 21600 0 21600 21600 0 21600 0 0 Z N"/>
        </draw:custom-shape>
        <presentation:notes draw:style-name="dp2">
          <draw:page-thumbnail draw:style-name="gr1" draw:layer="layout" svg:width="7.273cm" svg:height="9.655cm" svg:x="6.063cm" svg:y="1.957cm" draw:page-number="23" presentation:class="page"/>
          <draw:frame presentation:style-name="pr2" draw:text-style-name="P3" draw:layer="layout" svg:width="15.519cm" svg:height="11.586cm" svg:x="1.94cm" svg:y="12.231cm" presentation:class="notes" presentation:placeholder="true">
            <draw:text-box/>
          </draw:frame>
        </presentation:notes>
      </draw:page>
      <draw:page draw:name="Example" draw:style-name="dp1" draw:master-page-name="Default" presentation:presentation-page-layout-name="AL3T19">
        <draw:frame presentation:style-name="pr5" draw:text-style-name="P2" draw:layer="layout" svg:width="22.86cm" svg:height="3.175cm" svg:x="1.27cm" svg:y="0.762cm" presentation:class="title" presentation:user-transformed="true">
          <draw:text-box>
            <text:list text:style-name="L1">
              <text:list-header>
                <text:p text:style-name="P1">Example</text:p>
              </text:list-header>
            </text:list>
          </draw:text-box>
        </draw:frame>
        <draw:line draw:style-name="gr7" draw:text-style-name="P11" draw:layer="layout" svg:x1="2.54cm" svg:y1="2.117cm" svg:x2="2.54cm" svg:y2="16.722cm">
          <text:p/>
        </draw:line>
        <draw:line draw:style-name="gr7" draw:text-style-name="P11" draw:layer="layout" svg:x1="2.54cm" svg:y1="16.722cm" svg:x2="6.773cm" svg:y2="16.722cm">
          <text:p/>
        </draw:line>
        <draw:custom-shape draw:style-name="gr30" draw:text-style-name="P2" draw:layer="layout" svg:width="8.224cm" svg:height="5.808cm" svg:x="15.134cm" svg:y="10.107cm">
          <text:p/>
          <draw:enhanced-geometry svg:viewBox="0 0 1865 1317" draw:type="non-primitive" draw:enhanced-path="M 548 46  C 463 74 379 111 292 128  C 283 134 275 141 265 147  C 253 154 239 157 228 165  C 180 199 130 287 109 339  C 97 412 114 440 146 503  C 143 546 144 589 137 631  C 128 687 54 795 27 851  C 24 866 21 881 18 896  C 12 933 0 1006 0 1006  C 6 1037 6 1069 18 1098  C 32 1133 163 1183 192 1189  C 362 1226 530 1246 704 1253  C 814 1257 923 1259 1033 1262  C 1405 1282 1253 1271 1490 1290  C 1524 1298 1557 1309 1591 1317  C 1624 1311 1660 1312 1691 1299  C 1705 1293 1708 1273 1719 1262  C 1760 1221 1755 1250 1792 1198  C 1813 1169 1847 1107 1847 1107  C 1862 1029 1865 950 1828 878  C 1826 869 1815 808 1810 796  C 1799 771 1773 723 1773 723  C 1767 699 1761 674 1755 650  C 1752 638 1746 613 1746 613  C 1751 503 1776 328 1755 211  C 1753 202 1742 199 1737 192  C 1693 136 1631 132 1563 119  C 1449 98 1386 81 1280 28  C 1230 3 1093 2 1060 0  C 884 7 721 29 548 46  Z N"/>
        </draw:custom-shape>
        <draw:custom-shape draw:style-name="gr3" draw:text-style-name="P10" draw:layer="layout" svg:width="2.09cm" svg:height="1.023cm" svg:x="3.179cm" svg:y="16.933cm">
          <text:list text:style-name="L1">
            <text:list-header>
              <text:p text:style-name="P1">Stack</text:p>
            </text:list-header>
          </text:list>
          <draw:enhanced-geometry svg:viewBox="0 0 21600 21600" draw:type="mso-spt202" draw:enhanced-path="M 0 0 L 21600 0 21600 21600 0 21600 0 0 Z N"/>
        </draw:custom-shape>
        <draw:custom-shape draw:style-name="gr3" draw:text-style-name="P10" draw:layer="layout" svg:width="2.013cm" svg:height="1.023cm" svg:x="17.999cm" svg:y="8.89cm">
          <text:list text:style-name="L1">
            <text:list-header>
              <text:p text:style-name="P1">Heap</text:p>
            </text:list-header>
          </text:list>
          <draw:enhanced-geometry svg:viewBox="0 0 21600 21600" draw:type="mso-spt202" draw:enhanced-path="M 0 0 L 21600 0 21600 21600 0 21600 0 0 Z N"/>
        </draw:custom-shape>
        <draw:custom-shape draw:style-name="gr28" draw:text-style-name="P2" draw:layer="layout" svg:width="2.117cm" svg:height="1.058cm" svg:x="3.175cm" svg:y="14.817cm">
          <text:p/>
          <draw:enhanced-geometry svg:viewBox="0 0 21600 21600" draw:type="rectangle" draw:enhanced-path="M 0 0 L 21600 0 21600 21600 0 21600 0 0 Z N"/>
        </draw:custom-shape>
        <draw:custom-shape draw:style-name="gr31" draw:text-style-name="P2" draw:layer="layout" svg:width="2.117cm" svg:height="1.059cm" svg:x="3.175cm" svg:y="12.488cm">
          <text:p/>
          <draw:enhanced-geometry svg:viewBox="0 0 21600 21600" draw:type="rectangle" draw:enhanced-path="M 0 0 L 21600 0 21600 21600 0 21600 0 0 Z N"/>
        </draw:custom-shape>
        <draw:custom-shape draw:style-name="gr3" draw:text-style-name="P10" draw:layer="layout" svg:width="1.031cm" svg:height="1.023cm" svg:x="3.603cm" svg:y="13.547cm">
          <text:list text:style-name="L1">
            <text:list-header>
              <text:p text:style-name="P1">f2</text:p>
            </text:list-header>
          </text:list>
          <draw:enhanced-geometry svg:viewBox="0 0 21600 21600" draw:type="mso-spt202" draw:enhanced-path="M 0 0 L 21600 0 21600 21600 0 21600 0 0 Z N"/>
        </draw:custom-shape>
        <draw:custom-shape draw:style-name="gr3" draw:text-style-name="P10" draw:layer="layout" svg:width="1.031cm" svg:height="1.023cm" svg:x="3.603cm" svg:y="15.875cm">
          <text:list text:style-name="L1">
            <text:list-header>
              <text:p text:style-name="P1">f1</text:p>
            </text:list-header>
          </text:list>
          <draw:enhanced-geometry svg:viewBox="0 0 21600 21600" draw:type="mso-spt202" draw:enhanced-path="M 0 0 L 21600 0 21600 21600 0 21600 0 0 Z N"/>
        </draw:custom-shape>
        <draw:custom-shape draw:style-name="gr3" draw:text-style-name="P10" draw:layer="layout" svg:width="1.556cm" svg:height="1.023cm" svg:x="3.394cm" svg:y="12.488cm">
          <text:list text:style-name="L1">
            <text:list-header>
              <text:p text:style-name="P1">232</text:p>
            </text:list-header>
          </text:list>
          <draw:enhanced-geometry svg:viewBox="0 0 21600 21600" draw:type="mso-spt202" draw:enhanced-path="M 0 0 L 21600 0 21600 21600 0 21600 0 0 Z N"/>
        </draw:custom-shape>
        <draw:custom-shape draw:style-name="gr3" draw:text-style-name="P10" draw:layer="layout" svg:width="1.556cm" svg:height="1.023cm" svg:x="3.182cm" svg:y="14.817cm">
          <text:list text:style-name="L1">
            <text:list-header>
              <text:p text:style-name="P1">100</text:p>
            </text:list-header>
          </text:list>
          <draw:enhanced-geometry svg:viewBox="0 0 21600 21600" draw:type="mso-spt202" draw:enhanced-path="M 0 0 L 21600 0 21600 21600 0 21600 0 0 Z N"/>
        </draw:custom-shape>
        <draw:g>
          <draw:custom-shape draw:style-name="gr27" draw:text-style-name="P2" draw:layer="layout" svg:width="1.481cm" svg:height="1.481cm" svg:x="9.737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9.954cm" svg:y="14.393cm">
            <text:list text:style-name="L1">
              <text:list-header>
                <text:p text:style-name="P1">3</text:p>
              </text:list-header>
            </text:list>
            <draw:enhanced-geometry svg:viewBox="0 0 21600 21600" draw:type="mso-spt202" draw:enhanced-path="M 0 0 L 21600 0 21600 21600 0 21600 0 0 Z N"/>
          </draw:custom-shape>
        </draw:g>
        <draw:line draw:style-name="gr5" draw:text-style-name="P11" draw:layer="layout" svg:x1="11.218cm" svg:y1="14.604cm" svg:x2="17.568cm" svg:y2="14.181cm">
          <text:p/>
        </draw:line>
        <draw:line draw:style-name="gr5" draw:text-style-name="P11" draw:layer="layout" svg:x1="9.737cm" svg:y1="15.028cm" svg:x2="4.657cm" svg:y2="15.24cm">
          <text:p/>
        </draw:line>
        <draw:custom-shape draw:style-name="gr3" draw:text-style-name="P10" draw:layer="layout" svg:width="1.874cm" svg:height="1.023cm" svg:x="2.714cm" svg:y="11.108cm">
          <text:list text:style-name="L1">
            <text:list-header>
              <text:p text:style-name="P1"><text:span text:style-name="T5">main</text:span></text:p>
            </text:list-header>
          </text:list>
          <draw:enhanced-geometry svg:viewBox="0 0 21600 21600" draw:type="mso-spt202" draw:enhanced-path="M 0 0 L 21600 0 21600 21600 0 21600 0 0 Z N"/>
        </draw:custom-shape>
        <draw:line draw:style-name="gr7" draw:text-style-name="P11" draw:layer="layout" svg:x1="2.54cm" svg:y1="11.007cm" svg:x2="6.773cm" svg:y2="11.007cm">
          <text:p/>
        </draw:line>
        <draw:custom-shape draw:style-name="gr28" draw:text-style-name="P2" draw:layer="layout" svg:width="2.117cm" svg:height="1.058cm" svg:x="3.219cm" svg:y="8.789cm">
          <text:p/>
          <draw:enhanced-geometry svg:viewBox="0 0 21600 21600" draw:type="rectangle" draw:enhanced-path="M 0 0 L 21600 0 21600 21600 0 21600 0 0 Z N"/>
        </draw:custom-shape>
        <draw:custom-shape draw:style-name="gr31" draw:text-style-name="P2" draw:layer="layout" svg:width="2.117cm" svg:height="1.059cm" svg:x="3.219cm" svg:y="6.46cm">
          <text:p/>
          <draw:enhanced-geometry svg:viewBox="0 0 21600 21600" draw:type="rectangle" draw:enhanced-path="M 0 0 L 21600 0 21600 21600 0 21600 0 0 Z N"/>
        </draw:custom-shape>
        <draw:custom-shape draw:style-name="gr3" draw:text-style-name="P10" draw:layer="layout" svg:width="2.542cm" svg:height="1.023cm" svg:x="2.971cm" svg:y="7.408cm">
          <text:list text:style-name="L1">
            <text:list-header>
              <text:p text:style-name="P1">second</text:p>
            </text:list-header>
          </text:list>
          <draw:enhanced-geometry svg:viewBox="0 0 21600 21600" draw:type="mso-spt202" draw:enhanced-path="M 0 0 L 21600 0 21600 21600 0 21600 0 0 Z N"/>
        </draw:custom-shape>
        <draw:custom-shape draw:style-name="gr3" draw:text-style-name="P10" draw:layer="layout" svg:width="1.526cm" svg:height="1.023cm" svg:x="3.391cm" svg:y="9.737cm">
          <text:list text:style-name="L1">
            <text:list-header>
              <text:p text:style-name="P1">first</text:p>
            </text:list-header>
          </text:list>
          <draw:enhanced-geometry svg:viewBox="0 0 21600 21600" draw:type="mso-spt202" draw:enhanced-path="M 0 0 L 21600 0 21600 21600 0 21600 0 0 Z N"/>
        </draw:custom-shape>
        <draw:custom-shape draw:style-name="gr3" draw:text-style-name="P10" draw:layer="layout" svg:width="1.556cm" svg:height="1.023cm" svg:x="3.394cm" svg:y="6.562cm">
          <text:list text:style-name="L1">
            <text:list-header>
              <text:p text:style-name="P1">232</text:p>
            </text:list-header>
          </text:list>
          <draw:enhanced-geometry svg:viewBox="0 0 21600 21600" draw:type="mso-spt202" draw:enhanced-path="M 0 0 L 21600 0 21600 21600 0 21600 0 0 Z N"/>
        </draw:custom-shape>
        <draw:custom-shape draw:style-name="gr3" draw:text-style-name="P10" draw:layer="layout" svg:width="1.556cm" svg:height="1.023cm" svg:x="3.226cm" svg:y="8.789cm">
          <text:list text:style-name="L1">
            <text:list-header>
              <text:p text:style-name="P1">100</text:p>
            </text:list-header>
          </text:list>
          <draw:enhanced-geometry svg:viewBox="0 0 21600 21600" draw:type="mso-spt202" draw:enhanced-path="M 0 0 L 21600 0 21600 21600 0 21600 0 0 Z N"/>
        </draw:custom-shape>
        <draw:custom-shape draw:style-name="gr3" draw:text-style-name="P10" draw:layer="layout" svg:width="1.979cm" svg:height="1.023cm" svg:x="2.547cm" svg:y="2.328cm">
          <text:list text:style-name="L1">
            <text:list-header>
              <text:p text:style-name="P1"><text:span text:style-name="T5">swap</text:span></text:p>
            </text:list-header>
          </text:list>
          <draw:enhanced-geometry svg:viewBox="0 0 21600 21600" draw:type="mso-spt202" draw:enhanced-path="M 0 0 L 21600 0 21600 21600 0 21600 0 0 Z N"/>
        </draw:custom-shape>
        <draw:custom-shape draw:style-name="gr32" draw:text-style-name="P2" draw:layer="layout" svg:width="3.81cm" svg:height="1.27cm" svg:x="17.568cm" svg:y="13.335cm">
          <text:p/>
          <draw:enhanced-geometry svg:viewBox="0 0 21600 21600" draw:type="rectangle" draw:enhanced-path="M 0 0 L 21600 0 21600 21600 0 21600 0 0 Z N"/>
        </draw:custom-shape>
        <draw:custom-shape draw:style-name="gr3" draw:text-style-name="P10" draw:layer="layout" svg:width="1.556cm" svg:height="1.023cm" svg:x="16.517cm" svg:y="14.605cm">
          <text:list text:style-name="L1">
            <text:list-header>
              <text:p text:style-name="P1">100</text:p>
            </text:list-header>
          </text:list>
          <draw:enhanced-geometry svg:viewBox="0 0 21600 21600" draw:type="mso-spt202" draw:enhanced-path="M 0 0 L 21600 0 21600 21600 0 21600 0 0 Z N"/>
        </draw:custom-shape>
        <draw:custom-shape draw:style-name="gr33" draw:text-style-name="P2" draw:layer="layout" svg:width="3.131cm" svg:height="1.27cm" svg:x="18.459cm" svg:y="10.482cm">
          <text:p/>
          <draw:enhanced-geometry svg:viewBox="0 0 21600 21600" draw:type="rectangle" draw:enhanced-path="M 0 0 L 21600 0 21600 21600 0 21600 0 0 Z N"/>
        </draw:custom-shape>
        <draw:custom-shape draw:style-name="gr3" draw:text-style-name="P10" draw:layer="layout" svg:width="1.556cm" svg:height="1.023cm" svg:x="17.364cm" svg:y="11.853cm">
          <text:list text:style-name="L1">
            <text:list-header>
              <text:p text:style-name="P1">232</text:p>
            </text:list-header>
          </text:list>
          <draw:enhanced-geometry svg:viewBox="0 0 21600 21600" draw:type="mso-spt202" draw:enhanced-path="M 0 0 L 21600 0 21600 21600 0 21600 0 0 Z N"/>
        </draw:custom-shape>
        <draw:g>
          <draw:custom-shape draw:style-name="gr27" draw:text-style-name="P2" draw:layer="layout" svg:width="1.481cm" svg:height="1.481cm" svg:x="9.73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9.954cm" svg:y="11.853cm">
            <text:list text:style-name="L1">
              <text:list-header>
                <text:p text:style-name="P1">4</text:p>
              </text:list-header>
            </text:list>
            <draw:enhanced-geometry svg:viewBox="0 0 21600 21600" draw:type="mso-spt202" draw:enhanced-path="M 0 0 L 21600 0 21600 21600 0 21600 0 0 Z N"/>
          </draw:custom-shape>
        </draw:g>
        <draw:line draw:style-name="gr5" draw:text-style-name="P11" draw:layer="layout" svg:x1="11.218cm" svg:y1="12.065cm" svg:x2="18.415cm" svg:y2="11.007cm">
          <text:p/>
        </draw:line>
        <draw:line draw:style-name="gr5" draw:text-style-name="P11" draw:layer="layout" svg:x1="9.737cm" svg:y1="12.488cm" svg:x2="4.657cm" svg:y2="12.7cm">
          <text:p/>
        </draw:line>
        <draw:g>
          <draw:custom-shape draw:style-name="gr27" draw:text-style-name="P2" draw:layer="layout" svg:width="1.481cm" svg:height="1.481cm" svg:x="23.283cm" svg:y="12.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23.5cm" svg:y="12.488cm">
            <text:list text:style-name="L1">
              <text:list-header>
                <text:p text:style-name="P1">5</text:p>
              </text:list-header>
            </text:list>
            <draw:enhanced-geometry svg:viewBox="0 0 21600 21600" draw:type="mso-spt202" draw:enhanced-path="M 0 0 L 21600 0 21600 21600 0 21600 0 0 Z N"/>
          </draw:custom-shape>
        </draw:g>
        <draw:g>
          <draw:custom-shape draw:style-name="gr26" draw:text-style-name="P2" draw:layer="layout" svg:width="1.481cm" svg:height="1.482cm" svg:x="0.635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0.852cm" svg:y="14.817cm">
            <text:list text:style-name="L1">
              <text:list-header>
                <text:p text:style-name="P1">1</text:p>
              </text:list-header>
            </text:list>
            <draw:enhanced-geometry svg:viewBox="0 0 21600 21600" draw:type="mso-spt202" draw:enhanced-path="M 0 0 L 21600 0 21600 21600 0 21600 0 0 Z N"/>
          </draw:custom-shape>
        </draw:g>
        <draw:line draw:style-name="gr5" draw:text-style-name="P11" draw:layer="layout" svg:x1="2.117cm" svg:y1="15.452cm" svg:x2="3.175cm" svg:y2="15.452cm">
          <text:p/>
        </draw:line>
        <draw:g>
          <draw:custom-shape draw:style-name="gr26" draw:text-style-name="P2" draw:layer="layout" svg:width="1.481cm" svg:height="1.482cm" svg:x="0.63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0.852cm" svg:y="12.277cm">
            <text:list text:style-name="L1">
              <text:list-header>
                <text:p text:style-name="P1">2</text:p>
              </text:list-header>
            </text:list>
            <draw:enhanced-geometry svg:viewBox="0 0 21600 21600" draw:type="mso-spt202" draw:enhanced-path="M 0 0 L 21600 0 21600 21600 0 21600 0 0 Z N"/>
          </draw:custom-shape>
        </draw:g>
        <draw:line draw:style-name="gr5" draw:text-style-name="P11" draw:layer="layout" svg:x1="2.117cm" svg:y1="12.912cm" svg:x2="3.175cm" svg:y2="12.912cm">
          <text:p/>
        </draw:line>
        <draw:custom-shape draw:style-name="gr3" draw:text-style-name="P10" draw:layer="layout" svg:width="1.205cm" svg:height="1.023cm" svg:x="20.114cm" svg:y="10.583cm">
          <text:list text:style-name="L1">
            <text:list-header>
              <text:p text:style-name="P1">19</text:p>
            </text:list-header>
          </text:list>
          <draw:enhanced-geometry svg:viewBox="0 0 21600 21600" draw:type="mso-spt202" draw:enhanced-path="M 0 0 L 21600 0 21600 21600 0 21600 0 0 Z N"/>
        </draw:custom-shape>
        <draw:custom-shape draw:style-name="gr3" draw:text-style-name="P10" draw:layer="layout" svg:width="1.205cm" svg:height="1.023cm" svg:x="19.903cm" svg:y="13.547cm">
          <text:list text:style-name="L1">
            <text:list-header>
              <text:p text:style-name="P1">23</text:p>
            </text:list-header>
          </text:list>
          <draw:enhanced-geometry svg:viewBox="0 0 21600 21600" draw:type="mso-spt202" draw:enhanced-path="M 0 0 L 21600 0 21600 21600 0 21600 0 0 Z N"/>
        </draw:custom-shape>
        <draw:line draw:style-name="gr5" draw:text-style-name="P11" draw:layer="layout" svg:x1="23.283cm" svg:y1="12.7cm" svg:x2="21.167cm" svg:y2="11.43cm">
          <text:p/>
        </draw:line>
        <draw:line draw:style-name="gr5" draw:text-style-name="P11" draw:layer="layout" svg:x1="23.283cm" svg:y1="13.123cm" svg:x2="20.955cm" svg:y2="13.758cm">
          <text:p/>
        </draw:line>
        <draw:g>
          <draw:custom-shape draw:style-name="gr26" draw:text-style-name="P2" draw:layer="layout" svg:width="1.481cm" svg:height="1.482cm" svg:x="0.635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0.852cm" svg:y="6.985cm">
            <text:list text:style-name="L1">
              <text:list-header>
                <text:p text:style-name="P1">6</text:p>
              </text:list-header>
            </text:list>
            <draw:enhanced-geometry svg:viewBox="0 0 21600 21600" draw:type="mso-spt202" draw:enhanced-path="M 0 0 L 21600 0 21600 21600 0 21600 0 0 Z N"/>
          </draw:custom-shape>
        </draw:g>
        <draw:custom-shape draw:style-name="gr31" draw:text-style-name="P2" draw:layer="layout" svg:width="2.117cm" svg:height="1.059cm" svg:x="3.219cm" svg:y="3.92cm">
          <text:p/>
          <draw:enhanced-geometry svg:viewBox="0 0 21600 21600" draw:type="rectangle" draw:enhanced-path="M 0 0 L 21600 0 21600 21600 0 21600 0 0 Z N"/>
        </draw:custom-shape>
        <draw:custom-shape draw:style-name="gr3" draw:text-style-name="P10" draw:layer="layout" svg:width="1.56cm" svg:height="1.023cm" svg:x="3.392cm" svg:y="4.868cm">
          <text:list text:style-name="L1">
            <text:list-header>
              <text:p text:style-name="P1"><text:span text:style-name="T3">tmp</text:span></text:p>
            </text:list-header>
          </text:list>
          <draw:enhanced-geometry svg:viewBox="0 0 21600 21600" draw:type="mso-spt202" draw:enhanced-path="M 0 0 L 21600 0 21600 21600 0 21600 0 0 Z N"/>
        </draw:custom-shape>
        <draw:custom-shape draw:style-name="gr3" draw:text-style-name="P10" draw:layer="layout" svg:width="1.205cm" svg:height="1.023cm" svg:x="3.393cm" svg:y="4.022cm">
          <text:list text:style-name="L1">
            <text:list-header>
              <text:p text:style-name="P1">23</text:p>
            </text:list-header>
          </text:list>
          <draw:enhanced-geometry svg:viewBox="0 0 21600 21600" draw:type="mso-spt202" draw:enhanced-path="M 0 0 L 21600 0 21600 21600 0 21600 0 0 Z N"/>
        </draw:custom-shape>
        <draw:g>
          <draw:custom-shape draw:style-name="gr26" draw:text-style-name="P2" draw:layer="layout" svg:width="1.481cm" svg:height="1.482cm" svg:x="0.635cm" svg:y="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0.852cm" svg:y="3.81cm">
            <text:list text:style-name="L1">
              <text:list-header>
                <text:p text:style-name="P1">7</text:p>
              </text:list-header>
            </text:list>
            <draw:enhanced-geometry svg:viewBox="0 0 21600 21600" draw:type="mso-spt202" draw:enhanced-path="M 0 0 L 21600 0 21600 21600 0 21600 0 0 Z N"/>
          </draw:custom-shape>
        </draw:g>
        <draw:line draw:style-name="gr5" draw:text-style-name="P11" draw:layer="layout" svg:x1="2.117cm" svg:y1="4.445cm" svg:x2="3.175cm" svg:y2="4.445cm">
          <text:p/>
        </draw:line>
        <draw:line draw:style-name="gr7" draw:text-style-name="P11" draw:layer="layout" svg:x1="6.773cm" svg:y1="2.117cm" svg:x2="6.773cm" svg:y2="16.722cm">
          <text:p/>
        </draw:line>
        <draw:g>
          <draw:custom-shape draw:style-name="gr26" draw:text-style-name="P2" draw:layer="layout" svg:width="1.481cm" svg:height="1.482cm" svg:x="17.568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7.785cm" svg:y="16.51cm">
            <text:list text:style-name="L1">
              <text:list-header>
                <text:p text:style-name="P1">8</text:p>
              </text:list-header>
            </text:list>
            <draw:enhanced-geometry svg:viewBox="0 0 21600 21600" draw:type="mso-spt202" draw:enhanced-path="M 0 0 L 21600 0 21600 21600 0 21600 0 0 Z N"/>
          </draw:custom-shape>
        </draw:g>
        <draw:line draw:style-name="gr7" draw:text-style-name="P11" draw:layer="layout" svg:x1="20.108cm" svg:y1="13.758cm" svg:x2="20.955cm" svg:y2="14.182cm">
          <text:p/>
        </draw:line>
        <draw:line draw:style-name="gr7" draw:text-style-name="P11" draw:layer="layout" svg:x1="20.742cm" svg:y1="13.547cm" svg:x2="20.319cm" svg:y2="14.393cm">
          <text:p/>
        </draw:line>
        <draw:custom-shape draw:style-name="gr3" draw:text-style-name="P10" draw:layer="layout" svg:width="1.205cm" svg:height="1.023cm" svg:x="18.633cm" svg:y="13.547cm">
          <text:list text:style-name="L1">
            <text:list-header>
              <text:p text:style-name="P1">19</text:p>
            </text:list-header>
          </text:list>
          <draw:enhanced-geometry svg:viewBox="0 0 21600 21600" draw:type="mso-spt202" draw:enhanced-path="M 0 0 L 21600 0 21600 21600 0 21600 0 0 Z N"/>
        </draw:custom-shape>
        <draw:line draw:style-name="gr7" draw:text-style-name="P11" draw:layer="layout" svg:x1="20.32cm" svg:y1="10.795cm" svg:x2="21.167cm" svg:y2="11.218cm">
          <text:p/>
        </draw:line>
        <draw:line draw:style-name="gr7" draw:text-style-name="P11" draw:layer="layout" svg:x1="20.954cm" svg:y1="10.583cm" svg:x2="20.531cm" svg:y2="11.43cm">
          <text:p/>
        </draw:line>
        <draw:g>
          <draw:custom-shape draw:style-name="gr26" draw:text-style-name="P2" draw:layer="layout" svg:width="1.481cm" svg:height="1.482cm" svg:x="21.59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21.807cm" svg:y="7.62cm">
            <text:list text:style-name="L1">
              <text:list-header>
                <text:p text:style-name="P1">9</text:p>
              </text:list-header>
            </text:list>
            <draw:enhanced-geometry svg:viewBox="0 0 21600 21600" draw:type="mso-spt202" draw:enhanced-path="M 0 0 L 21600 0 21600 21600 0 21600 0 0 Z N"/>
          </draw:custom-shape>
        </draw:g>
        <draw:line draw:style-name="gr5" draw:text-style-name="P11" draw:layer="layout" svg:x1="18.415cm" svg:y1="16.298cm" svg:x2="18.838cm" svg:y2="14.182cm">
          <text:p/>
        </draw:line>
        <draw:line draw:style-name="gr5" draw:text-style-name="P11" draw:layer="layout" svg:x1="21.801cm" svg:y1="8.678cm" svg:x2="19.684cm" svg:y2="10.795cm">
          <text:p/>
        </draw:line>
        <draw:custom-shape draw:style-name="gr3" draw:text-style-name="P10" draw:layer="layout" svg:width="1.205cm" svg:height="1.023cm" svg:x="18.844cm" svg:y="10.583cm">
          <text:list text:style-name="L1">
            <text:list-header>
              <text:p text:style-name="P1">23</text:p>
            </text:list-header>
          </text:list>
          <draw:enhanced-geometry svg:viewBox="0 0 21600 21600" draw:type="mso-spt202" draw:enhanced-path="M 0 0 L 21600 0 21600 21600 0 21600 0 0 Z N"/>
        </draw:custom-shape>
        <presentation:notes draw:style-name="dp2">
          <draw:page-thumbnail draw:style-name="gr1" draw:layer="layout" svg:width="7.273cm" svg:height="9.655cm" svg:x="6.063cm" svg:y="1.957cm" draw:page-number="24" presentation:class="page"/>
          <draw:frame presentation:style-name="pr2" draw:text-style-name="P3" draw:layer="layout" svg:width="15.519cm" svg:height="11.586cm" svg:x="1.94cm" svg:y="12.231cm" presentation:class="notes" presentation:placeholder="true">
            <draw:text-box/>
          </draw:frame>
        </presentation:notes>
      </draw:page>
      <draw:page draw:name="page25" draw:style-name="dp1" draw:master-page-name="Default" presentation:presentation-page-layout-name="AL2T1">
        <draw:frame presentation:style-name="pr10" draw:text-style-name="P2" draw:layer="layout" svg:width="22.86cm" svg:height="1.777cm" svg:x="1.27cm" svg:y="0.422cm" presentation:class="title" presentation:user-transformed="true">
          <draw:text-box>
            <text:list text:style-name="L1">
              <text:list-header>
                <text:p text:style-name="P1"><text:span text:style-name="T22">Example</text:span></text:p>
              </text:list-header>
            </text:list>
          </draw:text-box>
        </draw:frame>
        <draw:frame presentation:style-name="pr16" draw:text-style-name="P2" draw:layer="layout" svg:width="22.86cm" svg:height="15.875cm" svg:x="1.27cm" svg:y="2.327cm" presentation:class="outline" presentation:user-transformed="true">
          <draw:text-box>
            <text:list text:style-name="L10">
              <text:list-item>
                <text:p text:style-name="P31"><text:span text:style-name="T7">Declare a pointer, f1, on stack.</text:span></text:p>
              </text:list-item>
              <text:list-item>
                <text:p text:style-name="P31"><text:span text:style-name="T7">Declare a pointer, f2, on stack.</text:span></text:p>
              </text:list-item>
              <text:list-item>
                <text:p text:style-name="P31"><text:span text:style-name="T7">Allocate space on the heap for a float and place the address in the pointer variable f1.</text:span></text:p>
              </text:list-item>
              <text:list-item>
                <text:p text:style-name="P31"><text:span text:style-name="T7">Allocate space on the heap for a float and place the address in the pointer variable f2.</text:span></text:p>
              </text:list-item>
              <text:list-item>
                <text:p text:style-name="P31"><text:span text:style-name="T7">Read values from the user. Hand scanf() the pointers f1 and f2 and the data gets put on the heap.</text:span></text:p>
              </text:list-item>
              <text:list-item>
                <text:p text:style-name="P31"><text:span text:style-name="T7">Call the swap function. This pushes a new entry in the stack. Copy the value of the pointers f1 and f2 into first and second.</text:span></text:p>
              </text:list-item>
              <text:list-item>
                <text:p text:style-name="P31"><text:span text:style-name="T7">Create a new local variable tmp. Follow the pointer of first and place its value into temp.</text:span></text:p>
              </text:list-item>
              <text:list-item>
                <text:p text:style-name="P31"><text:span text:style-name="T7">Follow the pointer of second, grab the value, follow the pointer of first, place grabbed value there.</text:span></text:p>
              </text:list-item>
              <text:list-item>
                <text:p text:style-name="P31"><text:span text:style-name="T7">Grab the value from tmp, follow the pointer of second, place the grabbed value there.</text:span></text:p>
              </text:list-item>
            </text:list>
          </draw:text-box>
        </draw:frame>
        <presentation:notes draw:style-name="dp2">
          <draw:page-thumbnail draw:style-name="gr1" draw:layer="layout" svg:width="7.273cm" svg:height="9.655cm" svg:x="6.063cm" svg:y="1.957cm" draw:page-number="25" presentation:class="page"/>
          <draw:frame presentation:style-name="pr2" draw:text-style-name="P3" draw:layer="layout" svg:width="15.519cm" svg:height="11.586cm" svg:x="1.94cm" svg:y="12.231cm" presentation:class="notes" presentation:placeholder="true">
            <draw:text-box/>
          </draw:frame>
        </presentation:notes>
      </draw:page>
      <draw:page draw:name="Lists" draw:style-name="dp1" draw:master-page-name="Default" presentation:presentation-page-layout-name="AL2T1">
        <draw:frame presentation:style-name="pr17" draw:text-style-name="P2" draw:layer="layout" svg:width="22.86cm" svg:height="3.047cm" svg:x="1.27cm" svg:y="0.762cm" presentation:class="title" presentation:user-transformed="true">
          <draw:text-box>
            <text:list text:style-name="L1">
              <text:list-header>
                <text:p text:style-name="P1">Lists</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Remember structures? </text:p>
              </text:list-item>
            </text:list>
            <text:list text:style-name="L3">
              <text:list-item>
                <text:list>
                  <text:list-item>
                    <text:p text:style-name="P8">structures together with pointers can be used to make a list</text:p>
                  </text:list-item>
                </text:list>
              </text:list-item>
            </text:list>
            <text:list text:style-name="L2">
              <text:list-item>
                <text:p text:style-name="P7">Some of the data in a structure will contain the information being stored</text:p>
              </text:list-item>
              <text:list-item>
                <text:p text:style-name="P7">One of the fields in the structure will be a pointer to the next structure in the list</text:p>
              </text:list-item>
            </text:list>
          </draw:text-box>
        </draw:frame>
        <presentation:notes draw:style-name="dp2">
          <draw:page-thumbnail draw:style-name="gr1" draw:layer="layout" svg:width="7.273cm" svg:height="9.655cm" svg:x="6.063cm" svg:y="1.957cm" draw:page-number="26" presentation:class="page"/>
          <draw:frame presentation:style-name="pr2" draw:text-style-name="P3" draw:layer="layout" svg:width="15.519cm" svg:height="11.586cm" svg:x="1.94cm" svg:y="12.231cm" presentation:class="notes" presentation:placeholder="true">
            <draw:text-box/>
          </draw:frame>
        </presentation:notes>
      </draw:page>
      <draw:page draw:name="page27"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Lists</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text:span text:style-name="T3">Example of a structure used in a linked list</text:span></text:p>
              </text:list-item>
            </text:list>
            <text:list text:style-name="L4">
              <text:list-item>
                <text:list>
                  <text:list-header>
                    <text:p text:style-name="P32"><text:span text:style-name="T4"><text:tab/></text:span><text:span text:style-name="T4">struct list_node {</text:span></text:p>
                    <text:p text:style-name="P32"><text:span text:style-name="T4"><text:tab/></text:span><text:span text:style-name="T4"><text:tab/></text:span><text:span text:style-name="T4">char letter;</text:span></text:p>
                    <text:p text:style-name="P32"><text:span text:style-name="T4"><text:tab/></text:span><text:span text:style-name="T4"><text:tab/></text:span><text:span text:style-name="T4">struct list_node *next;</text:span></text:p>
                    <text:p text:style-name="P32"><text:span text:style-name="T4"><text:tab/></text:span><text:span text:style-name="T4">}</text:span></text:p>
                  </text:list-header>
                </text:list>
              </text:list-item>
            </text:list>
            <text:list text:style-name="L2">
              <text:list-item>
                <text:p text:style-name="P7"><text:span text:style-name="T3">The </text:span><text:span text:style-name="T9">letter</text:span><text:span text:style-name="T3"> variable is the data to be stored</text:span></text:p>
              </text:list-item>
              <text:list-item>
                <text:p text:style-name="P7"><text:span text:style-name="T3">The </text:span><text:span text:style-name="T9">next</text:span><text:span text:style-name="T3"> variable will point at the next element in the list</text:span></text:p>
              </text:list-item>
            </text:list>
            <text:list text:style-name="L3">
              <text:list-item>
                <text:list>
                  <text:list-item>
                    <text:p text:style-name="P8"><text:span text:style-name="T3">or NULL if there are no more elements</text:span></text:p>
                  </text:list-item>
                </text:list>
              </text:list-item>
            </text:list>
          </draw:text-box>
        </draw:frame>
        <presentation:notes draw:style-name="dp2">
          <draw:page-thumbnail draw:style-name="gr1" draw:layer="layout" svg:width="7.273cm" svg:height="9.655cm" svg:x="6.063cm" svg:y="1.957cm" draw:page-number="27" presentation:class="page"/>
          <draw:frame presentation:style-name="pr2" draw:text-style-name="P3" draw:layer="layout" svg:width="15.519cm" svg:height="11.586cm" svg:x="1.94cm" svg:y="12.231cm" presentation:class="notes" presentation:placeholder="true">
            <draw:text-box/>
          </draw:frame>
        </presentation:notes>
      </draw:page>
      <draw:page draw:name="page28" draw:style-name="dp1" draw:master-page-name="Default" presentation:presentation-page-layout-name="AL3T19">
        <draw:frame presentation:style-name="pr5" draw:text-style-name="P2" draw:layer="layout" svg:width="22.86cm" svg:height="3.175cm" svg:x="1.27cm" svg:y="0.762cm" presentation:class="title" presentation:user-transformed="true">
          <draw:text-box>
            <text:list text:style-name="L1">
              <text:list-header>
                <text:p text:style-name="P1">Lists</text:p>
              </text:list-header>
            </text:list>
          </draw:text-box>
        </draw:frame>
        <draw:custom-shape draw:style-name="gr34" draw:text-style-name="P2" draw:layer="layout" svg:width="2.963cm" svg:height="5.715cm" svg:x="3.81cm" svg:y="7.197cm">
          <text:p/>
          <draw:enhanced-geometry svg:viewBox="0 0 21600 21600" draw:type="rectangle" draw:enhanced-path="M 0 0 L 21600 0 21600 21600 0 21600 0 0 Z N"/>
        </draw:custom-shape>
        <draw:custom-shape draw:style-name="gr3" draw:text-style-name="P10" draw:layer="layout" svg:width="4.765cm" svg:height="1.023cm" svg:x="2.97cm" svg:y="6.138cm">
          <text:list text:style-name="L1">
            <text:list-header>
              <text:p text:style-name="P1"><text:span text:style-name="T3">struct list_node</text:span></text:p>
            </text:list-header>
          </text:list>
          <draw:enhanced-geometry svg:viewBox="0 0 21600 21600" draw:type="mso-spt202" draw:enhanced-path="M 0 0 L 21600 0 21600 21600 0 21600 0 0 Z N"/>
        </draw:custom-shape>
        <draw:custom-shape draw:style-name="gr3" draw:text-style-name="P10" draw:layer="layout" svg:width="1.912cm" svg:height="1.023cm" svg:x="4.238cm" svg:y="8.89cm">
          <text:list text:style-name="L1">
            <text:list-header>
              <text:p text:style-name="P1">letter</text:p>
            </text:list-header>
          </text:list>
          <draw:enhanced-geometry svg:viewBox="0 0 21600 21600" draw:type="mso-spt202" draw:enhanced-path="M 0 0 L 21600 0 21600 21600 0 21600 0 0 Z N"/>
        </draw:custom-shape>
        <draw:custom-shape draw:style-name="gr3" draw:text-style-name="P10" draw:layer="layout" svg:width="1.7cm" svg:height="1.023cm" svg:x="4.238cm" svg:y="11.642cm">
          <text:list text:style-name="L1">
            <text:list-header>
              <text:p text:style-name="P1">next</text:p>
            </text:list-header>
          </text:list>
          <draw:enhanced-geometry svg:viewBox="0 0 21600 21600" draw:type="mso-spt202" draw:enhanced-path="M 0 0 L 21600 0 21600 21600 0 21600 0 0 Z N"/>
        </draw:custom-shape>
        <draw:custom-shape draw:style-name="gr35" draw:text-style-name="P2" draw:layer="layout" svg:width="1.905cm" svg:height="1.27cm" svg:x="4.233cm" svg:y="7.62cm">
          <text:p/>
          <draw:enhanced-geometry svg:viewBox="0 0 21600 21600" draw:type="rectangle" draw:enhanced-path="M 0 0 L 21600 0 21600 21600 0 21600 0 0 Z N"/>
        </draw:custom-shape>
        <draw:custom-shape draw:style-name="gr35" draw:text-style-name="P2" draw:layer="layout" svg:width="1.905cm" svg:height="1.27cm" svg:x="4.233cm" svg:y="10.372cm">
          <text:p/>
          <draw:enhanced-geometry svg:viewBox="0 0 21600 21600" draw:type="rectangle" draw:enhanced-path="M 0 0 L 21600 0 21600 21600 0 21600 0 0 Z N"/>
        </draw:custom-shape>
        <draw:custom-shape draw:style-name="gr3" draw:text-style-name="P10" draw:layer="layout" svg:width="0.925cm" svg:height="1.023cm" svg:x="4.617cm" svg:y="7.721cm">
          <text:list text:style-name="L1">
            <text:list-header>
              <text:p text:style-name="P1">A</text:p>
            </text:list-header>
          </text:list>
          <draw:enhanced-geometry svg:viewBox="0 0 21600 21600" draw:type="mso-spt202" draw:enhanced-path="M 0 0 L 21600 0 21600 21600 0 21600 0 0 Z N"/>
        </draw:custom-shape>
        <draw:custom-shape draw:style-name="gr34" draw:text-style-name="P2" draw:layer="layout" svg:width="2.963cm" svg:height="5.715cm" svg:x="10.795cm" svg:y="7.197cm">
          <text:p/>
          <draw:enhanced-geometry svg:viewBox="0 0 21600 21600" draw:type="rectangle" draw:enhanced-path="M 0 0 L 21600 0 21600 21600 0 21600 0 0 Z N"/>
        </draw:custom-shape>
        <draw:custom-shape draw:style-name="gr3" draw:text-style-name="P10" draw:layer="layout" svg:width="4.765cm" svg:height="1.023cm" svg:x="9.955cm" svg:y="6.138cm">
          <text:list text:style-name="L1">
            <text:list-header>
              <text:p text:style-name="P1"><text:span text:style-name="T3">struct list_node</text:span></text:p>
            </text:list-header>
          </text:list>
          <draw:enhanced-geometry svg:viewBox="0 0 21600 21600" draw:type="mso-spt202" draw:enhanced-path="M 0 0 L 21600 0 21600 21600 0 21600 0 0 Z N"/>
        </draw:custom-shape>
        <draw:custom-shape draw:style-name="gr3" draw:text-style-name="P10" draw:layer="layout" svg:width="1.912cm" svg:height="1.023cm" svg:x="11.223cm" svg:y="8.89cm">
          <text:list text:style-name="L1">
            <text:list-header>
              <text:p text:style-name="P1">letter</text:p>
            </text:list-header>
          </text:list>
          <draw:enhanced-geometry svg:viewBox="0 0 21600 21600" draw:type="mso-spt202" draw:enhanced-path="M 0 0 L 21600 0 21600 21600 0 21600 0 0 Z N"/>
        </draw:custom-shape>
        <draw:custom-shape draw:style-name="gr3" draw:text-style-name="P10" draw:layer="layout" svg:width="1.7cm" svg:height="1.023cm" svg:x="11.223cm" svg:y="11.642cm">
          <text:list text:style-name="L1">
            <text:list-header>
              <text:p text:style-name="P1">next</text:p>
            </text:list-header>
          </text:list>
          <draw:enhanced-geometry svg:viewBox="0 0 21600 21600" draw:type="mso-spt202" draw:enhanced-path="M 0 0 L 21600 0 21600 21600 0 21600 0 0 Z N"/>
        </draw:custom-shape>
        <draw:custom-shape draw:style-name="gr35" draw:text-style-name="P2" draw:layer="layout" svg:width="1.905cm" svg:height="1.27cm" svg:x="11.218cm" svg:y="7.62cm">
          <text:p/>
          <draw:enhanced-geometry svg:viewBox="0 0 21600 21600" draw:type="rectangle" draw:enhanced-path="M 0 0 L 21600 0 21600 21600 0 21600 0 0 Z N"/>
        </draw:custom-shape>
        <draw:custom-shape draw:style-name="gr35" draw:text-style-name="P2" draw:layer="layout" svg:width="1.905cm" svg:height="1.27cm" svg:x="11.218cm" svg:y="10.372cm">
          <text:p/>
          <draw:enhanced-geometry svg:viewBox="0 0 21600 21600" draw:type="rectangle" draw:enhanced-path="M 0 0 L 21600 0 21600 21600 0 21600 0 0 Z N"/>
        </draw:custom-shape>
        <draw:custom-shape draw:style-name="gr3" draw:text-style-name="P10" draw:layer="layout" svg:width="1.031cm" svg:height="1.023cm" svg:x="11.602cm" svg:y="7.721cm">
          <text:list text:style-name="L1">
            <text:list-header>
              <text:p text:style-name="P1">M</text:p>
            </text:list-header>
          </text:list>
          <draw:enhanced-geometry svg:viewBox="0 0 21600 21600" draw:type="mso-spt202" draw:enhanced-path="M 0 0 L 21600 0 21600 21600 0 21600 0 0 Z N"/>
        </draw:custom-shape>
        <draw:custom-shape draw:style-name="gr34" draw:text-style-name="P2" draw:layer="layout" svg:width="2.963cm" svg:height="5.715cm" svg:x="17.992cm" svg:y="7.197cm">
          <text:p/>
          <draw:enhanced-geometry svg:viewBox="0 0 21600 21600" draw:type="rectangle" draw:enhanced-path="M 0 0 L 21600 0 21600 21600 0 21600 0 0 Z N"/>
        </draw:custom-shape>
        <draw:custom-shape draw:style-name="gr3" draw:text-style-name="P10" draw:layer="layout" svg:width="4.765cm" svg:height="1.023cm" svg:x="17.152cm" svg:y="6.138cm">
          <text:list text:style-name="L1">
            <text:list-header>
              <text:p text:style-name="P1"><text:span text:style-name="T3">struct list_node</text:span></text:p>
            </text:list-header>
          </text:list>
          <draw:enhanced-geometry svg:viewBox="0 0 21600 21600" draw:type="mso-spt202" draw:enhanced-path="M 0 0 L 21600 0 21600 21600 0 21600 0 0 Z N"/>
        </draw:custom-shape>
        <draw:custom-shape draw:style-name="gr3" draw:text-style-name="P10" draw:layer="layout" svg:width="1.912cm" svg:height="1.023cm" svg:x="18.42cm" svg:y="8.89cm">
          <text:list text:style-name="L1">
            <text:list-header>
              <text:p text:style-name="P1">letter</text:p>
            </text:list-header>
          </text:list>
          <draw:enhanced-geometry svg:viewBox="0 0 21600 21600" draw:type="mso-spt202" draw:enhanced-path="M 0 0 L 21600 0 21600 21600 0 21600 0 0 Z N"/>
        </draw:custom-shape>
        <draw:custom-shape draw:style-name="gr3" draw:text-style-name="P10" draw:layer="layout" svg:width="1.7cm" svg:height="1.023cm" svg:x="18.42cm" svg:y="11.642cm">
          <text:list text:style-name="L1">
            <text:list-header>
              <text:p text:style-name="P1">next</text:p>
            </text:list-header>
          </text:list>
          <draw:enhanced-geometry svg:viewBox="0 0 21600 21600" draw:type="mso-spt202" draw:enhanced-path="M 0 0 L 21600 0 21600 21600 0 21600 0 0 Z N"/>
        </draw:custom-shape>
        <draw:custom-shape draw:style-name="gr35" draw:text-style-name="P2" draw:layer="layout" svg:width="1.905cm" svg:height="1.27cm" svg:x="18.415cm" svg:y="7.62cm">
          <text:p/>
          <draw:enhanced-geometry svg:viewBox="0 0 21600 21600" draw:type="rectangle" draw:enhanced-path="M 0 0 L 21600 0 21600 21600 0 21600 0 0 Z N"/>
        </draw:custom-shape>
        <draw:custom-shape draw:style-name="gr35" draw:text-style-name="P2" draw:layer="layout" svg:width="1.905cm" svg:height="1.27cm" svg:x="18.415cm" svg:y="10.372cm">
          <text:p/>
          <draw:enhanced-geometry svg:viewBox="0 0 21600 21600" draw:type="rectangle" draw:enhanced-path="M 0 0 L 21600 0 21600 21600 0 21600 0 0 Z N"/>
        </draw:custom-shape>
        <draw:custom-shape draw:style-name="gr3" draw:text-style-name="P10" draw:layer="layout" svg:width="1.103cm" svg:height="1.023cm" svg:x="18.798cm" svg:y="7.721cm">
          <text:list text:style-name="L1">
            <text:list-header>
              <text:p text:style-name="P1">W</text:p>
            </text:list-header>
          </text:list>
          <draw:enhanced-geometry svg:viewBox="0 0 21600 21600" draw:type="mso-spt202" draw:enhanced-path="M 0 0 L 21600 0 21600 21600 0 21600 0 0 Z N"/>
        </draw:custom-shape>
        <draw:line draw:style-name="gr5" draw:text-style-name="P11" draw:layer="layout" svg:x1="5.292cm" svg:y1="11.007cm" svg:x2="10.795cm" svg:y2="7.197cm">
          <text:p/>
        </draw:line>
        <draw:line draw:style-name="gr5" draw:text-style-name="P11" draw:layer="layout" svg:x1="12.488cm" svg:y1="11.007cm" svg:x2="17.992cm" svg:y2="7.197cm">
          <text:p/>
        </draw:line>
        <draw:line draw:style-name="gr5" draw:text-style-name="P11" draw:layer="layout" svg:x1="19.262cm" svg:y1="11.007cm" svg:x2="22.648cm" svg:y2="11.007cm">
          <text:p/>
        </draw:line>
        <draw:line draw:style-name="gr7" draw:text-style-name="P11" draw:layer="layout" svg:x1="22.648cm" svg:y1="10.16cm" svg:x2="22.648cm" svg:y2="12.065cm">
          <text:p/>
        </draw:line>
        <draw:line draw:style-name="gr7" draw:text-style-name="P11" draw:layer="layout" svg:x1="22.86cm" svg:y1="10.583cm" svg:x2="22.86cm" svg:y2="11.43cm">
          <text:p/>
        </draw:line>
        <draw:line draw:style-name="gr7" draw:text-style-name="P11" draw:layer="layout" svg:x1="23.072cm" svg:y1="10.795cm" svg:x2="23.072cm" svg:y2="11.218cm">
          <text:p/>
        </draw:line>
        <presentation:notes draw:style-name="dp2">
          <draw:page-thumbnail draw:style-name="gr1" draw:layer="layout" svg:width="7.273cm" svg:height="9.655cm" svg:x="6.063cm" svg:y="1.957cm" draw:page-number="28" presentation:class="page"/>
          <draw:frame presentation:style-name="pr2" draw:text-style-name="P3" draw:layer="layout" svg:width="15.519cm" svg:height="11.586cm" svg:x="1.94cm" svg:y="12.231cm" presentation:class="notes" presentation:placeholder="true">
            <draw:text-box/>
          </draw:frame>
        </presentation:notes>
      </draw:page>
      <draw:page draw:name="Slide 29" draw:style-name="dp1" draw:master-page-name="Default" presentation:presentation-page-layout-name="AL2T1">
        <draw:frame presentation:style-name="pr18" draw:text-style-name="P2" draw:layer="layout" svg:width="22.86cm" svg:height="16.933cm" svg:x="1.27cm" svg:y="1.269cm" presentation:class="outline" presentation:user-transformed="true">
          <draw:text-box>
            <text:list text:style-name="L1">
              <text:list-header>
                <text:p text:style-name="P33"><text:span text:style-name="T19">#include &lt;stdio.h&gt;</text:span></text:p>
                <text:p text:style-name="P33"><text:span text:style-name="T19">#include &lt;string.h&gt;</text:span></text:p>
                <text:p text:style-name="P34"><text:span text:style-name="T23"/></text:p>
                <text:p text:style-name="P33"><text:span text:style-name="T19">typedef struct list_node {</text:span></text:p>
                <text:p text:style-name="P35"><text:span text:style-name="T19"><text:tab/></text:span><text:span text:style-name="T19">char word[20];</text:span></text:p>
                <text:p text:style-name="P35"><text:span text:style-name="T19"><text:tab/></text:span><text:span text:style-name="T19">struct list_node* next;</text:span></text:p>
                <text:p text:style-name="P33"><text:span text:style-name="T19">} list_node;</text:span></text:p>
                <text:p text:style-name="P34"><text:span text:style-name="T23"/></text:p>
                <text:p text:style-name="P33"><text:span text:style-name="T19">int main() {</text:span></text:p>
                <text:p text:style-name="P35"><text:span text:style-name="T19"><text:tab/></text:span><text:span text:style-name="T19">list_node* head = NULL;</text:span></text:p>
                <text:p text:style-name="P35"><text:span text:style-name="T19"><text:tab/></text:span><text:span text:style-name="T19">char str[20];</text:span></text:p>
                <text:p text:style-name="P36"><text:span text:style-name="T21"/></text:p>
                <text:p text:style-name="P35"><text:span text:style-name="T19"><text:tab/></text:span><text:span text:style-name="T19">printf(“Enter a word: “);</text:span></text:p>
                <text:p text:style-name="P35"><text:span text:style-name="T19"><text:tab/></text:span><text:span text:style-name="T19">scanf(“%s”, str);</text:span></text:p>
                <text:p text:style-name="P35"><text:span text:style-name="T19"><text:tab/></text:span><text:span text:style-name="T19">while(str[0] != ‘\n’) {</text:span></text:p>
                <text:p text:style-name="P35"><text:span text:style-name="T19"><text:tab/></text:span><text:span text:style-name="T19"> <text:s text:c="2"/></text:span><text:span text:style-name="T19">list_node* tmp = (list_node*)malloc(sizeof(list_node));</text:span></text:p>
                <text:p text:style-name="P35"><text:span text:style-name="T19"><text:tab/></text:span><text:span text:style-name="T19"> <text:s text:c="2"/></text:span><text:span text:style-name="T19">strcpy(tmp-&gt;word, str);</text:span></text:p>
                <text:p text:style-name="P35"><text:span text:style-name="T19"><text:tab/></text:span><text:span text:style-name="T19"> <text:s text:c="2"/></text:span><text:span text:style-name="T19">if(head) <text:s text:c="2"/>{ tmp-&gt;next = tmp; }</text:span></text:p>
                <text:p text:style-name="P35"><text:span text:style-name="T19"><text:tab/></text:span><text:span text:style-name="T19"> <text:s text:c="2"/></text:span><text:span text:style-name="T19">else</text:span><text:span text:style-name="T19"><text:tab/></text:span><text:span text:style-name="T19"> <text:s text:c="7"/>{ tmp-&gt;next = NULL; }</text:span></text:p>
                <text:p text:style-name="P35"><text:span text:style-name="T19"><text:tab/></text:span><text:span text:style-name="T19"> <text:s text:c="2"/></text:span><text:span text:style-name="T19">head = tmp;</text:span></text:p>
                <text:p text:style-name="P33"><text:span text:style-name="T19"/></text:p>
                <text:p text:style-name="P35"><text:span text:style-name="T19"><text:tab/></text:span><text:span text:style-name="T19"> <text:s text:c="2"/></text:span><text:span text:style-name="T19">printf(“Enter a word: “);</text:span></text:p>
                <text:p text:style-name="P35"><text:span text:style-name="T19"><text:tab/></text:span><text:span text:style-name="T19"> <text:s text:c="2"/></text:span><text:span text:style-name="T19">scanf(“%s”, str);</text:span></text:p>
                <text:p text:style-name="P35"><text:span text:style-name="T19"><text:tab/></text:span><text:span text:style-name="T19">}</text:span></text:p>
                <text:p text:style-name="P35"><text:span text:style-name="T19"><text:tab/></text:span><text:span text:style-name="T19">return 0;</text:span></text:p>
                <text:p text:style-name="P33"><text:span text:style-name="T19">}</text:span></text:p>
              </text:list-header>
            </text:list>
          </draw:text-box>
        </draw:frame>
        <presentation:notes draw:style-name="dp2">
          <draw:page-thumbnail draw:style-name="gr1" draw:layer="layout" svg:width="7.273cm" svg:height="9.655cm" svg:x="6.063cm" svg:y="1.957cm" draw:page-number="29" presentation:class="page"/>
          <draw:frame presentation:style-name="pr2" draw:text-style-name="P3" draw:layer="layout" svg:width="15.519cm" svg:height="11.586cm" svg:x="1.94cm" svg:y="12.231cm" presentation:class="notes" presentation:placeholder="true">
            <draw:text-box/>
          </draw:frame>
        </presentation:notes>
      </draw:page>
      <draw:page draw:name="page30" draw:style-name="dp1" draw:master-page-name="Default" presentation:presentation-page-layout-name="AL3T19">
        <draw:frame presentation:style-name="pr10" draw:text-style-name="P2" draw:layer="layout" svg:width="22.86cm" svg:height="1.777cm" svg:x="1.27cm" svg:y="0.762cm" presentation:class="title" presentation:user-transformed="true">
          <draw:text-box>
            <text:list text:style-name="L1">
              <text:list-header>
                <text:p text:style-name="P1"><text:span text:style-name="T2">Example</text:span></text:p>
              </text:list-header>
            </text:list>
          </draw:text-box>
        </draw:frame>
        <draw:custom-shape draw:style-name="gr3" draw:text-style-name="P10" draw:layer="layout" svg:width="5.722cm" svg:height="1.023cm" svg:x="0.428cm" svg:y="3.598cm">
          <text:list text:style-name="L1">
            <text:list-header>
              <text:p text:style-name="P1">Stage 0: empty list</text:p>
            </text:list-header>
          </text:list>
          <draw:enhanced-geometry svg:viewBox="0 0 21600 21600" draw:type="mso-spt202" draw:enhanced-path="M 0 0 L 21600 0 21600 21600 0 21600 0 0 Z N"/>
        </draw:custom-shape>
        <draw:custom-shape draw:style-name="gr13" draw:text-style-name="P2" draw:layer="layout" svg:width="1.27cm" svg:height="1.058cm" svg:x="11.686cm" svg:y="3.497cm">
          <text:p/>
          <draw:enhanced-geometry svg:viewBox="0 0 21600 21600" draw:type="rectangle" draw:enhanced-path="M 0 0 L 21600 0 21600 21600 0 21600 0 0 Z N"/>
        </draw:custom-shape>
        <draw:custom-shape draw:style-name="gr3" draw:text-style-name="P10" draw:layer="layout" svg:width="1.907cm" svg:height="1.023cm" svg:x="11.482cm" svg:y="4.555cm">
          <text:list text:style-name="L1">
            <text:list-header>
              <text:p text:style-name="P1">head</text:p>
            </text:list-header>
          </text:list>
          <draw:enhanced-geometry svg:viewBox="0 0 21600 21600" draw:type="mso-spt202" draw:enhanced-path="M 0 0 L 21600 0 21600 21600 0 21600 0 0 Z N"/>
        </draw:custom-shape>
        <draw:line draw:style-name="gr5" draw:text-style-name="P11" draw:layer="layout" svg:x1="12.321cm" svg:y1="3.92cm" svg:x2="14.014cm" svg:y2="3.92cm">
          <text:p/>
        </draw:line>
        <draw:line draw:style-name="gr7" draw:text-style-name="P11" draw:layer="layout" svg:x1="14.014cm" svg:y1="3.285cm" svg:x2="14.014cm" svg:y2="4.555cm">
          <text:p/>
        </draw:line>
        <draw:line draw:style-name="gr7" draw:text-style-name="P11" draw:layer="layout" svg:x1="14.226cm" svg:y1="3.497cm" svg:x2="14.226cm" svg:y2="4.344cm">
          <text:p/>
        </draw:line>
        <draw:line draw:style-name="gr7" draw:text-style-name="P11" draw:layer="layout" svg:x1="14.437cm" svg:y1="3.709cm" svg:x2="14.437cm" svg:y2="4.132cm">
          <text:p/>
        </draw:line>
        <draw:custom-shape draw:style-name="gr3" draw:text-style-name="P10" draw:layer="layout" svg:width="8.147cm" svg:height="1.023cm" svg:x="0.01cm" svg:y="9.737cm">
          <text:list text:style-name="L1">
            <text:list-header>
              <text:p text:style-name="P1">Stage 1: one element in list</text:p>
            </text:list-header>
          </text:list>
          <draw:enhanced-geometry svg:viewBox="0 0 21600 21600" draw:type="mso-spt202" draw:enhanced-path="M 0 0 L 21600 0 21600 21600 0 21600 0 0 Z N"/>
        </draw:custom-shape>
        <draw:custom-shape draw:style-name="gr34" draw:text-style-name="P2" draw:layer="layout" svg:width="2.963cm" svg:height="5.715cm" svg:x="9.102cm" svg:y="6.773cm">
          <text:p/>
          <draw:enhanced-geometry svg:viewBox="0 0 21600 21600" draw:type="rectangle" draw:enhanced-path="M 0 0 L 21600 0 21600 21600 0 21600 0 0 Z N"/>
        </draw:custom-shape>
        <draw:custom-shape draw:style-name="gr3" draw:text-style-name="P10" draw:layer="layout" svg:width="4.765cm" svg:height="1.023cm" svg:x="8.262cm" svg:y="5.715cm">
          <text:list text:style-name="L1">
            <text:list-header>
              <text:p text:style-name="P1"><text:span text:style-name="T3">struct list_node</text:span></text:p>
            </text:list-header>
          </text:list>
          <draw:enhanced-geometry svg:viewBox="0 0 21600 21600" draw:type="mso-spt202" draw:enhanced-path="M 0 0 L 21600 0 21600 21600 0 21600 0 0 Z N"/>
        </draw:custom-shape>
        <draw:custom-shape draw:style-name="gr3" draw:text-style-name="P10" draw:layer="layout" svg:width="1.874cm" svg:height="1.023cm" svg:x="9.531cm" svg:y="8.467cm">
          <text:list text:style-name="L1">
            <text:list-header>
              <text:p text:style-name="P1">word</text:p>
            </text:list-header>
          </text:list>
          <draw:enhanced-geometry svg:viewBox="0 0 21600 21600" draw:type="mso-spt202" draw:enhanced-path="M 0 0 L 21600 0 21600 21600 0 21600 0 0 Z N"/>
        </draw:custom-shape>
        <draw:custom-shape draw:style-name="gr3" draw:text-style-name="P10" draw:layer="layout" svg:width="1.7cm" svg:height="1.023cm" svg:x="9.53cm" svg:y="11.218cm">
          <text:list text:style-name="L1">
            <text:list-header>
              <text:p text:style-name="P1">next</text:p>
            </text:list-header>
          </text:list>
          <draw:enhanced-geometry svg:viewBox="0 0 21600 21600" draw:type="mso-spt202" draw:enhanced-path="M 0 0 L 21600 0 21600 21600 0 21600 0 0 Z N"/>
        </draw:custom-shape>
        <draw:custom-shape draw:style-name="gr35" draw:text-style-name="P2" draw:layer="layout" svg:width="1.905cm" svg:height="1.27cm" svg:x="9.525cm" svg:y="7.197cm">
          <text:p/>
          <draw:enhanced-geometry svg:viewBox="0 0 21600 21600" draw:type="rectangle" draw:enhanced-path="M 0 0 L 21600 0 21600 21600 0 21600 0 0 Z N"/>
        </draw:custom-shape>
        <draw:custom-shape draw:style-name="gr35" draw:text-style-name="P2" draw:layer="layout" svg:width="1.905cm" svg:height="1.27cm" svg:x="9.525cm" svg:y="9.948cm">
          <text:p/>
          <draw:enhanced-geometry svg:viewBox="0 0 21600 21600" draw:type="rectangle" draw:enhanced-path="M 0 0 L 21600 0 21600 21600 0 21600 0 0 Z N"/>
        </draw:custom-shape>
        <draw:custom-shape draw:style-name="gr3" draw:text-style-name="P10" draw:layer="layout" svg:width="0.993cm" svg:height="1.023cm" svg:x="9.91cm" svg:y="7.298cm">
          <text:list text:style-name="L1">
            <text:list-header>
              <text:p text:style-name="P1">hi</text:p>
            </text:list-header>
          </text:list>
          <draw:enhanced-geometry svg:viewBox="0 0 21600 21600" draw:type="mso-spt202" draw:enhanced-path="M 0 0 L 21600 0 21600 21600 0 21600 0 0 Z N"/>
        </draw:custom-shape>
        <draw:line draw:style-name="gr5" draw:text-style-name="P11" draw:layer="layout" svg:x1="10.583cm" svg:y1="10.583cm" svg:x2="13.335cm" svg:y2="10.583cm">
          <text:p/>
        </draw:line>
        <draw:line draw:style-name="gr7" draw:text-style-name="P11" draw:layer="layout" svg:x1="13.335cm" svg:y1="9.948cm" svg:x2="13.335cm" svg:y2="11.218cm">
          <text:p/>
        </draw:line>
        <draw:line draw:style-name="gr7" draw:text-style-name="P11" draw:layer="layout" svg:x1="13.547cm" svg:y1="10.16cm" svg:x2="13.547cm" svg:y2="11.007cm">
          <text:p/>
        </draw:line>
        <draw:line draw:style-name="gr7" draw:text-style-name="P11" draw:layer="layout" svg:x1="13.758cm" svg:y1="10.372cm" svg:x2="13.758cm" svg:y2="10.795cm">
          <text:p/>
        </draw:line>
        <draw:custom-shape draw:style-name="gr3" draw:text-style-name="P10" draw:layer="layout" svg:width="9.591cm" svg:height="1.023cm" svg:x="0.434cm" svg:y="15.452cm">
          <text:list text:style-name="L1">
            <text:list-header>
              <text:p text:style-name="P1">Stage 2: multiple elements in list</text:p>
            </text:list-header>
          </text:list>
          <draw:enhanced-geometry svg:viewBox="0 0 21600 21600" draw:type="mso-spt202" draw:enhanced-path="M 0 0 L 21600 0 21600 21600 0 21600 0 0 Z N"/>
        </draw:custom-shape>
        <draw:custom-shape draw:style-name="gr36" draw:text-style-name="P2" draw:layer="layout" svg:width="2.964cm" svg:height="5.715cm" svg:x="20.108cm" svg:y="12.7cm">
          <text:p/>
          <draw:enhanced-geometry svg:viewBox="0 0 21600 21600" draw:type="rectangle" draw:enhanced-path="M 0 0 L 21600 0 21600 21600 0 21600 0 0 Z N"/>
        </draw:custom-shape>
        <draw:custom-shape draw:style-name="gr3" draw:text-style-name="P10" draw:layer="layout" svg:width="4.765cm" svg:height="1.023cm" svg:x="19.269cm" svg:y="11.642cm">
          <text:list text:style-name="L1">
            <text:list-header>
              <text:p text:style-name="P1"><text:span text:style-name="T3">struct list_node</text:span></text:p>
            </text:list-header>
          </text:list>
          <draw:enhanced-geometry svg:viewBox="0 0 21600 21600" draw:type="mso-spt202" draw:enhanced-path="M 0 0 L 21600 0 21600 21600 0 21600 0 0 Z N"/>
        </draw:custom-shape>
        <draw:custom-shape draw:style-name="gr3" draw:text-style-name="P10" draw:layer="layout" svg:width="1.874cm" svg:height="1.023cm" svg:x="20.538cm" svg:y="14.393cm">
          <text:list text:style-name="L1">
            <text:list-header>
              <text:p text:style-name="P1">word</text:p>
            </text:list-header>
          </text:list>
          <draw:enhanced-geometry svg:viewBox="0 0 21600 21600" draw:type="mso-spt202" draw:enhanced-path="M 0 0 L 21600 0 21600 21600 0 21600 0 0 Z N"/>
        </draw:custom-shape>
        <draw:custom-shape draw:style-name="gr3" draw:text-style-name="P10" draw:layer="layout" svg:width="1.7cm" svg:height="1.023cm" svg:x="20.537cm" svg:y="17.145cm">
          <text:list text:style-name="L1">
            <text:list-header>
              <text:p text:style-name="P1">next</text:p>
            </text:list-header>
          </text:list>
          <draw:enhanced-geometry svg:viewBox="0 0 21600 21600" draw:type="mso-spt202" draw:enhanced-path="M 0 0 L 21600 0 21600 21600 0 21600 0 0 Z N"/>
        </draw:custom-shape>
        <draw:custom-shape draw:style-name="gr35" draw:text-style-name="P2" draw:layer="layout" svg:width="1.905cm" svg:height="1.27cm" svg:x="20.532cm" svg:y="13.123cm">
          <text:p/>
          <draw:enhanced-geometry svg:viewBox="0 0 21600 21600" draw:type="rectangle" draw:enhanced-path="M 0 0 L 21600 0 21600 21600 0 21600 0 0 Z N"/>
        </draw:custom-shape>
        <draw:custom-shape draw:style-name="gr35" draw:text-style-name="P2" draw:layer="layout" svg:width="1.905cm" svg:height="1.27cm" svg:x="20.532cm" svg:y="15.875cm">
          <text:p/>
          <draw:enhanced-geometry svg:viewBox="0 0 21600 21600" draw:type="rectangle" draw:enhanced-path="M 0 0 L 21600 0 21600 21600 0 21600 0 0 Z N"/>
        </draw:custom-shape>
        <draw:custom-shape draw:style-name="gr3" draw:text-style-name="P10" draw:layer="layout" svg:width="0.993cm" svg:height="1.023cm" svg:x="20.917cm" svg:y="13.225cm">
          <text:list text:style-name="L1">
            <text:list-header>
              <text:p text:style-name="P1">hi</text:p>
            </text:list-header>
          </text:list>
          <draw:enhanced-geometry svg:viewBox="0 0 21600 21600" draw:type="mso-spt202" draw:enhanced-path="M 0 0 L 21600 0 21600 21600 0 21600 0 0 Z N"/>
        </draw:custom-shape>
        <draw:line draw:style-name="gr5" draw:text-style-name="P11" draw:layer="layout" svg:x1="21.59cm" svg:y1="16.51cm" svg:x2="24.342cm" svg:y2="16.51cm">
          <text:p/>
        </draw:line>
        <draw:line draw:style-name="gr7" draw:text-style-name="P11" draw:layer="layout" svg:x1="24.342cm" svg:y1="15.875cm" svg:x2="24.342cm" svg:y2="17.145cm">
          <text:p/>
        </draw:line>
        <draw:line draw:style-name="gr7" draw:text-style-name="P11" draw:layer="layout" svg:x1="24.553cm" svg:y1="16.087cm" svg:x2="24.553cm" svg:y2="16.933cm">
          <text:p/>
        </draw:line>
        <draw:line draw:style-name="gr7" draw:text-style-name="P11" draw:layer="layout" svg:x1="24.765cm" svg:y1="16.298cm" svg:x2="24.765cm" svg:y2="16.722cm">
          <text:p/>
        </draw:line>
        <draw:custom-shape draw:style-name="gr36" draw:text-style-name="P2" draw:layer="layout" svg:width="2.964cm" svg:height="5.715cm" svg:x="13.758cm" svg:y="12.7cm">
          <text:p/>
          <draw:enhanced-geometry svg:viewBox="0 0 21600 21600" draw:type="rectangle" draw:enhanced-path="M 0 0 L 21600 0 21600 21600 0 21600 0 0 Z N"/>
        </draw:custom-shape>
        <draw:custom-shape draw:style-name="gr3" draw:text-style-name="P10" draw:layer="layout" svg:width="4.765cm" svg:height="1.023cm" svg:x="12.919cm" svg:y="11.642cm">
          <text:list text:style-name="L1">
            <text:list-header>
              <text:p text:style-name="P1"><text:span text:style-name="T3">struct list_node</text:span></text:p>
            </text:list-header>
          </text:list>
          <draw:enhanced-geometry svg:viewBox="0 0 21600 21600" draw:type="mso-spt202" draw:enhanced-path="M 0 0 L 21600 0 21600 21600 0 21600 0 0 Z N"/>
        </draw:custom-shape>
        <draw:custom-shape draw:style-name="gr3" draw:text-style-name="P10" draw:layer="layout" svg:width="1.874cm" svg:height="1.023cm" svg:x="14.188cm" svg:y="14.393cm">
          <text:list text:style-name="L1">
            <text:list-header>
              <text:p text:style-name="P1">word</text:p>
            </text:list-header>
          </text:list>
          <draw:enhanced-geometry svg:viewBox="0 0 21600 21600" draw:type="mso-spt202" draw:enhanced-path="M 0 0 L 21600 0 21600 21600 0 21600 0 0 Z N"/>
        </draw:custom-shape>
        <draw:custom-shape draw:style-name="gr3" draw:text-style-name="P10" draw:layer="layout" svg:width="1.7cm" svg:height="1.023cm" svg:x="14.187cm" svg:y="17.145cm">
          <text:list text:style-name="L1">
            <text:list-header>
              <text:p text:style-name="P1">next</text:p>
            </text:list-header>
          </text:list>
          <draw:enhanced-geometry svg:viewBox="0 0 21600 21600" draw:type="mso-spt202" draw:enhanced-path="M 0 0 L 21600 0 21600 21600 0 21600 0 0 Z N"/>
        </draw:custom-shape>
        <draw:custom-shape draw:style-name="gr35" draw:text-style-name="P2" draw:layer="layout" svg:width="1.905cm" svg:height="1.27cm" svg:x="14.182cm" svg:y="13.123cm">
          <text:p/>
          <draw:enhanced-geometry svg:viewBox="0 0 21600 21600" draw:type="rectangle" draw:enhanced-path="M 0 0 L 21600 0 21600 21600 0 21600 0 0 Z N"/>
        </draw:custom-shape>
        <draw:custom-shape draw:style-name="gr35" draw:text-style-name="P2" draw:layer="layout" svg:width="1.905cm" svg:height="1.27cm" svg:x="14.182cm" svg:y="15.875cm">
          <text:p/>
          <draw:enhanced-geometry svg:viewBox="0 0 21600 21600" draw:type="rectangle" draw:enhanced-path="M 0 0 L 21600 0 21600 21600 0 21600 0 0 Z N"/>
        </draw:custom-shape>
        <draw:custom-shape draw:style-name="gr3" draw:text-style-name="P10" draw:layer="layout" svg:width="1.031cm" svg:height="1.023cm" svg:x="14.566cm" svg:y="13.225cm">
          <text:list text:style-name="L1">
            <text:list-header>
              <text:p text:style-name="P1">at</text:p>
            </text:list-header>
          </text:list>
          <draw:enhanced-geometry svg:viewBox="0 0 21600 21600" draw:type="mso-spt202" draw:enhanced-path="M 0 0 L 21600 0 21600 21600 0 21600 0 0 Z N"/>
        </draw:custom-shape>
        <draw:line draw:style-name="gr5" draw:text-style-name="P11" draw:layer="layout" svg:x1="15.24cm" svg:y1="16.51cm" svg:x2="20.108cm" svg:y2="12.7cm">
          <text:p/>
        </draw:line>
        <draw:custom-shape draw:style-name="gr18" draw:text-style-name="P2" draw:layer="layout" svg:width="1.27cm" svg:height="1.059cm" svg:x="3.81cm" svg:y="6.773cm">
          <text:p/>
          <draw:enhanced-geometry svg:viewBox="0 0 21600 21600" draw:type="rectangle" draw:enhanced-path="M 0 0 L 21600 0 21600 21600 0 21600 0 0 Z N"/>
        </draw:custom-shape>
        <draw:custom-shape draw:style-name="gr3" draw:text-style-name="P10" draw:layer="layout" svg:width="1.907cm" svg:height="1.023cm" svg:x="3.606cm" svg:y="7.832cm">
          <text:list text:style-name="L1">
            <text:list-header>
              <text:p text:style-name="P1">head</text:p>
            </text:list-header>
          </text:list>
          <draw:enhanced-geometry svg:viewBox="0 0 21600 21600" draw:type="mso-spt202" draw:enhanced-path="M 0 0 L 21600 0 21600 21600 0 21600 0 0 Z N"/>
        </draw:custom-shape>
        <draw:line draw:style-name="gr5" draw:text-style-name="P11" draw:layer="layout" svg:x1="4.445cm" svg:y1="7.197cm" svg:x2="9.102cm" svg:y2="6.773cm">
          <text:p/>
        </draw:line>
        <draw:custom-shape draw:style-name="gr13" draw:text-style-name="P2" draw:layer="layout" svg:width="1.27cm" svg:height="1.058cm" svg:x="9.737cm" svg:y="13.547cm">
          <text:p/>
          <draw:enhanced-geometry svg:viewBox="0 0 21600 21600" draw:type="rectangle" draw:enhanced-path="M 0 0 L 21600 0 21600 21600 0 21600 0 0 Z N"/>
        </draw:custom-shape>
        <draw:custom-shape draw:style-name="gr3" draw:text-style-name="P10" draw:layer="layout" svg:width="1.907cm" svg:height="1.023cm" svg:x="9.533cm" svg:y="14.605cm">
          <text:list text:style-name="L1">
            <text:list-header>
              <text:p text:style-name="P1">head</text:p>
            </text:list-header>
          </text:list>
          <draw:enhanced-geometry svg:viewBox="0 0 21600 21600" draw:type="mso-spt202" draw:enhanced-path="M 0 0 L 21600 0 21600 21600 0 21600 0 0 Z N"/>
        </draw:custom-shape>
        <draw:line draw:style-name="gr5" draw:text-style-name="P11" draw:layer="layout" svg:x1="10.372cm" svg:y1="14.182cm" svg:x2="13.758cm" svg:y2="12.7cm">
          <text:p/>
        </draw:line>
        <presentation:notes draw:style-name="dp2">
          <draw:page-thumbnail draw:style-name="gr1" draw:layer="layout" svg:width="7.273cm" svg:height="9.655cm" svg:x="6.063cm" svg:y="1.957cm" draw:page-number="30" presentation:class="page"/>
          <draw:frame presentation:style-name="pr2" draw:text-style-name="P3" draw:layer="layout" svg:width="15.519cm" svg:height="11.586cm" svg:x="1.94cm" svg:y="12.231cm" presentation:class="notes" presentation:placeholder="true">
            <draw:text-box/>
          </draw:frame>
        </presentation:notes>
      </draw:page>
      <draw:page draw:name="2-D Pointers"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2-D Pointers</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26"><text:span text:style-name="T6">To really make things confusing, you can have pointers to pointers</text:span></text:p>
              </text:list-item>
            </text:list>
            <text:list text:style-name="L3">
              <text:list-item>
                <text:list>
                  <text:list-item>
                    <text:p text:style-name="P31"><text:span text:style-name="T7">and pointers to pointers to pointers …</text:span></text:p>
                  </text:list-item>
                </text:list>
              </text:list-item>
            </text:list>
            <text:list text:style-name="L2">
              <text:list-item>
                <text:p text:style-name="P26"><text:span text:style-name="T6">This comes in handy whenever a 2-D array is needed</text:span></text:p>
              </text:list-item>
            </text:list>
            <text:list text:style-name="L3">
              <text:list-item>
                <text:list>
                  <text:list-item>
                    <text:p text:style-name="P31"><text:span text:style-name="T7">you can also declare 2-D arrays, but these go on the stack</text:span></text:p>
                  </text:list-item>
                  <text:list-item>
                    <text:p text:style-name="P31"><text:span text:style-name="T7">if dynamic memory is needed, must use pointers </text:span></text:p>
                  </text:list-item>
                </text:list>
              </text:list-item>
            </text:list>
            <text:list text:style-name="L2">
              <text:list-item>
                <text:p text:style-name="P26"><text:span text:style-name="T6">Declaring a pointer to a pointer</text:span></text:p>
              </text:list-item>
            </text:list>
            <text:list text:style-name="L3">
              <text:list-item>
                <text:list>
                  <text:list-item>
                    <text:p text:style-name="P31"><text:span text:style-name="T7">just put 2 asterisks (*) in front of the variable</text:span></text:p>
                  </text:list-item>
                  <text:list-item>
                    <text:p text:style-name="P31"><text:span text:style-name="T7">example</text:span></text:p>
                  </text:list-item>
                </text:list>
              </text:list-item>
            </text:list>
            <text:list text:style-name="L5">
              <text:list-item>
                <text:list>
                  <text:list-item>
                    <text:list>
                      <text:list-header>
                        <text:p text:style-name="P37"><text:span text:style-name="T4"><text:tab/></text:span><text:span text:style-name="T4">char **names;</text:span></text:p>
                      </text:list-header>
                    </text:list>
                  </text:list-item>
                </text:list>
              </text:list-item>
            </text:list>
          </draw:text-box>
        </draw:frame>
        <presentation:notes draw:style-name="dp2">
          <draw:page-thumbnail draw:style-name="gr1" draw:layer="layout" svg:width="7.273cm" svg:height="9.655cm" svg:x="6.063cm" svg:y="1.957cm" draw:page-number="31" presentation:class="page"/>
          <draw:frame presentation:style-name="pr2" draw:text-style-name="P3" draw:layer="layout" svg:width="15.519cm" svg:height="11.586cm" svg:x="1.94cm" svg:y="12.231cm" presentation:class="notes" presentation:placeholder="true">
            <draw:text-box/>
          </draw:frame>
        </presentation:notes>
      </draw:page>
      <draw:page draw:name="page32" draw:style-name="dp1" draw:master-page-name="Default" presentation:presentation-page-layout-name="AL2T1">
        <draw:frame presentation:style-name="pr3" draw:text-style-name="P2" draw:layer="layout" svg:width="22.86cm" svg:height="1.989cm" svg:x="1.27cm" svg:y="0.762cm" presentation:class="title" presentation:user-transformed="true">
          <draw:text-box>
            <text:list text:style-name="L1">
              <text:list-header>
                <text:p text:style-name="P1"><text:span text:style-name="T2">2-D Pointers</text:span></text:p>
              </text:list-header>
            </text:list>
          </draw:text-box>
        </draw:frame>
        <draw:frame presentation:style-name="pr19" draw:text-style-name="P2" draw:layer="layout" svg:width="23.072cm" svg:height="2.328cm" svg:x="1.27cm" svg:y="3.175cm" presentation:class="outline" presentation:user-transformed="true">
          <draw:text-box>
            <text:list text:style-name="L2">
              <text:list-item>
                <text:p text:style-name="P7">Basic idea</text:p>
              </text:list-item>
            </text:list>
          </draw:text-box>
        </draw:frame>
        <draw:custom-shape draw:style-name="gr28" draw:text-style-name="P2" draw:layer="layout" svg:width="2.117cm" svg:height="1.058cm" svg:x="6.773cm" svg:y="6.35cm">
          <text:p/>
          <draw:enhanced-geometry svg:viewBox="0 0 21600 21600" draw:type="rectangle" draw:enhanced-path="M 0 0 L 21600 0 21600 21600 0 21600 0 0 Z N"/>
        </draw:custom-shape>
        <draw:custom-shape draw:style-name="gr3" draw:text-style-name="P10" draw:layer="layout" svg:width="1.946cm" svg:height="1.023cm" svg:x="6.991cm" svg:y="7.62cm">
          <text:list text:style-name="L1">
            <text:list-header>
              <text:p text:style-name="P1"><text:span text:style-name="T3">twoD</text:span></text:p>
            </text:list-header>
          </text:list>
          <draw:enhanced-geometry svg:viewBox="0 0 21600 21600" draw:type="mso-spt202" draw:enhanced-path="M 0 0 L 21600 0 21600 21600 0 21600 0 0 Z N"/>
        </draw:custom-shape>
        <draw:custom-shape draw:style-name="gr3" draw:text-style-name="P10" draw:layer="layout" svg:width="1.556cm" svg:height="1.023cm" svg:x="6.992cm" svg:y="6.35cm">
          <text:list text:style-name="L1">
            <text:list-header>
              <text:p text:style-name="P1">100</text:p>
            </text:list-header>
          </text:list>
          <draw:enhanced-geometry svg:viewBox="0 0 21600 21600" draw:type="mso-spt202" draw:enhanced-path="M 0 0 L 21600 0 21600 21600 0 21600 0 0 Z N"/>
        </draw:custom-shape>
        <draw:custom-shape draw:style-name="gr37" draw:text-style-name="P2" draw:layer="layout" svg:width="2.116cm" svg:height="5.291cm" svg:x="13.547cm" svg:y="6.562cm">
          <text:p/>
          <draw:enhanced-geometry svg:viewBox="0 0 21600 21600" draw:type="rectangle" draw:enhanced-path="M 0 0 L 21600 0 21600 21600 0 21600 0 0 Z N"/>
        </draw:custom-shape>
        <draw:line draw:style-name="gr7" draw:text-style-name="P11" draw:layer="layout" svg:x1="13.547cm" svg:y1="7.62cm" svg:x2="15.663cm" svg:y2="7.62cm">
          <text:p/>
        </draw:line>
        <draw:line draw:style-name="gr7" draw:text-style-name="P11" draw:layer="layout" svg:x1="13.547cm" svg:y1="8.678cm" svg:x2="15.663cm" svg:y2="8.678cm">
          <text:p/>
        </draw:line>
        <draw:line draw:style-name="gr7" draw:text-style-name="P11" draw:layer="layout" svg:x1="13.547cm" svg:y1="9.737cm" svg:x2="15.663cm" svg:y2="9.737cm">
          <text:p/>
        </draw:line>
        <draw:line draw:style-name="gr7" draw:text-style-name="P11" draw:layer="layout" svg:x1="13.547cm" svg:y1="10.795cm" svg:x2="15.663cm" svg:y2="10.795cm">
          <text:p/>
        </draw:line>
        <draw:custom-shape draw:style-name="gr3" draw:text-style-name="P10" draw:layer="layout" svg:width="0.815cm" svg:height="0.937cm" svg:x="12.705cm" svg:y="8.678cm">
          <text:list text:style-name="L1">
            <text:list-header>
              <text:p text:style-name="P1"><text:span text:style-name="T15">2</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2.705cm" svg:y="6.562cm">
          <text:list text:style-name="L1">
            <text:list-header>
              <text:p text:style-name="P1"><text:span text:style-name="T15">0</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2.705cm" svg:y="9.737cm">
          <text:list text:style-name="L1">
            <text:list-header>
              <text:p text:style-name="P1"><text:span text:style-name="T15">3</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2.705cm" svg:y="7.62cm">
          <text:list text:style-name="L1">
            <text:list-header>
              <text:p text:style-name="P1"><text:span text:style-name="T15">1</text:span></text:p>
            </text:list-header>
          </text:list>
          <draw:enhanced-geometry svg:viewBox="0 0 21600 21600" draw:type="mso-spt202" draw:enhanced-path="M 0 0 L 21600 0 21600 21600 0 21600 0 0 Z N"/>
        </draw:custom-shape>
        <draw:custom-shape draw:style-name="gr3" draw:text-style-name="P10" draw:layer="layout" svg:width="0.815cm" svg:height="0.937cm" svg:x="12.705cm" svg:y="10.795cm">
          <text:list text:style-name="L1">
            <text:list-header>
              <text:p text:style-name="P1"><text:span text:style-name="T15">4</text:span></text:p>
            </text:list-header>
          </text:list>
          <draw:enhanced-geometry svg:viewBox="0 0 21600 21600" draw:type="mso-spt202" draw:enhanced-path="M 0 0 L 21600 0 21600 21600 0 21600 0 0 Z N"/>
        </draw:custom-shape>
        <draw:custom-shape draw:style-name="gr3" draw:text-style-name="P10" draw:layer="layout" svg:width="1.556cm" svg:height="1.023cm" svg:x="15.67cm" svg:y="5.927cm">
          <text:list text:style-name="L1">
            <text:list-header>
              <text:p text:style-name="P1">100</text:p>
            </text:list-header>
          </text:list>
          <draw:enhanced-geometry svg:viewBox="0 0 21600 21600" draw:type="mso-spt202" draw:enhanced-path="M 0 0 L 21600 0 21600 21600 0 21600 0 0 Z N"/>
        </draw:custom-shape>
        <draw:line draw:style-name="gr5" draw:text-style-name="P11" draw:layer="layout" svg:x1="8.89cm" svg:y1="6.772cm" svg:x2="13.547cm" svg:y2="6.561cm">
          <text:p/>
        </draw:line>
        <draw:line draw:style-name="gr5" draw:text-style-name="P11" draw:layer="layout" svg:x1="15.663cm" svg:y1="7.197cm" svg:x2="18.415cm" svg:y2="4.657cm">
          <text:p/>
        </draw:line>
        <draw:custom-shape draw:style-name="gr38" draw:text-style-name="P2" draw:layer="layout" svg:width="1.693cm" svg:height="1.693cm" svg:x="18.415cm" svg:y="4.657cm">
          <text:p/>
          <draw:enhanced-geometry svg:viewBox="0 0 21600 21600" draw:type="rectangle" draw:enhanced-path="M 0 0 L 21600 0 21600 21600 0 21600 0 0 Z N"/>
        </draw:custom-shape>
        <draw:custom-shape draw:style-name="gr3" draw:text-style-name="P10" draw:layer="layout" svg:width="1.556cm" svg:height="1.023cm" svg:x="20.115cm" svg:y="5.08cm">
          <text:list text:style-name="L1">
            <text:list-header>
              <text:p text:style-name="P1">230</text:p>
            </text:list-header>
          </text:list>
          <draw:enhanced-geometry svg:viewBox="0 0 21600 21600" draw:type="mso-spt202" draw:enhanced-path="M 0 0 L 21600 0 21600 21600 0 21600 0 0 Z N"/>
        </draw:custom-shape>
        <draw:line draw:style-name="gr5" draw:text-style-name="P11" draw:layer="layout" svg:x1="15.663cm" svg:y1="8.254cm" svg:x2="18.203cm" svg:y2="7.407cm">
          <text:p/>
        </draw:line>
        <draw:custom-shape draw:style-name="gr39" draw:text-style-name="P2" draw:layer="layout" svg:width="1.694cm" svg:height="1.694cm" svg:x="18.203cm" svg:y="7.408cm">
          <text:p/>
          <draw:enhanced-geometry svg:viewBox="0 0 21600 21600" draw:type="rectangle" draw:enhanced-path="M 0 0 L 21600 0 21600 21600 0 21600 0 0 Z N"/>
        </draw:custom-shape>
        <draw:custom-shape draw:style-name="gr3" draw:text-style-name="P10" draw:layer="layout" svg:width="1.556cm" svg:height="1.023cm" svg:x="19.859cm" svg:y="7.721cm">
          <text:list text:style-name="L1">
            <text:list-header>
              <text:p text:style-name="P1">400</text:p>
            </text:list-header>
          </text:list>
          <draw:enhanced-geometry svg:viewBox="0 0 21600 21600" draw:type="mso-spt202" draw:enhanced-path="M 0 0 L 21600 0 21600 21600 0 21600 0 0 Z N"/>
        </draw:custom-shape>
        <draw:custom-shape draw:style-name="gr40" draw:text-style-name="P2" draw:layer="layout" svg:width="1.694cm" svg:height="1.693cm" svg:x="20.152cm" svg:y="9.424cm">
          <text:p/>
          <draw:enhanced-geometry svg:viewBox="0 0 21600 21600" draw:type="rectangle" draw:enhanced-path="M 0 0 L 21600 0 21600 21600 0 21600 0 0 Z N"/>
        </draw:custom-shape>
        <draw:custom-shape draw:style-name="gr3" draw:text-style-name="P10" draw:layer="layout" svg:width="1.205cm" svg:height="1.023cm" svg:x="21.808cm" svg:y="9.737cm">
          <text:list text:style-name="L1">
            <text:list-header>
              <text:p text:style-name="P1">23</text:p>
            </text:list-header>
          </text:list>
          <draw:enhanced-geometry svg:viewBox="0 0 21600 21600" draw:type="mso-spt202" draw:enhanced-path="M 0 0 L 21600 0 21600 21600 0 21600 0 0 Z N"/>
        </draw:custom-shape>
        <draw:custom-shape draw:style-name="gr38" draw:text-style-name="P2" draw:layer="layout" svg:width="1.693cm" svg:height="1.693cm" svg:x="19.094cm" svg:y="11.752cm">
          <text:p/>
          <draw:enhanced-geometry svg:viewBox="0 0 21600 21600" draw:type="rectangle" draw:enhanced-path="M 0 0 L 21600 0 21600 21600 0 21600 0 0 Z N"/>
        </draw:custom-shape>
        <draw:custom-shape draw:style-name="gr3" draw:text-style-name="P10" draw:layer="layout" svg:width="1.556cm" svg:height="1.023cm" svg:x="20.75cm" svg:y="12.065cm">
          <text:list text:style-name="L1">
            <text:list-header>
              <text:p text:style-name="P1">450</text:p>
            </text:list-header>
          </text:list>
          <draw:enhanced-geometry svg:viewBox="0 0 21600 21600" draw:type="mso-spt202" draw:enhanced-path="M 0 0 L 21600 0 21600 21600 0 21600 0 0 Z N"/>
        </draw:custom-shape>
        <draw:custom-shape draw:style-name="gr38" draw:text-style-name="P2" draw:layer="layout" svg:width="1.693cm" svg:height="1.693cm" svg:x="16.554cm" svg:y="13.869cm">
          <text:p/>
          <draw:enhanced-geometry svg:viewBox="0 0 21600 21600" draw:type="rectangle" draw:enhanced-path="M 0 0 L 21600 0 21600 21600 0 21600 0 0 Z N"/>
        </draw:custom-shape>
        <draw:custom-shape draw:style-name="gr3" draw:text-style-name="P10" draw:layer="layout" svg:width="1.556cm" svg:height="1.023cm" svg:x="18.21cm" svg:y="14.182cm">
          <text:list text:style-name="L1">
            <text:list-header>
              <text:p text:style-name="P1">600</text:p>
            </text:list-header>
          </text:list>
          <draw:enhanced-geometry svg:viewBox="0 0 21600 21600" draw:type="mso-spt202" draw:enhanced-path="M 0 0 L 21600 0 21600 21600 0 21600 0 0 Z N"/>
        </draw:custom-shape>
        <draw:line draw:style-name="gr5" draw:text-style-name="P11" draw:layer="layout" svg:x1="15.663cm" svg:y1="9.313cm" svg:x2="20.108cm" svg:y2="9.525cm">
          <text:p/>
        </draw:line>
        <draw:line draw:style-name="gr5" draw:text-style-name="P11" draw:layer="layout" svg:x1="15.663cm" svg:y1="10.16cm" svg:x2="19.05cm" svg:y2="11.642cm">
          <text:p/>
        </draw:line>
        <draw:line draw:style-name="gr5" draw:text-style-name="P11" draw:layer="layout" svg:x1="15.663cm" svg:y1="11.218cm" svg:x2="16.51cm" svg:y2="13.97cm">
          <text:p/>
        </draw:line>
        <presentation:notes draw:style-name="dp2">
          <draw:page-thumbnail draw:style-name="gr1" draw:layer="layout" svg:width="7.273cm" svg:height="9.655cm" svg:x="6.063cm" svg:y="1.957cm" draw:page-number="32" presentation:class="page"/>
          <draw:frame presentation:style-name="pr2" draw:text-style-name="P3" draw:layer="layout" svg:width="15.519cm" svg:height="11.586cm" svg:x="1.94cm" svg:y="12.231cm" presentation:class="notes" presentation:placeholder="true">
            <draw:text-box/>
          </draw:frame>
        </presentation:notes>
      </draw:page>
      <draw:page draw:name="argv"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text:span text:style-name="T3">argv</text:span></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5"><text:span text:style-name="T6">Up until now, main has been written</text:span></text:p>
              </text:list-item>
            </text:list>
            <text:list text:style-name="L3">
              <text:list-item>
                <text:list>
                  <text:list-item>
                    <text:p text:style-name="P14"><text:span text:style-name="T10">int main() { … }</text:span></text:p>
                  </text:list-item>
                </text:list>
              </text:list-item>
            </text:list>
            <text:list text:style-name="L2">
              <text:list-item>
                <text:p text:style-name="P5"><text:span text:style-name="T6">This is okay, but it’s usually written</text:span></text:p>
              </text:list-item>
            </text:list>
            <text:list text:style-name="L3">
              <text:list-item>
                <text:list>
                  <text:list-item>
                    <text:p text:style-name="P14"><text:span text:style-name="T10">int main(int argc, char** argv) { … }</text:span></text:p>
                  </text:list-item>
                </text:list>
              </text:list-item>
            </text:list>
            <text:list text:style-name="L2">
              <text:list-item>
                <text:p text:style-name="P5"><text:span text:style-name="T6">argc</text:span></text:p>
              </text:list-item>
            </text:list>
            <text:list text:style-name="L3">
              <text:list-item>
                <text:list>
                  <text:list-item>
                    <text:p text:style-name="P14"><text:span text:style-name="T7">number of command line arguments being passed in</text:span></text:p>
                    <text:list>
                      <text:list-item>
                        <text:p text:style-name="P18"><text:span text:style-name="T4">this counts the name of the program</text:span></text:p>
                      </text:list-item>
                    </text:list>
                  </text:list-item>
                </text:list>
              </text:list-item>
            </text:list>
            <text:list text:style-name="L2">
              <text:list-item>
                <text:p text:style-name="P5"><text:span text:style-name="T6">argv</text:span></text:p>
              </text:list-item>
            </text:list>
            <text:list text:style-name="L3">
              <text:list-item>
                <text:list>
                  <text:list-item>
                    <text:p text:style-name="P14"><text:span text:style-name="T7">this is an array of strings – a 2-D character array</text:span></text:p>
                  </text:list-item>
                  <text:list-item>
                    <text:p text:style-name="P14"><text:span text:style-name="T7">each string represents one command line argument</text:span></text:p>
                  </text:list-item>
                </text:list>
              </text:list-item>
            </text:list>
          </draw:text-box>
        </draw:frame>
        <presentation:notes draw:style-name="dp2">
          <draw:page-thumbnail draw:style-name="gr1" draw:layer="layout" svg:width="7.273cm" svg:height="9.655cm" svg:x="6.063cm" svg:y="1.957cm" draw:page-number="33" presentation:class="page"/>
          <draw:frame presentation:style-name="pr2" draw:text-style-name="P3" draw:layer="layout" svg:width="15.519cm" svg:height="11.586cm" svg:x="1.94cm" svg:y="12.231cm" presentation:class="notes" presentation:placeholder="true">
            <draw:text-box/>
          </draw:frame>
        </presentation:notes>
      </draw:page>
      <draw:page draw:name="page34" draw:style-name="dp1" draw:master-page-name="Default" presentation:presentation-page-layout-name="AL2T1">
        <draw:frame presentation:style-name="pr7" draw:text-style-name="P2" draw:layer="layout" svg:width="22.86cm" svg:height="2.2cm" svg:x="1.27cm" svg:y="0.763cm" presentation:class="title" presentation:user-transformed="true">
          <draw:text-box>
            <text:list text:style-name="L1">
              <text:list-header>
                <text:p text:style-name="P1">Example</text:p>
              </text:list-header>
            </text:list>
          </draw:text-box>
        </draw:frame>
        <draw:frame presentation:style-name="pr4" draw:text-style-name="P2" draw:layer="layout" svg:width="22.86cm" svg:height="13.63cm" svg:x="1.27cm" svg:y="3.387cm" presentation:class="outline" presentation:user-transformed="true">
          <draw:text-box>
            <text:list text:style-name="L1">
              <text:list-header>
                <text:p text:style-name="P38"><text:span text:style-name="T4">#include &lt;stdio.h&gt;</text:span></text:p>
                <text:p text:style-name="P38"><text:span text:style-name="T4"/></text:p>
                <text:p text:style-name="P38"><text:span text:style-name="T4">int main(int argc, char** argv) {</text:span></text:p>
                <text:p text:style-name="P39"><text:span text:style-name="T4"><text:tab/></text:span><text:span text:style-name="T4">int i;</text:span></text:p>
                <text:p text:style-name="P38"><text:span text:style-name="T4"/></text:p>
                <text:p text:style-name="P39"><text:span text:style-name="T4"><text:tab/></text:span><text:span text:style-name="T4">printf(“Number of arguments: %d\n”, argc);</text:span></text:p>
                <text:p text:style-name="P39"><text:span text:style-name="T4"><text:tab/></text:span><text:span text:style-name="T4">for(i=0; i&lt;argc; i++)</text:span></text:p>
                <text:p text:style-name="P39"><text:span text:style-name="T4"><text:tab/></text:span><text:span text:style-name="T4"> <text:s text:c="2"/></text:span><text:span text:style-name="T4">printf(“argument %d: %s”, i, argv[i]);</text:span></text:p>
                <text:p text:style-name="P38"><text:span text:style-name="T4"/></text:p>
                <text:p text:style-name="P39"><text:span text:style-name="T4"><text:tab/></text:span><text:span text:style-name="T4">return 0;</text:span></text:p>
                <text:p text:style-name="P38"><text:span text:style-name="T4">}</text:span></text:p>
              </text:list-header>
            </text:list>
          </draw:text-box>
        </draw:frame>
        <presentation:notes draw:style-name="dp2">
          <draw:page-thumbnail draw:style-name="gr1" draw:layer="layout" svg:width="7.273cm" svg:height="9.655cm" svg:x="6.063cm" svg:y="1.957cm" draw:page-number="34" presentation:class="page"/>
          <draw:frame presentation:style-name="pr2" draw:text-style-name="P3" draw:layer="layout" svg:width="15.519cm" svg:height="11.586cm" svg:x="1.94cm" svg:y="12.231cm" presentation:class="notes" presentation:placeholder="true">
            <draw:text-box/>
          </draw:frame>
        </presentation:notes>
      </draw:page>
      <draw:page draw:name="page35"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Example</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Given the following command line</text:p>
              </text:list-item>
            </text:list>
            <text:list text:style-name="L4">
              <text:list-item>
                <text:list>
                  <text:list-header>
                    <text:p text:style-name="P32"><text:tab/><text:span text:style-name="T24">prompt&gt; example –o option required</text:span></text:p>
                  </text:list-header>
                </text:list>
              </text:list-item>
            </text:list>
            <text:list text:style-name="L2">
              <text:list-item>
                <text:p text:style-name="P7">The output of the sample program</text:p>
              </text:list-item>
            </text:list>
            <text:list text:style-name="L4">
              <text:list-item>
                <text:list>
                  <text:list-header>
                    <text:p text:style-name="P32"><text:span text:style-name="T25"><text:tab/></text:span><text:span text:style-name="T24">Number of arguments: 4</text:span></text:p>
                    <text:p text:style-name="P32"><text:span text:style-name="T24"><text:tab/></text:span><text:span text:style-name="T24">argument 0: example</text:span></text:p>
                    <text:p text:style-name="P32"><text:span text:style-name="T24"><text:tab/></text:span><text:span text:style-name="T24">argument 1: -o</text:span></text:p>
                    <text:p text:style-name="P32"><text:span text:style-name="T24"><text:tab/></text:span><text:span text:style-name="T24">argument 2: option</text:span></text:p>
                    <text:p text:style-name="P32"><text:span text:style-name="T24"><text:tab/></text:span><text:span text:style-name="T24">argument 3: required</text:span></text:p>
                    <text:p text:style-name="P32"><text:span text:style-name="T24"><text:tab/></text:span></text:p>
                  </text:list-header>
                </text:list>
              </text:list-item>
            </text:list>
          </draw:text-box>
        </draw:frame>
        <presentation:notes draw:style-name="dp2">
          <draw:page-thumbnail draw:style-name="gr1" draw:layer="layout" svg:width="7.273cm" svg:height="9.655cm" svg:x="6.063cm" svg:y="1.957cm" draw:page-number="35" presentation:class="page"/>
          <draw:frame presentation:style-name="pr2" draw:text-style-name="P3" draw:layer="layout" svg:width="15.519cm" svg:height="11.586cm" svg:x="1.94cm" svg:y="12.231cm" presentation:class="notes" presentation:placeholder="true">
            <draw:text-box/>
          </draw:frame>
        </presentation:notes>
      </draw:page>
      <draw:page draw:name="page36"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Example</text:p>
              </text:list-header>
            </text:list>
          </draw:text-box>
        </draw:frame>
        <draw:line draw:style-name="gr7" draw:text-style-name="P11" draw:layer="layout" svg:x1="4.233cm" svg:y1="7.832cm" svg:x2="4.233cm" svg:y2="14.817cm">
          <text:p/>
        </draw:line>
        <draw:line draw:style-name="gr7" draw:text-style-name="P11" draw:layer="layout" svg:x1="4.233cm" svg:y1="14.817cm" svg:x2="8.467cm" svg:y2="14.817cm">
          <text:p/>
        </draw:line>
        <draw:line draw:style-name="gr7" draw:text-style-name="P11" draw:layer="layout" svg:x1="8.467cm" svg:y1="7.832cm" svg:x2="8.467cm" svg:y2="14.817cm">
          <text:p/>
        </draw:line>
        <draw:custom-shape draw:style-name="gr41" draw:text-style-name="P2" draw:layer="layout" svg:width="11.505cm" svg:height="7.66cm" svg:x="11.43cm" svg:y="6.985cm">
          <text:p/>
          <draw:enhanced-geometry svg:viewBox="0 0 1865 1317" draw:type="non-primitive" draw:enhanced-path="M 548 46  C 463 74 379 111 292 128  C 283 134 275 141 265 147  C 253 154 239 157 228 165  C 180 199 130 287 109 339  C 97 412 114 440 146 503  C 143 546 144 589 137 631  C 128 687 54 795 27 851  C 24 866 21 881 18 896  C 12 933 0 1006 0 1006  C 6 1037 6 1069 18 1098  C 32 1133 163 1183 192 1189  C 362 1226 530 1246 704 1253  C 814 1257 923 1259 1033 1262  C 1405 1282 1253 1271 1490 1290  C 1524 1298 1557 1309 1591 1317  C 1624 1311 1660 1312 1691 1299  C 1705 1293 1708 1273 1719 1262  C 1760 1221 1755 1250 1792 1198  C 1813 1169 1847 1107 1847 1107  C 1862 1029 1865 950 1828 878  C 1826 869 1815 808 1810 796  C 1799 771 1773 723 1773 723  C 1767 699 1761 674 1755 650  C 1752 638 1746 613 1746 613  C 1751 503 1776 328 1755 211  C 1753 202 1742 199 1737 192  C 1693 136 1631 132 1563 119  C 1449 98 1386 81 1280 28  C 1230 3 1093 2 1060 0  C 884 7 721 29 548 46  Z N"/>
        </draw:custom-shape>
        <draw:custom-shape draw:style-name="gr3" draw:text-style-name="P10" draw:layer="layout" svg:width="2.09cm" svg:height="1.023cm" svg:x="5.296cm" svg:y="6.985cm">
          <text:list text:style-name="L1">
            <text:list-header>
              <text:p text:style-name="P1">Stack</text:p>
            </text:list-header>
          </text:list>
          <draw:enhanced-geometry svg:viewBox="0 0 21600 21600" draw:type="mso-spt202" draw:enhanced-path="M 0 0 L 21600 0 21600 21600 0 21600 0 0 Z N"/>
        </draw:custom-shape>
        <draw:custom-shape draw:style-name="gr3" draw:text-style-name="P10" draw:layer="layout" svg:width="2.013cm" svg:height="1.023cm" svg:x="16.306cm" svg:y="5.715cm">
          <text:list text:style-name="L1">
            <text:list-header>
              <text:p text:style-name="P1">Heap</text:p>
            </text:list-header>
          </text:list>
          <draw:enhanced-geometry svg:viewBox="0 0 21600 21600" draw:type="mso-spt202" draw:enhanced-path="M 0 0 L 21600 0 21600 21600 0 21600 0 0 Z N"/>
        </draw:custom-shape>
        <draw:custom-shape draw:style-name="gr28" draw:text-style-name="P2" draw:layer="layout" svg:width="2.117cm" svg:height="1.058cm" svg:x="4.868cm" svg:y="12.912cm">
          <text:p/>
          <draw:enhanced-geometry svg:viewBox="0 0 21600 21600" draw:type="rectangle" draw:enhanced-path="M 0 0 L 21600 0 21600 21600 0 21600 0 0 Z N"/>
        </draw:custom-shape>
        <draw:custom-shape draw:style-name="gr31" draw:text-style-name="P2" draw:layer="layout" svg:width="2.117cm" svg:height="1.059cm" svg:x="4.868cm" svg:y="10.583cm">
          <text:p/>
          <draw:enhanced-geometry svg:viewBox="0 0 21600 21600" draw:type="rectangle" draw:enhanced-path="M 0 0 L 21600 0 21600 21600 0 21600 0 0 Z N"/>
        </draw:custom-shape>
        <draw:custom-shape draw:style-name="gr3" draw:text-style-name="P10" draw:layer="layout" svg:width="1.734cm" svg:height="1.023cm" svg:x="4.874cm" svg:y="11.43cm">
          <text:list text:style-name="L1">
            <text:list-header>
              <text:p text:style-name="P1"><text:span text:style-name="T3">argv</text:span></text:p>
            </text:list-header>
          </text:list>
          <draw:enhanced-geometry svg:viewBox="0 0 21600 21600" draw:type="mso-spt202" draw:enhanced-path="M 0 0 L 21600 0 21600 21600 0 21600 0 0 Z N"/>
        </draw:custom-shape>
        <draw:custom-shape draw:style-name="gr3" draw:text-style-name="P10" draw:layer="layout" svg:width="1.734cm" svg:height="1.023cm" svg:x="5.086cm" svg:y="13.758cm">
          <text:list text:style-name="L1">
            <text:list-header>
              <text:p text:style-name="P1"><text:span text:style-name="T3">argc</text:span></text:p>
            </text:list-header>
          </text:list>
          <draw:enhanced-geometry svg:viewBox="0 0 21600 21600" draw:type="mso-spt202" draw:enhanced-path="M 0 0 L 21600 0 21600 21600 0 21600 0 0 Z N"/>
        </draw:custom-shape>
        <draw:custom-shape draw:style-name="gr3" draw:text-style-name="P10" draw:layer="layout" svg:width="1.556cm" svg:height="1.023cm" svg:x="5.087cm" svg:y="10.583cm">
          <text:list text:style-name="L1">
            <text:list-header>
              <text:p text:style-name="P1">220</text:p>
            </text:list-header>
          </text:list>
          <draw:enhanced-geometry svg:viewBox="0 0 21600 21600" draw:type="mso-spt202" draw:enhanced-path="M 0 0 L 21600 0 21600 21600 0 21600 0 0 Z N"/>
        </draw:custom-shape>
        <draw:custom-shape draw:style-name="gr3" draw:text-style-name="P10" draw:layer="layout" svg:width="0.853cm" svg:height="1.023cm" svg:x="5.509cm" svg:y="12.912cm">
          <text:list text:style-name="L1">
            <text:list-header>
              <text:p text:style-name="P1">4</text:p>
            </text:list-header>
          </text:list>
          <draw:enhanced-geometry svg:viewBox="0 0 21600 21600" draw:type="mso-spt202" draw:enhanced-path="M 0 0 L 21600 0 21600 21600 0 21600 0 0 Z N"/>
        </draw:custom-shape>
        <draw:custom-shape draw:style-name="gr31" draw:text-style-name="P2" draw:layer="layout" svg:width="2.117cm" svg:height="1.059cm" svg:x="4.868cm" svg:y="8.043cm">
          <text:p/>
          <draw:enhanced-geometry svg:viewBox="0 0 21600 21600" draw:type="rectangle" draw:enhanced-path="M 0 0 L 21600 0 21600 21600 0 21600 0 0 Z N"/>
        </draw:custom-shape>
        <draw:custom-shape draw:style-name="gr3" draw:text-style-name="P10" draw:layer="layout" svg:width="0.642cm" svg:height="1.023cm" svg:x="5.508cm" svg:y="9.102cm">
          <text:list text:style-name="L1">
            <text:list-header>
              <text:p text:style-name="P1">i</text:p>
            </text:list-header>
          </text:list>
          <draw:enhanced-geometry svg:viewBox="0 0 21600 21600" draw:type="mso-spt202" draw:enhanced-path="M 0 0 L 21600 0 21600 21600 0 21600 0 0 Z N"/>
        </draw:custom-shape>
        <draw:custom-shape draw:style-name="gr3" draw:text-style-name="P10" draw:layer="layout" svg:width="0.853cm" svg:height="1.023cm" svg:x="5.509cm" svg:y="8.043cm">
          <text:list text:style-name="L1">
            <text:list-header>
              <text:p text:style-name="P1">0</text:p>
            </text:list-header>
          </text:list>
          <draw:enhanced-geometry svg:viewBox="0 0 21600 21600" draw:type="mso-spt202" draw:enhanced-path="M 0 0 L 21600 0 21600 21600 0 21600 0 0 Z N"/>
        </draw:custom-shape>
        <draw:custom-shape draw:style-name="gr42" draw:text-style-name="P2" draw:layer="layout" svg:width="1.905cm" svg:height="4.233cm" svg:x="13.547cm" svg:y="8.467cm">
          <text:p/>
          <draw:enhanced-geometry svg:viewBox="0 0 21600 21600" draw:type="rectangle" draw:enhanced-path="M 0 0 L 21600 0 21600 21600 0 21600 0 0 Z N"/>
        </draw:custom-shape>
        <draw:line draw:style-name="gr7" draw:text-style-name="P11" draw:layer="layout" svg:x1="13.547cm" svg:y1="9.525cm" svg:x2="15.452cm" svg:y2="9.525cm">
          <text:p/>
        </draw:line>
        <draw:line draw:style-name="gr7" draw:text-style-name="P11" draw:layer="layout" svg:x1="13.547cm" svg:y1="10.583cm" svg:x2="15.452cm" svg:y2="10.583cm">
          <text:p/>
        </draw:line>
        <draw:line draw:style-name="gr7" draw:text-style-name="P11" draw:layer="layout" svg:x1="13.547cm" svg:y1="11.642cm" svg:x2="15.452cm" svg:y2="11.642cm">
          <text:p/>
        </draw:line>
        <draw:custom-shape draw:style-name="gr3" draw:text-style-name="P10" draw:layer="layout" svg:width="1.556cm" svg:height="1.023cm" svg:x="15.247cm" svg:y="7.62cm">
          <text:list text:style-name="L1">
            <text:list-header>
              <text:p text:style-name="P1">220</text:p>
            </text:list-header>
          </text:list>
          <draw:enhanced-geometry svg:viewBox="0 0 21600 21600" draw:type="mso-spt202" draw:enhanced-path="M 0 0 L 21600 0 21600 21600 0 21600 0 0 Z N"/>
        </draw:custom-shape>
        <draw:custom-shape draw:style-name="gr14" draw:text-style-name="P2" draw:layer="layout" svg:width="0.511cm" svg:height="1.018cm" svg:x="5.671cm" svg:y="8.145cm">
          <text:p/>
          <draw:enhanced-geometry svg:viewBox="0 0 21600 21600" draw:type="mso-spt202" draw:enhanced-path="M 0 0 L 21600 0 21600 21600 0 21600 0 0 Z N"/>
        </draw:custom-shape>
        <draw:custom-shape draw:style-name="gr3" draw:text-style-name="P10" draw:layer="layout" svg:width="0.853cm" svg:height="1.023cm" svg:x="12.705cm" svg:y="8.467cm">
          <text:list text:style-name="L1">
            <text:list-header>
              <text:p text:style-name="P1">0</text:p>
            </text:list-header>
          </text:list>
          <draw:enhanced-geometry svg:viewBox="0 0 21600 21600" draw:type="mso-spt202" draw:enhanced-path="M 0 0 L 21600 0 21600 21600 0 21600 0 0 Z N"/>
        </draw:custom-shape>
        <draw:custom-shape draw:style-name="gr3" draw:text-style-name="P10" draw:layer="layout" svg:width="0.853cm" svg:height="1.023cm" svg:x="12.705cm" svg:y="9.525cm">
          <text:list text:style-name="L1">
            <text:list-header>
              <text:p text:style-name="P1">1</text:p>
            </text:list-header>
          </text:list>
          <draw:enhanced-geometry svg:viewBox="0 0 21600 21600" draw:type="mso-spt202" draw:enhanced-path="M 0 0 L 21600 0 21600 21600 0 21600 0 0 Z N"/>
        </draw:custom-shape>
        <draw:custom-shape draw:style-name="gr3" draw:text-style-name="P10" draw:layer="layout" svg:width="0.853cm" svg:height="1.023cm" svg:x="12.705cm" svg:y="10.583cm">
          <text:list text:style-name="L1">
            <text:list-header>
              <text:p text:style-name="P1">2</text:p>
            </text:list-header>
          </text:list>
          <draw:enhanced-geometry svg:viewBox="0 0 21600 21600" draw:type="mso-spt202" draw:enhanced-path="M 0 0 L 21600 0 21600 21600 0 21600 0 0 Z N"/>
        </draw:custom-shape>
        <draw:custom-shape draw:style-name="gr3" draw:text-style-name="P10" draw:layer="layout" svg:width="0.853cm" svg:height="1.023cm" svg:x="12.705cm" svg:y="11.642cm">
          <text:list text:style-name="L1">
            <text:list-header>
              <text:p text:style-name="P1">3</text:p>
            </text:list-header>
          </text:list>
          <draw:enhanced-geometry svg:viewBox="0 0 21600 21600" draw:type="mso-spt202" draw:enhanced-path="M 0 0 L 21600 0 21600 21600 0 21600 0 0 Z N"/>
        </draw:custom-shape>
        <draw:line draw:style-name="gr5" draw:text-style-name="P11" draw:layer="layout" svg:x1="15.452cm" svg:y1="8.89cm" svg:x2="17.78cm" svg:y2="8.89cm">
          <text:p/>
        </draw:line>
        <draw:custom-shape draw:style-name="gr43" draw:text-style-name="P2" draw:layer="layout" svg:width="2.752cm" svg:height="0.846cm" svg:x="17.78cm" svg:y="8.467cm">
          <text:p/>
          <draw:enhanced-geometry svg:viewBox="0 0 21600 21600" draw:type="rectangle" draw:enhanced-path="M 0 0 L 21600 0 21600 21600 0 21600 0 0 Z N"/>
        </draw:custom-shape>
        <draw:custom-shape draw:style-name="gr3" draw:text-style-name="P10" draw:layer="layout" svg:width="2.894cm" svg:height="1.023cm" svg:x="17.788cm" svg:y="8.467cm">
          <text:list text:style-name="L1">
            <text:list-header>
              <text:p text:style-name="P1">example</text:p>
            </text:list-header>
          </text:list>
          <draw:enhanced-geometry svg:viewBox="0 0 21600 21600" draw:type="mso-spt202" draw:enhanced-path="M 0 0 L 21600 0 21600 21600 0 21600 0 0 Z N"/>
        </draw:custom-shape>
        <draw:line draw:style-name="gr5" draw:text-style-name="P11" draw:layer="layout" svg:x1="15.452cm" svg:y1="10.16cm" svg:x2="17.78cm" svg:y2="10.16cm">
          <text:p/>
        </draw:line>
        <draw:custom-shape draw:style-name="gr3" draw:text-style-name="P10" draw:layer="layout" svg:width="1.065cm" svg:height="1.023cm" svg:x="17.785cm" svg:y="9.737cm">
          <text:list text:style-name="L1">
            <text:list-header>
              <text:p text:style-name="P1">-o</text:p>
            </text:list-header>
          </text:list>
          <draw:enhanced-geometry svg:viewBox="0 0 21600 21600" draw:type="mso-spt202" draw:enhanced-path="M 0 0 L 21600 0 21600 21600 0 21600 0 0 Z N"/>
        </draw:custom-shape>
        <draw:line draw:style-name="gr5" draw:text-style-name="P11" draw:layer="layout" svg:x1="15.452cm" svg:y1="11.218cm" svg:x2="17.78cm" svg:y2="11.218cm">
          <text:p/>
        </draw:line>
        <draw:custom-shape draw:style-name="gr3" draw:text-style-name="P10" draw:layer="layout" svg:width="2.225cm" svg:height="1.023cm" svg:x="17.787cm" svg:y="10.795cm">
          <text:list text:style-name="L1">
            <text:list-header>
              <text:p text:style-name="P1">option</text:p>
            </text:list-header>
          </text:list>
          <draw:enhanced-geometry svg:viewBox="0 0 21600 21600" draw:type="mso-spt202" draw:enhanced-path="M 0 0 L 21600 0 21600 21600 0 21600 0 0 Z N"/>
        </draw:custom-shape>
        <draw:custom-shape draw:style-name="gr43" draw:text-style-name="P2" draw:layer="layout" svg:width="2.752cm" svg:height="0.846cm" svg:x="17.78cm" svg:y="9.737cm">
          <text:p/>
          <draw:enhanced-geometry svg:viewBox="0 0 21600 21600" draw:type="rectangle" draw:enhanced-path="M 0 0 L 21600 0 21600 21600 0 21600 0 0 Z N"/>
        </draw:custom-shape>
        <draw:custom-shape draw:style-name="gr44" draw:text-style-name="P2" draw:layer="layout" svg:width="2.752cm" svg:height="0.847cm" svg:x="17.78cm" svg:y="10.795cm">
          <text:p/>
          <draw:enhanced-geometry svg:viewBox="0 0 21600 21600" draw:type="rectangle" draw:enhanced-path="M 0 0 L 21600 0 21600 21600 0 21600 0 0 Z N"/>
        </draw:custom-shape>
        <draw:line draw:style-name="gr5" draw:text-style-name="P11" draw:layer="layout" svg:x1="15.452cm" svg:y1="12.277cm" svg:x2="17.78cm" svg:y2="12.277cm">
          <text:p/>
        </draw:line>
        <draw:custom-shape draw:style-name="gr3" draw:text-style-name="P10" draw:layer="layout" svg:width="2.822cm" svg:height="1.023cm" svg:x="17.789cm" svg:y="11.853cm">
          <text:list text:style-name="L1">
            <text:list-header>
              <text:p text:style-name="P1">required</text:p>
            </text:list-header>
          </text:list>
          <draw:enhanced-geometry svg:viewBox="0 0 21600 21600" draw:type="mso-spt202" draw:enhanced-path="M 0 0 L 21600 0 21600 21600 0 21600 0 0 Z N"/>
        </draw:custom-shape>
        <draw:custom-shape draw:style-name="gr44" draw:text-style-name="P2" draw:layer="layout" svg:width="2.752cm" svg:height="0.847cm" svg:x="17.78cm" svg:y="11.853cm">
          <text:p/>
          <draw:enhanced-geometry svg:viewBox="0 0 21600 21600" draw:type="rectangle" draw:enhanced-path="M 0 0 L 21600 0 21600 21600 0 21600 0 0 Z N"/>
        </draw:custom-shape>
        <draw:custom-shape draw:style-name="gr3" draw:text-style-name="P10" draw:layer="layout" svg:width="1.556cm" svg:height="1.023cm" svg:x="13.765cm" svg:y="8.467cm">
          <text:list text:style-name="L1">
            <text:list-header>
              <text:p text:style-name="P1">100</text:p>
            </text:list-header>
          </text:list>
          <draw:enhanced-geometry svg:viewBox="0 0 21600 21600" draw:type="mso-spt202" draw:enhanced-path="M 0 0 L 21600 0 21600 21600 0 21600 0 0 Z N"/>
        </draw:custom-shape>
        <draw:custom-shape draw:style-name="gr3" draw:text-style-name="P10" draw:layer="layout" svg:width="1.556cm" svg:height="1.023cm" svg:x="13.765cm" svg:y="9.525cm">
          <text:list text:style-name="L1">
            <text:list-header>
              <text:p text:style-name="P1">335</text:p>
            </text:list-header>
          </text:list>
          <draw:enhanced-geometry svg:viewBox="0 0 21600 21600" draw:type="mso-spt202" draw:enhanced-path="M 0 0 L 21600 0 21600 21600 0 21600 0 0 Z N"/>
        </draw:custom-shape>
        <draw:custom-shape draw:style-name="gr3" draw:text-style-name="P10" draw:layer="layout" svg:width="1.556cm" svg:height="1.023cm" svg:x="13.765cm" svg:y="10.583cm">
          <text:list text:style-name="L1">
            <text:list-header>
              <text:p text:style-name="P1">678</text:p>
            </text:list-header>
          </text:list>
          <draw:enhanced-geometry svg:viewBox="0 0 21600 21600" draw:type="mso-spt202" draw:enhanced-path="M 0 0 L 21600 0 21600 21600 0 21600 0 0 Z N"/>
        </draw:custom-shape>
        <draw:custom-shape draw:style-name="gr3" draw:text-style-name="P10" draw:layer="layout" svg:width="1.556cm" svg:height="1.023cm" svg:x="13.765cm" svg:y="11.642cm">
          <text:list text:style-name="L1">
            <text:list-header>
              <text:p text:style-name="P1">120</text:p>
            </text:list-header>
          </text:list>
          <draw:enhanced-geometry svg:viewBox="0 0 21600 21600" draw:type="mso-spt202" draw:enhanced-path="M 0 0 L 21600 0 21600 21600 0 21600 0 0 Z N"/>
        </draw:custom-shape>
        <presentation:notes draw:style-name="dp2">
          <draw:page-thumbnail draw:style-name="gr1" draw:layer="layout" svg:width="7.273cm" svg:height="9.655cm" svg:x="6.063cm" svg:y="1.957cm" draw:page-number="36" presentation:class="page"/>
          <draw:frame presentation:style-name="pr2" draw:text-style-name="P3" draw:layer="layout" svg:width="15.519cm" svg:height="11.586cm" svg:x="1.94cm" svg:y="12.231cm" presentation:class="notes" presentation:placeholder="true">
            <draw:text-box/>
          </draw:frame>
        </presentation:notes>
      </draw:page>
      <draw:page draw:name="Creating a 2-D Array" draw:style-name="dp1" draw:master-page-name="Default" presentation:presentation-page-layout-name="AL2T1">
        <draw:frame presentation:style-name="pr20" draw:text-style-name="P2" draw:layer="layout" svg:width="22.86cm" svg:height="2.201cm" svg:x="1.27cm" svg:y="0.422cm" presentation:class="title" presentation:user-transformed="true">
          <draw:text-box>
            <text:list text:style-name="L1">
              <text:list-header>
                <text:p text:style-name="P1">Creating a 2-D Array</text:p>
              </text:list-header>
            </text:list>
          </draw:text-box>
        </draw:frame>
        <draw:frame presentation:style-name="pr21" draw:text-style-name="P2" draw:layer="layout" svg:width="22.86cm" svg:height="15.664cm" svg:x="1.27cm" svg:y="2.963cm" presentation:class="outline" presentation:user-transformed="true">
          <draw:text-box>
            <text:list text:style-name="L2">
              <text:list-item>
                <text:p text:style-name="P14"><text:span text:style-name="T7">Assume a 2-D array of characters is needed</text:span></text:p>
              </text:list-item>
            </text:list>
            <text:list text:style-name="L3">
              <text:list-item>
                <text:list>
                  <text:list-item>
                    <text:p text:style-name="P18"><text:span text:style-name="T4">this is basically an array of strings</text:span></text:p>
                  </text:list-item>
                </text:list>
              </text:list-item>
            </text:list>
            <text:list text:style-name="L2">
              <text:list-item>
                <text:p text:style-name="P14"><text:span text:style-name="T7">Assume 4 strings with a max of 80 chars</text:span></text:p>
              </text:list-item>
            </text:list>
            <text:list text:style-name="L1">
              <text:list-header>
                <text:p text:style-name="P40"><text:span text:style-name="T3"><text:tab/></text:span><text:span text:style-name="T3"><text:tab/></text:span><text:span text:style-name="T26">int main() {</text:span></text:p>
                <text:p text:style-name="P40"><text:span text:style-name="T26"><text:tab/></text:span><text:span text:style-name="T26"><text:tab/></text:span><text:span text:style-name="T26"> <text:s text:c="2"/></text:span><text:span text:style-name="T26">char** names;</text:span></text:p>
                <text:p text:style-name="P40"><text:span text:style-name="T26"><text:tab/></text:span><text:span text:style-name="T26"><text:tab/></text:span><text:span text:style-name="T26"> <text:s text:c="2"/></text:span><text:span text:style-name="T26">int i;</text:span></text:p>
                <text:p text:style-name="P41"><text:span text:style-name="T21"><text:tab/></text:span><text:span text:style-name="T21"><text:tab/></text:span><text:span text:style-name="T21"> <text:s text:c="2"/></text:span></text:p>
                <text:p text:style-name="P40"><text:span text:style-name="T4"><text:tab/></text:span><text:span text:style-name="T4"><text:tab/></text:span><text:span text:style-name="T4"> <text:s text:c="2"/></text:span><text:span text:style-name="T26">names = (char**)malloc(4 * sizeof(char*));</text:span></text:p>
                <text:p text:style-name="P40"><text:span text:style-name="T26"><text:tab/></text:span><text:span text:style-name="T26"><text:tab/></text:span><text:span text:style-name="T26"> <text:s text:c="2"/></text:span><text:span text:style-name="T26">for(i=0; i&lt;4; i++)</text:span></text:p>
                <text:p text:style-name="P40"><text:span text:style-name="T26"><text:tab/></text:span><text:span text:style-name="T26"><text:tab/></text:span><text:span text:style-name="T26"> <text:s text:c="5"/></text:span><text:span text:style-name="T26">names[i] = (char*)malloc(80 * sizeof(char));</text:span></text:p>
                <text:p text:style-name="P30"><text:span text:style-name="T21"/></text:p>
                <text:p text:style-name="P40"><text:span text:style-name="T4"><text:tab/></text:span><text:span text:style-name="T4"><text:tab/></text:span><text:span text:style-name="T4"> <text:s text:c="2"/></text:span><text:span text:style-name="T26">for(i=0; i&lt;4; i++)</text:span></text:p>
                <text:p text:style-name="P40"><text:span text:style-name="T26"><text:tab/></text:span><text:span text:style-name="T26"><text:tab/></text:span><text:span text:style-name="T26"> <text:s text:c="5"/></text:span><text:span text:style-name="T26">free(names[i]);</text:span></text:p>
                <text:p text:style-name="P40"><text:span text:style-name="T26"><text:tab/></text:span><text:span text:style-name="T26"><text:tab/></text:span><text:span text:style-name="T26"> <text:s text:c="2"/></text:span><text:span text:style-name="T26">free(names);</text:span></text:p>
                <text:p text:style-name="P30"><text:span text:style-name="T21"/></text:p>
                <text:p text:style-name="P40"><text:span text:style-name="T4"><text:tab/></text:span><text:span text:style-name="T4"><text:tab/></text:span><text:span text:style-name="T4"> <text:s text:c="3"/></text:span><text:span text:style-name="T26">return 0;</text:span></text:p>
                <text:p text:style-name="P40"><text:span text:style-name="T26"><text:tab/></text:span><text:span text:style-name="T26"><text:tab/></text:span><text:span text:style-name="T26">}</text:span></text:p>
              </text:list-header>
            </text:list>
          </draw:text-box>
        </draw:frame>
        <draw:custom-shape draw:style-name="gr3" draw:text-style-name="P10" draw:layer="layout" svg:width="0.853cm" svg:height="7.881cm" svg:x="3.392cm" svg:y="7.62cm">
          <text:list text:style-name="L1">
            <text:list-header>
              <text:p text:style-name="P1">1</text:p>
              <text:p text:style-name="P1">2</text:p>
              <text:p text:style-name="P1"/>
              <text:p text:style-name="P1">3</text:p>
              <text:p text:style-name="P1">4</text:p>
              <text:p text:style-name="P1"/>
              <text:p text:style-name="P1"/>
              <text:p text:style-name="P1">5</text:p>
              <text:p text:style-name="P1"/>
              <text:p text:style-name="P1">6</text:p>
            </text:list-header>
          </text:list>
          <draw:enhanced-geometry svg:viewBox="0 0 21600 21600" draw:type="mso-spt202" draw:enhanced-path="M 0 0 L 21600 0 21600 21600 0 21600 0 0 Z N"/>
        </draw:custom-shape>
        <presentation:notes draw:style-name="dp2">
          <draw:page-thumbnail draw:style-name="gr1" draw:layer="layout" svg:width="7.273cm" svg:height="9.655cm" svg:x="6.063cm" svg:y="1.957cm" draw:page-number="37" presentation:class="page"/>
          <draw:frame presentation:style-name="pr2" draw:text-style-name="P3" draw:layer="layout" svg:width="15.519cm" svg:height="11.586cm" svg:x="1.94cm" svg:y="12.231cm" presentation:class="notes" presentation:placeholder="true">
            <draw:text-box/>
          </draw:frame>
        </presentation:notes>
      </draw:page>
      <draw:page draw:name="2-D Arrays" draw:style-name="dp1" draw:master-page-name="Default" presentation:presentation-page-layout-name="AL2T1">
        <draw:frame presentation:style-name="pr5" draw:text-style-name="P2" draw:layer="layout" svg:width="22.86cm" svg:height="3.175cm" svg:x="1.27cm" svg:y="0.762cm" presentation:class="title" presentation:user-transformed="true">
          <draw:text-box>
            <text:list text:style-name="L1">
              <text:list-header>
                <text:p text:style-name="P1">2-D Arrays</text:p>
              </text:list-header>
            </text:list>
          </draw:text-box>
        </draw:frame>
        <draw:frame presentation:style-name="pr6" draw:text-style-name="P2" draw:layer="layout" svg:width="22.86cm" svg:height="12.572cm" svg:x="1.27cm" svg:y="4.445cm" presentation:class="outline" presentation:user-transformed="true">
          <draw:text-box>
            <text:list text:style-name="L2">
              <text:list-item>
                <text:p text:style-name="P7">Once you really understand this previous example, you are well on your way to understanding pointers</text:p>
              </text:list-item>
              <text:list-item>
                <text:p text:style-name="P7">Let’s take a closer look at exactly what is going on</text:p>
              </text:list-item>
            </text:list>
          </draw:text-box>
        </draw:frame>
        <presentation:notes draw:style-name="dp2">
          <draw:page-thumbnail draw:style-name="gr1" draw:layer="layout" svg:width="7.273cm" svg:height="9.655cm" svg:x="6.063cm" svg:y="1.957cm" draw:page-number="38" presentation:class="page"/>
          <draw:frame presentation:style-name="pr2" draw:text-style-name="P3" draw:layer="layout" svg:width="15.519cm" svg:height="11.586cm" svg:x="1.94cm" svg:y="12.231cm" presentation:class="notes" presentation:placeholder="true">
            <draw:text-box/>
          </draw:frame>
        </presentation:notes>
      </draw:page>
      <draw:page draw:name="page39" draw:style-name="dp1" draw:master-page-name="Default" presentation:presentation-page-layout-name="AL3T19">
        <draw:frame presentation:style-name="pr5" draw:text-style-name="P2" draw:layer="layout" svg:width="22.86cm" svg:height="3.175cm" svg:x="1.27cm" svg:y="0.762cm" presentation:class="title" presentation:user-transformed="true">
          <draw:text-box>
            <text:list text:style-name="L1">
              <text:list-header>
                <text:p text:style-name="P1">2-D Arrays</text:p>
              </text:list-header>
            </text:list>
          </draw:text-box>
        </draw:frame>
        <draw:line draw:style-name="gr7" draw:text-style-name="P11" draw:layer="layout" svg:x1="4.233cm" svg:y1="7.832cm" svg:x2="4.233cm" svg:y2="14.817cm">
          <text:p/>
        </draw:line>
        <draw:line draw:style-name="gr7" draw:text-style-name="P11" draw:layer="layout" svg:x1="4.233cm" svg:y1="14.817cm" svg:x2="8.467cm" svg:y2="14.817cm">
          <text:p/>
        </draw:line>
        <draw:line draw:style-name="gr7" draw:text-style-name="P11" draw:layer="layout" svg:x1="8.467cm" svg:y1="7.832cm" svg:x2="8.467cm" svg:y2="14.817cm">
          <text:p/>
        </draw:line>
        <draw:custom-shape draw:style-name="gr41" draw:text-style-name="P2" draw:layer="layout" svg:width="11.505cm" svg:height="7.66cm" svg:x="11.43cm" svg:y="6.985cm">
          <text:p/>
          <draw:enhanced-geometry svg:viewBox="0 0 1865 1317" draw:type="non-primitive" draw:enhanced-path="M 548 46  C 463 74 379 111 292 128  C 283 134 275 141 265 147  C 253 154 239 157 228 165  C 180 199 130 287 109 339  C 97 412 114 440 146 503  C 143 546 144 589 137 631  C 128 687 54 795 27 851  C 24 866 21 881 18 896  C 12 933 0 1006 0 1006  C 6 1037 6 1069 18 1098  C 32 1133 163 1183 192 1189  C 362 1226 530 1246 704 1253  C 814 1257 923 1259 1033 1262  C 1405 1282 1253 1271 1490 1290  C 1524 1298 1557 1309 1591 1317  C 1624 1311 1660 1312 1691 1299  C 1705 1293 1708 1273 1719 1262  C 1760 1221 1755 1250 1792 1198  C 1813 1169 1847 1107 1847 1107  C 1862 1029 1865 950 1828 878  C 1826 869 1815 808 1810 796  C 1799 771 1773 723 1773 723  C 1767 699 1761 674 1755 650  C 1752 638 1746 613 1746 613  C 1751 503 1776 328 1755 211  C 1753 202 1742 199 1737 192  C 1693 136 1631 132 1563 119  C 1449 98 1386 81 1280 28  C 1230 3 1093 2 1060 0  C 884 7 721 29 548 46  Z N"/>
        </draw:custom-shape>
        <draw:custom-shape draw:style-name="gr3" draw:text-style-name="P10" draw:layer="layout" svg:width="2.09cm" svg:height="1.023cm" svg:x="5.296cm" svg:y="6.985cm">
          <text:list text:style-name="L1">
            <text:list-header>
              <text:p text:style-name="P1">Stack</text:p>
            </text:list-header>
          </text:list>
          <draw:enhanced-geometry svg:viewBox="0 0 21600 21600" draw:type="mso-spt202" draw:enhanced-path="M 0 0 L 21600 0 21600 21600 0 21600 0 0 Z N"/>
        </draw:custom-shape>
        <draw:custom-shape draw:style-name="gr3" draw:text-style-name="P10" draw:layer="layout" svg:width="2.013cm" svg:height="1.023cm" svg:x="16.306cm" svg:y="5.715cm">
          <text:list text:style-name="L1">
            <text:list-header>
              <text:p text:style-name="P1">Heap</text:p>
            </text:list-header>
          </text:list>
          <draw:enhanced-geometry svg:viewBox="0 0 21600 21600" draw:type="mso-spt202" draw:enhanced-path="M 0 0 L 21600 0 21600 21600 0 21600 0 0 Z N"/>
        </draw:custom-shape>
        <draw:custom-shape draw:style-name="gr28" draw:text-style-name="P2" draw:layer="layout" svg:width="2.117cm" svg:height="1.058cm" svg:x="4.868cm" svg:y="12.912cm">
          <text:p/>
          <draw:enhanced-geometry svg:viewBox="0 0 21600 21600" draw:type="rectangle" draw:enhanced-path="M 0 0 L 21600 0 21600 21600 0 21600 0 0 Z N"/>
        </draw:custom-shape>
        <draw:custom-shape draw:style-name="gr3" draw:text-style-name="P10" draw:layer="layout" svg:width="2.403cm" svg:height="1.023cm" svg:x="4.875cm" svg:y="13.758cm">
          <text:list text:style-name="L1">
            <text:list-header>
              <text:p text:style-name="P1">names</text:p>
            </text:list-header>
          </text:list>
          <draw:enhanced-geometry svg:viewBox="0 0 21600 21600" draw:type="mso-spt202" draw:enhanced-path="M 0 0 L 21600 0 21600 21600 0 21600 0 0 Z N"/>
        </draw:custom-shape>
        <draw:custom-shape draw:style-name="gr3" draw:text-style-name="P10" draw:layer="layout" svg:width="1.556cm" svg:height="1.023cm" svg:x="5.087cm" svg:y="12.912cm">
          <text:list text:style-name="L1">
            <text:list-header>
              <text:p text:style-name="P1">220</text:p>
            </text:list-header>
          </text:list>
          <draw:enhanced-geometry svg:viewBox="0 0 21600 21600" draw:type="mso-spt202" draw:enhanced-path="M 0 0 L 21600 0 21600 21600 0 21600 0 0 Z N"/>
        </draw:custom-shape>
        <draw:custom-shape draw:style-name="gr42" draw:text-style-name="P2" draw:layer="layout" svg:width="1.905cm" svg:height="4.233cm" svg:x="13.547cm" svg:y="8.467cm">
          <text:p/>
          <draw:enhanced-geometry svg:viewBox="0 0 21600 21600" draw:type="rectangle" draw:enhanced-path="M 0 0 L 21600 0 21600 21600 0 21600 0 0 Z N"/>
        </draw:custom-shape>
        <draw:line draw:style-name="gr7" draw:text-style-name="P11" draw:layer="layout" svg:x1="13.547cm" svg:y1="9.525cm" svg:x2="15.452cm" svg:y2="9.525cm">
          <text:p/>
        </draw:line>
        <draw:line draw:style-name="gr7" draw:text-style-name="P11" draw:layer="layout" svg:x1="13.547cm" svg:y1="10.583cm" svg:x2="15.452cm" svg:y2="10.583cm">
          <text:p/>
        </draw:line>
        <draw:line draw:style-name="gr7" draw:text-style-name="P11" draw:layer="layout" svg:x1="13.547cm" svg:y1="11.642cm" svg:x2="15.452cm" svg:y2="11.642cm">
          <text:p/>
        </draw:line>
        <draw:custom-shape draw:style-name="gr3" draw:text-style-name="P10" draw:layer="layout" svg:width="1.556cm" svg:height="1.023cm" svg:x="15.247cm" svg:y="7.62cm">
          <text:list text:style-name="L1">
            <text:list-header>
              <text:p text:style-name="P1">220</text:p>
            </text:list-header>
          </text:list>
          <draw:enhanced-geometry svg:viewBox="0 0 21600 21600" draw:type="mso-spt202" draw:enhanced-path="M 0 0 L 21600 0 21600 21600 0 21600 0 0 Z N"/>
        </draw:custom-shape>
        <draw:custom-shape draw:style-name="gr3" draw:text-style-name="P10" draw:layer="layout" svg:width="0.853cm" svg:height="1.023cm" svg:x="12.705cm" svg:y="8.467cm">
          <text:list text:style-name="L1">
            <text:list-header>
              <text:p text:style-name="P1">0</text:p>
            </text:list-header>
          </text:list>
          <draw:enhanced-geometry svg:viewBox="0 0 21600 21600" draw:type="mso-spt202" draw:enhanced-path="M 0 0 L 21600 0 21600 21600 0 21600 0 0 Z N"/>
        </draw:custom-shape>
        <draw:custom-shape draw:style-name="gr3" draw:text-style-name="P10" draw:layer="layout" svg:width="0.853cm" svg:height="1.023cm" svg:x="12.705cm" svg:y="9.525cm">
          <text:list text:style-name="L1">
            <text:list-header>
              <text:p text:style-name="P1">1</text:p>
            </text:list-header>
          </text:list>
          <draw:enhanced-geometry svg:viewBox="0 0 21600 21600" draw:type="mso-spt202" draw:enhanced-path="M 0 0 L 21600 0 21600 21600 0 21600 0 0 Z N"/>
        </draw:custom-shape>
        <draw:custom-shape draw:style-name="gr3" draw:text-style-name="P10" draw:layer="layout" svg:width="0.853cm" svg:height="1.023cm" svg:x="12.705cm" svg:y="10.583cm">
          <text:list text:style-name="L1">
            <text:list-header>
              <text:p text:style-name="P1">2</text:p>
            </text:list-header>
          </text:list>
          <draw:enhanced-geometry svg:viewBox="0 0 21600 21600" draw:type="mso-spt202" draw:enhanced-path="M 0 0 L 21600 0 21600 21600 0 21600 0 0 Z N"/>
        </draw:custom-shape>
        <draw:custom-shape draw:style-name="gr3" draw:text-style-name="P10" draw:layer="layout" svg:width="0.853cm" svg:height="1.023cm" svg:x="12.705cm" svg:y="11.642cm">
          <text:list text:style-name="L1">
            <text:list-header>
              <text:p text:style-name="P1">3</text:p>
            </text:list-header>
          </text:list>
          <draw:enhanced-geometry svg:viewBox="0 0 21600 21600" draw:type="mso-spt202" draw:enhanced-path="M 0 0 L 21600 0 21600 21600 0 21600 0 0 Z N"/>
        </draw:custom-shape>
        <draw:line draw:style-name="gr5" draw:text-style-name="P11" draw:layer="layout" svg:x1="15.452cm" svg:y1="8.89cm" svg:x2="17.78cm" svg:y2="8.89cm">
          <text:p/>
        </draw:line>
        <draw:custom-shape draw:style-name="gr45" draw:text-style-name="P2" draw:layer="layout" svg:width="4.022cm" svg:height="0.846cm" svg:x="17.78cm" svg:y="8.467cm">
          <text:p/>
          <draw:enhanced-geometry svg:viewBox="0 0 21600 21600" draw:type="rectangle" draw:enhanced-path="M 0 0 L 21600 0 21600 21600 0 21600 0 0 Z N"/>
        </draw:custom-shape>
        <draw:line draw:style-name="gr5" draw:text-style-name="P11" draw:layer="layout" svg:x1="15.452cm" svg:y1="10.16cm" svg:x2="17.78cm" svg:y2="10.16cm">
          <text:p/>
        </draw:line>
        <draw:line draw:style-name="gr5" draw:text-style-name="P11" draw:layer="layout" svg:x1="15.452cm" svg:y1="11.218cm" svg:x2="17.78cm" svg:y2="11.218cm">
          <text:p/>
        </draw:line>
        <draw:custom-shape draw:style-name="gr45" draw:text-style-name="P2" draw:layer="layout" svg:width="4.022cm" svg:height="0.846cm" svg:x="17.78cm" svg:y="9.737cm">
          <text:p/>
          <draw:enhanced-geometry svg:viewBox="0 0 21600 21600" draw:type="rectangle" draw:enhanced-path="M 0 0 L 21600 0 21600 21600 0 21600 0 0 Z N"/>
        </draw:custom-shape>
        <draw:custom-shape draw:style-name="gr46" draw:text-style-name="P2" draw:layer="layout" svg:width="4.022cm" svg:height="0.847cm" svg:x="17.78cm" svg:y="10.795cm">
          <text:p/>
          <draw:enhanced-geometry svg:viewBox="0 0 21600 21600" draw:type="rectangle" draw:enhanced-path="M 0 0 L 21600 0 21600 21600 0 21600 0 0 Z N"/>
        </draw:custom-shape>
        <draw:line draw:style-name="gr5" draw:text-style-name="P11" draw:layer="layout" svg:x1="15.452cm" svg:y1="12.277cm" svg:x2="17.78cm" svg:y2="12.277cm">
          <text:p/>
        </draw:line>
        <draw:custom-shape draw:style-name="gr46" draw:text-style-name="P2" draw:layer="layout" svg:width="4.022cm" svg:height="0.847cm" svg:x="17.78cm" svg:y="11.853cm">
          <text:p/>
          <draw:enhanced-geometry svg:viewBox="0 0 21600 21600" draw:type="rectangle" draw:enhanced-path="M 0 0 L 21600 0 21600 21600 0 21600 0 0 Z N"/>
        </draw:custom-shape>
        <draw:custom-shape draw:style-name="gr3" draw:text-style-name="P10" draw:layer="layout" svg:width="1.556cm" svg:height="1.023cm" svg:x="13.765cm" svg:y="8.467cm">
          <text:list text:style-name="L1">
            <text:list-header>
              <text:p text:style-name="P1">100</text:p>
            </text:list-header>
          </text:list>
          <draw:enhanced-geometry svg:viewBox="0 0 21600 21600" draw:type="mso-spt202" draw:enhanced-path="M 0 0 L 21600 0 21600 21600 0 21600 0 0 Z N"/>
        </draw:custom-shape>
        <draw:custom-shape draw:style-name="gr3" draw:text-style-name="P10" draw:layer="layout" svg:width="1.556cm" svg:height="1.023cm" svg:x="13.765cm" svg:y="9.525cm">
          <text:list text:style-name="L1">
            <text:list-header>
              <text:p text:style-name="P1">335</text:p>
            </text:list-header>
          </text:list>
          <draw:enhanced-geometry svg:viewBox="0 0 21600 21600" draw:type="mso-spt202" draw:enhanced-path="M 0 0 L 21600 0 21600 21600 0 21600 0 0 Z N"/>
        </draw:custom-shape>
        <draw:custom-shape draw:style-name="gr3" draw:text-style-name="P10" draw:layer="layout" svg:width="1.556cm" svg:height="1.023cm" svg:x="13.765cm" svg:y="10.583cm">
          <text:list text:style-name="L1">
            <text:list-header>
              <text:p text:style-name="P1">678</text:p>
            </text:list-header>
          </text:list>
          <draw:enhanced-geometry svg:viewBox="0 0 21600 21600" draw:type="mso-spt202" draw:enhanced-path="M 0 0 L 21600 0 21600 21600 0 21600 0 0 Z N"/>
        </draw:custom-shape>
        <draw:custom-shape draw:style-name="gr3" draw:text-style-name="P10" draw:layer="layout" svg:width="1.556cm" svg:height="1.023cm" svg:x="13.765cm" svg:y="11.642cm">
          <text:list text:style-name="L1">
            <text:list-header>
              <text:p text:style-name="P1">120</text:p>
            </text:list-header>
          </text:list>
          <draw:enhanced-geometry svg:viewBox="0 0 21600 21600" draw:type="mso-spt202" draw:enhanced-path="M 0 0 L 21600 0 21600 21600 0 21600 0 0 Z N"/>
        </draw:custom-shape>
        <draw:custom-shape draw:style-name="gr47" draw:text-style-name="P2" draw:layer="layout" svg:width="2.964cm" svg:height="1.058cm" svg:x="4.868cm" svg:y="10.372cm">
          <text:p/>
          <draw:enhanced-geometry svg:viewBox="0 0 21600 21600" draw:type="rectangle" draw:enhanced-path="M 0 0 L 21600 0 21600 21600 0 21600 0 0 Z N"/>
        </draw:custom-shape>
        <draw:custom-shape draw:style-name="gr3" draw:text-style-name="P10" draw:layer="layout" svg:width="0.642cm" svg:height="1.023cm" svg:x="5.932cm" svg:y="11.43cm">
          <text:list text:style-name="L1">
            <text:list-header>
              <text:p text:style-name="P1">i</text:p>
            </text:list-header>
          </text:list>
          <draw:enhanced-geometry svg:viewBox="0 0 21600 21600" draw:type="mso-spt202" draw:enhanced-path="M 0 0 L 21600 0 21600 21600 0 21600 0 0 Z N"/>
        </draw:custom-shape>
        <draw:custom-shape draw:style-name="gr3" draw:text-style-name="P10" draw:layer="layout" svg:width="0.853cm" svg:height="1.023cm" svg:x="4.874cm" svg:y="10.372cm">
          <text:list text:style-name="L1">
            <text:list-header>
              <text:p text:style-name="P1">0</text:p>
            </text:list-header>
          </text:list>
          <draw:enhanced-geometry svg:viewBox="0 0 21600 21600" draw:type="mso-spt202" draw:enhanced-path="M 0 0 L 21600 0 21600 21600 0 21600 0 0 Z N"/>
        </draw:custom-shape>
        <draw:custom-shape draw:style-name="gr14" draw:text-style-name="P2" draw:layer="layout" svg:width="0.511cm" svg:height="1.019cm" svg:x="5.671cm" svg:y="10.473cm">
          <text:p/>
          <draw:enhanced-geometry svg:viewBox="0 0 21600 21600" draw:type="mso-spt202" draw:enhanced-path="M 0 0 L 21600 0 21600 21600 0 21600 0 0 Z N"/>
        </draw:custom-shape>
        <draw:custom-shape draw:style-name="gr3" draw:text-style-name="P10" draw:layer="layout" svg:width="0.925cm" svg:height="1.023cm" svg:x="4.873cm" svg:y="10.372cm">
          <text:list text:style-name="L1">
            <text:list-header>
              <text:p text:style-name="P1">X</text:p>
            </text:list-header>
          </text:list>
          <draw:enhanced-geometry svg:viewBox="0 0 21600 21600" draw:type="mso-spt202" draw:enhanced-path="M 0 0 L 21600 0 21600 21600 0 21600 0 0 Z N"/>
        </draw:custom-shape>
        <draw:custom-shape draw:style-name="gr3" draw:text-style-name="P10" draw:layer="layout" svg:width="0.853cm" svg:height="1.023cm" svg:x="5.509cm" svg:y="10.372cm">
          <text:list text:style-name="L1">
            <text:list-header>
              <text:p text:style-name="P1">1</text:p>
            </text:list-header>
          </text:list>
          <draw:enhanced-geometry svg:viewBox="0 0 21600 21600" draw:type="mso-spt202" draw:enhanced-path="M 0 0 L 21600 0 21600 21600 0 21600 0 0 Z N"/>
        </draw:custom-shape>
        <draw:custom-shape draw:style-name="gr3" draw:text-style-name="P10" draw:layer="layout" svg:width="0.853cm" svg:height="1.023cm" svg:x="6.144cm" svg:y="10.372cm">
          <text:list text:style-name="L1">
            <text:list-header>
              <text:p text:style-name="P1">2</text:p>
            </text:list-header>
          </text:list>
          <draw:enhanced-geometry svg:viewBox="0 0 21600 21600" draw:type="mso-spt202" draw:enhanced-path="M 0 0 L 21600 0 21600 21600 0 21600 0 0 Z N"/>
        </draw:custom-shape>
        <draw:custom-shape draw:style-name="gr14" draw:text-style-name="P2" draw:layer="layout" svg:width="0.511cm" svg:height="1.019cm" svg:x="6.941cm" svg:y="10.473cm">
          <text:p/>
          <draw:enhanced-geometry svg:viewBox="0 0 21600 21600" draw:type="mso-spt202" draw:enhanced-path="M 0 0 L 21600 0 21600 21600 0 21600 0 0 Z N"/>
        </draw:custom-shape>
        <draw:custom-shape draw:style-name="gr3" draw:text-style-name="P10" draw:layer="layout" svg:width="0.853cm" svg:height="1.023cm" svg:x="6.779cm" svg:y="10.372cm">
          <text:list text:style-name="L1">
            <text:list-header>
              <text:p text:style-name="P1">3</text:p>
            </text:list-header>
          </text:list>
          <draw:enhanced-geometry svg:viewBox="0 0 21600 21600" draw:type="mso-spt202" draw:enhanced-path="M 0 0 L 21600 0 21600 21600 0 21600 0 0 Z N"/>
        </draw:custom-shape>
        <draw:custom-shape draw:style-name="gr3" draw:text-style-name="P10" draw:layer="layout" svg:width="0.925cm" svg:height="1.023cm" svg:x="5.508cm" svg:y="10.372cm">
          <text:list text:style-name="L1">
            <text:list-header>
              <text:p text:style-name="P1">X</text:p>
            </text:list-header>
          </text:list>
          <draw:enhanced-geometry svg:viewBox="0 0 21600 21600" draw:type="mso-spt202" draw:enhanced-path="M 0 0 L 21600 0 21600 21600 0 21600 0 0 Z N"/>
        </draw:custom-shape>
        <draw:custom-shape draw:style-name="gr3" draw:text-style-name="P10" draw:layer="layout" svg:width="0.925cm" svg:height="1.023cm" svg:x="6.143cm" svg:y="10.372cm">
          <text:list text:style-name="L1">
            <text:list-header>
              <text:p text:style-name="P1">X</text:p>
            </text:list-header>
          </text:list>
          <draw:enhanced-geometry svg:viewBox="0 0 21600 21600" draw:type="mso-spt202" draw:enhanced-path="M 0 0 L 21600 0 21600 21600 0 21600 0 0 Z N"/>
        </draw:custom-shape>
        <draw:custom-shape draw:style-name="gr3" draw:text-style-name="P10" draw:layer="layout" svg:width="0.925cm" svg:height="1.023cm" svg:x="6.778cm" svg:y="10.372cm">
          <text:list text:style-name="L1">
            <text:list-header>
              <text:p text:style-name="P1">X</text:p>
            </text:list-header>
          </text:list>
          <draw:enhanced-geometry svg:viewBox="0 0 21600 21600" draw:type="mso-spt202" draw:enhanced-path="M 0 0 L 21600 0 21600 21600 0 21600 0 0 Z N"/>
        </draw:custom-shape>
        <draw:custom-shape draw:style-name="gr48" draw:text-style-name="P2" draw:layer="layout" svg:width="4.022cm" svg:height="0.423cm" svg:x="17.78cm" svg:y="12.912cm">
          <text:p/>
          <draw:enhanced-geometry svg:viewBox="0 0 912 96" draw:type="non-primitive" draw:enhanced-path="M 0 0  L 0 96  L 912 96  L 912 0  N"/>
        </draw:custom-shape>
        <draw:line draw:style-name="gr5" draw:text-style-name="P11" draw:layer="layout" svg:x1="19.897cm" svg:y1="13.335cm" svg:x2="19.897cm" svg:y2="15.452cm">
          <text:p/>
        </draw:line>
        <draw:custom-shape draw:style-name="gr3" draw:text-style-name="P10" draw:layer="layout" svg:width="4.409cm" svg:height="1.023cm" svg:x="17.789cm" svg:y="15.452cm">
          <text:list text:style-name="L1">
            <text:list-header>
              <text:p text:style-name="P1">80 chars wide</text:p>
            </text:list-header>
          </text:list>
          <draw:enhanced-geometry svg:viewBox="0 0 21600 21600" draw:type="mso-spt202" draw:enhanced-path="M 0 0 L 21600 0 21600 21600 0 21600 0 0 Z N"/>
        </draw:custom-shape>
        <draw:g>
          <draw:custom-shape draw:style-name="gr26" draw:text-style-name="P2" draw:layer="layout" svg:width="1.481cm" svg:height="1.482cm" svg:x="1.48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699cm" svg:y="12.912cm">
            <text:list text:style-name="L1">
              <text:list-header>
                <text:p text:style-name="P1">1</text:p>
              </text:list-header>
            </text:list>
            <draw:enhanced-geometry svg:viewBox="0 0 21600 21600" draw:type="mso-spt202" draw:enhanced-path="M 0 0 L 21600 0 21600 21600 0 21600 0 0 Z N"/>
          </draw:custom-shape>
        </draw:g>
        <draw:line draw:style-name="gr5" draw:text-style-name="P11" draw:layer="layout" svg:x1="2.963cm" svg:y1="13.335cm" svg:x2="4.868cm" svg:y2="13.335cm">
          <text:p/>
        </draw:line>
        <draw:g>
          <draw:custom-shape draw:style-name="gr26" draw:text-style-name="P2" draw:layer="layout" svg:width="1.481cm" svg:height="1.482cm" svg:x="9.102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9.319cm" svg:y="14.182cm">
            <text:list text:style-name="L1">
              <text:list-header>
                <text:p text:style-name="P1">3</text:p>
              </text:list-header>
            </text:list>
            <draw:enhanced-geometry svg:viewBox="0 0 21600 21600" draw:type="mso-spt202" draw:enhanced-path="M 0 0 L 21600 0 21600 21600 0 21600 0 0 Z N"/>
          </draw:custom-shape>
        </draw:g>
        <draw:line draw:style-name="gr5" draw:text-style-name="P11" draw:layer="layout" svg:x1="9.102cm" svg:y1="14.605cm" svg:x2="6.562cm" svg:y2="13.335cm">
          <text:p/>
        </draw:line>
        <draw:g>
          <draw:custom-shape draw:style-name="gr26" draw:text-style-name="P2" draw:layer="layout" svg:width="1.481cm" svg:height="1.482cm" svg:x="1.48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699cm" svg:y="10.372cm">
            <text:list text:style-name="L1">
              <text:list-header>
                <text:p text:style-name="P1">2</text:p>
              </text:list-header>
            </text:list>
            <draw:enhanced-geometry svg:viewBox="0 0 21600 21600" draw:type="mso-spt202" draw:enhanced-path="M 0 0 L 21600 0 21600 21600 0 21600 0 0 Z N"/>
          </draw:custom-shape>
        </draw:g>
        <draw:line draw:style-name="gr5" draw:text-style-name="P11" draw:layer="layout" svg:x1="2.963cm" svg:y1="10.795cm" svg:x2="4.868cm" svg:y2="10.795cm">
          <text:p/>
        </draw:line>
        <draw:g>
          <draw:custom-shape draw:style-name="gr26" draw:text-style-name="P2" draw:layer="layout" svg:width="1.481cm" svg:height="1.482cm" svg:x="9.948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853cm" svg:height="1.023cm" svg:x="10.165cm" svg:y="6.985cm">
            <text:list text:style-name="L1">
              <text:list-header>
                <text:p text:style-name="P1">4</text:p>
              </text:list-header>
            </text:list>
            <draw:enhanced-geometry svg:viewBox="0 0 21600 21600" draw:type="mso-spt202" draw:enhanced-path="M 0 0 L 21600 0 21600 21600 0 21600 0 0 Z N"/>
          </draw:custom-shape>
        </draw:g>
        <draw:line draw:style-name="gr5" draw:text-style-name="P11" draw:layer="layout" svg:x1="9.948cm" svg:y1="7.832cm" svg:x2="7.62cm" svg:y2="10.795cm">
          <text:p/>
        </draw:line>
        <draw:line draw:style-name="gr5" draw:text-style-name="P11" draw:layer="layout" svg:x1="11.218cm" svg:y1="7.832cm" svg:x2="12.7cm" svg:y2="8.89cm">
          <text:p/>
        </draw:line>
        <draw:line draw:style-name="gr5" draw:text-style-name="P11" draw:layer="layout" svg:x1="11.218cm" svg:y1="7.832cm" svg:x2="12.7cm" svg:y2="9.737cm">
          <text:p/>
        </draw:line>
        <draw:line draw:style-name="gr5" draw:text-style-name="P11" draw:layer="layout" svg:x1="11.218cm" svg:y1="7.832cm" svg:x2="12.912cm" svg:y2="11.007cm">
          <text:p/>
        </draw:line>
        <draw:line draw:style-name="gr5" draw:text-style-name="P11" draw:layer="layout" svg:x1="11.218cm" svg:y1="7.832cm" svg:x2="12.7cm" svg:y2="11.853cm">
          <text:p/>
        </draw:line>
        <presentation:notes draw:style-name="dp2">
          <draw:page-thumbnail draw:style-name="gr1" draw:layer="layout" svg:width="7.273cm" svg:height="9.655cm" svg:x="6.063cm" svg:y="1.957cm" draw:page-number="39" presentation:class="page"/>
          <draw:frame presentation:style-name="pr2" draw:text-style-name="P3" draw:layer="layout" svg:width="15.519cm" svg:height="11.586cm" svg:x="1.94cm" svg:y="12.231cm" presentation:class="notes" presentation:placeholder="true">
            <draw:text-box/>
          </draw:frame>
        </presentation:notes>
      </draw:page>
      <draw:page draw:name="page40" draw:style-name="dp1" draw:master-page-name="Default" presentation:presentation-page-layout-name="AL2T1">
        <draw:frame presentation:style-name="pr3" draw:text-style-name="P2" draw:layer="layout" svg:width="22.86cm" svg:height="1.989cm" svg:x="1.27cm" svg:y="0.762cm" presentation:class="title" presentation:user-transformed="true">
          <draw:text-box>
            <text:list text:style-name="L1">
              <text:list-header>
                <text:p text:style-name="P1"><text:span text:style-name="T2">2-D Arrays</text:span></text:p>
              </text:list-header>
            </text:list>
          </draw:text-box>
        </draw:frame>
        <draw:frame presentation:style-name="pr14" draw:text-style-name="P2" draw:layer="layout" svg:width="22.86cm" svg:height="14.605cm" svg:x="1.27cm" svg:y="3.174cm" presentation:class="outline" presentation:user-transformed="true">
          <draw:text-box>
            <text:list text:style-name="L10">
              <text:list-item>
                <text:p text:style-name="P5"><text:span text:style-name="T18">Create a pointer on the stack that will point to a group of pointers</text:span></text:p>
              </text:list-item>
              <text:list-item>
                <text:p text:style-name="P5"><text:span text:style-name="T18">Create a local variable on the stack</text:span></text:p>
              </text:list-item>
              <text:list-item>
                <text:p text:style-name="P5"><text:span text:style-name="T18">Make names point to an array of 5 pointers to characters. This array is located on the heap.</text:span></text:p>
              </text:list-item>
              <text:list-item>
                <text:p text:style-name="P5"><text:span text:style-name="T18">Go through each pointer in the array and make it point at an 80 character array. Each of these 80 character arrays is also located on the heap</text:span></text:p>
              </text:list-item>
              <text:list-item>
                <text:p text:style-name="P5"><text:span text:style-name="T18">Freeing each of the 80 character arrays. (not shown on diagram).</text:span></text:p>
              </text:list-item>
              <text:list-item>
                <text:p text:style-name="P5"><text:span text:style-name="T18">Free the array of pointers. (not shown on the diagram)</text:span></text:p>
              </text:list-item>
            </text:list>
          </draw:text-box>
        </draw:frame>
        <presentation:notes draw:style-name="dp2">
          <draw:page-thumbnail draw:style-name="gr1" draw:layer="layout" svg:width="7.273cm" svg:height="9.655cm" svg:x="6.063cm" svg:y="1.957cm" draw:page-number="40" presentation:class="page"/>
          <draw:frame presentation:style-name="pr2" draw:text-style-name="P3" draw:layer="layout" svg:width="15.519cm" svg:height="11.586cm" svg:x="1.94cm" svg:y="12.23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svg:font-family="'Noto Sans'" style:font-family-generic="system" style:font-pitch="variable"/>
  </office:font-face-decls>
  <office:styles>
    <draw:fill-image draw:name="Bitmap_20_1" draw:display-name="Bitmap 1" xlink:href="Pictures/1000000000000008000000089F899E7E55A86281.png" xlink:type="simple" xlink:show="embed" xlink:actuate="onLoad"/>
    <draw:fill-image draw:name="Bitmap_20_2" draw:display-name="Bitmap 2" xlink:href="Pictures/100000000000000800000008FB8AA518A83885C8.png" xlink:type="simple" xlink:show="embed" xlink:actuate="onLoad"/>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style:font-family-asian="'Noto Sans'" style:font-family-generic-asian="system" style:font-pitch-asian="variable" style:font-size-asian="18pt" style:font-style-asian="normal" style:font-weight-asian="normal" style:font-name-complex="Noto Sans"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style:font-family-asian="'Noto Sans'" style:font-family-generic-asian="system" style:font-pitch-asian="variable" style:font-size-asian="12pt" style:font-style-asian="normal" style:font-weight-asian="normal" style:font-name-complex="Noto Sans" style:font-family-complex="'Noto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style:font-family-asian="'Noto Sans'"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style:font-family-asian="'Noto Sans'"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Noto Sans" style:font-family-asian="'Noto Sans'"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4cm" fo:page-height="25.75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89cm" fo:min-width="0cm" fo:padding-top="0.129cm" fo:padding-bottom="0.129cm" fo:padding-left="0.258cm" fo:padding-right="0.258cm" fo:wrap-option="wrap"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88cm" fo:min-width="0cm" fo:padding-top="0.129cm" fo:padding-bottom="0.129cm" fo:padding-left="0.258cm" fo:padding-right="0.258cm" fo:wrap-option="wrap" draw:shadow-color="#808080"/>
    </style:style>
    <style:style style:name="Mgr4" style:family="graphic" style:parent-style-name="standard">
      <style:graphic-properties draw:stroke="none" draw:fill="none" draw:fill-color="#bbe0e3" draw:textarea-horizontal-align="justify" draw:textarea-vertical-align="top" draw:auto-grow-height="false" draw:auto-grow-width="false" fo:min-height="1.324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style>
    <style:style style:name="MP3" style:family="paragraph">
      <loext:graphic-properties draw:fill="none" draw:fill-color="#bbe0e3"/>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loext:graphic-properties draw:fill="none" draw:fill-color="#bbe0e3"/>
      <style:paragraph-properties fo:margin-left="0cm" fo:margin-right="0cm" fo:text-align="end" fo:text-indent="0cm" style:writing-mode="lr-tb" style:font-independent-line-spacing="true"/>
    </style:style>
    <style:style style:name="MP6" style:family="paragraph">
      <style:paragraph-properties fo:margin-left="0cm" fo:margin-right="0cm" fo:text-align="center" fo:text-indent="0cm"/>
    </style:style>
    <style:style style:name="MP7" style:family="paragraph">
      <loext:graphic-properties draw:fill="none" draw:fill-color="#bbe0e3"/>
      <style:paragraph-properties fo:margin-left="0cm" fo:margin-right="0cm" fo:text-align="center" fo:text-indent="0cm" style:writing-mode="lr-tb" style:font-independent-line-spacing="true"/>
    </style:style>
    <style:style style:name="MT1" style:family="text">
      <style:text-properties fo:color="#000000" fo:font-size="12pt" style:font-size-asian="12pt" style:font-size-complex="12pt"/>
    </style:style>
    <style:style style:name="MT2"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cm" svg:height="25.75cm" svg:x="0cm" svg:y="0cm">
        <text:p/>
      </draw:rect>
      <draw:frame draw:style-name="Mgr2" draw:text-style-name="MP3" draw:layer="backgroundobjects" svg:width="8.409cm" svg:height="1.288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409cm" svg:height="1.288cm" svg:x="10.988cm" svg:y="0cm" presentation:class="date-time">
        <draw:text-box>
          <text:list text:style-name="ML1">
            <text:list-header>
              <text:p text:style-name="MP4"><text:span text:style-name="MT1"><presentation:date-time/></text:span></text:p>
            </text:list-header>
          </text:list>
        </draw:text-box>
      </draw:frame>
      <draw:frame draw:style-name="Mgr3" draw:text-style-name="MP3" draw:layer="backgroundobjects" svg:width="8.409cm" svg:height="1.287cm" svg:x="-0.001cm" svg:y="24.46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409cm" svg:height="1.287cm" svg:x="10.988cm" svg:y="24.4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199cm" svg:height="6.149cm" svg:x="1cm" svg:y="2.408cm"/>
      <draw:page-thumbnail draw:layer="backgroundobjects" svg:width="8.199cm" svg:height="6.149cm" svg:x="1cm" svg:y="9.8cm"/>
      <draw:page-thumbnail draw:layer="backgroundobjects" svg:width="8.199cm" svg:height="6.149cm" svg:x="1cm" svg:y="17.192cm"/>
      <draw:page-thumbnail draw:layer="backgroundobjects" svg:width="8.199cm" svg:height="6.149cm" svg:x="10.2cm" svg:y="2.408cm"/>
      <draw:page-thumbnail draw:layer="backgroundobjects" svg:width="8.199cm" svg:height="6.149cm" svg:x="10.2cm" svg:y="9.8cm"/>
      <draw:page-thumbnail draw:layer="backgroundobjects" svg:width="8.199cm" svg:height="6.149cm" svg:x="10.2cm" svg:y="17.192cm"/>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draw:style-name="Mgr4" draw:text-style-name="MP3" draw:layer="backgroundobjects" svg:width="5.927cm" svg:height="1.323cm" svg:x="1.269cm" svg:y="17.347cm" presentation:class="date-time">
        <draw:text-box>
          <text:list text:style-name="ML1">
            <text:list-header>
              <text:p text:style-name="MP2"><text:span text:style-name="MT2"><presentation:date-time/></text:span></text:p>
            </text:list-header>
          </text:list>
        </draw:text-box>
      </draw:frame>
      <draw:frame draw:style-name="Mgr4" draw:text-style-name="MP7" draw:layer="backgroundobjects" svg:width="8.044cm" svg:height="1.323cm" svg:x="8.678cm" svg:y="17.347cm" presentation:class="footer">
        <draw:text-box>
          <text:list text:style-name="ML1">
            <text:list-header>
              <text:p text:style-name="MP6"><text:span text:style-name="MT2"><presentation:footer/></text:span></text:p>
            </text:list-header>
          </text:list>
        </draw:text-box>
      </draw:frame>
      <draw:frame draw:style-name="Mgr4" draw:text-style-name="MP5" draw:layer="backgroundobjects" svg:width="5.927cm" svg:height="1.323cm" svg:x="18.202cm" svg:y="17.347cm" presentation:class="page-number">
        <draw:text-box>
          <text:list text:style-name="ML1">
            <text:list-header>
              <text:p text:style-name="MP4"><text:span text:style-name="MT2"><text:page-number>&lt;number&gt;</text:page-number></text:span></text:p>
            </text:list-header>
          </text:list>
        </draw:text-box>
      </draw:frame>
      <presentation:notes style:page-layout-name="PM0">
        <draw:page-thumbnail presentation:style-name="Default-title" draw:layer="backgroundobjects" svg:width="0cm" svg:height="0cm" svg:x="0cm" svg:y="1.957cm" presentation:class="page"/>
        <draw:frame presentation:style-name="Default-notes" draw:layer="backgroundobjects" svg:width="15.519cm" svg:height="11.586cm" svg:x="1.94cm" svg:y="12.23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 Tutorial - Pointers</dc:title>
    <meta:initial-creator>mattmcc</meta:initial-creator>
    <meta:creation-date>2002-01-24T16:13:41.111000000</meta:creation-date>
    <dc:date>2017-07-25T16:01:16.802481646</dc:date>
    <meta:editing-cycles>53</meta:editing-cycles>
    <meta:editing-duration>PT4H59M25S</meta:editing-duration>
    <meta:generator>LibreOffice/5.2.7.2$Linux_X86_64 LibreOffice_project/20m0$Build-2</meta:generator>
    <meta:document-statistic meta:object-count="720"/>
  </office:meta>
</office:document-meta>
</file>